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Grande" svg:font-family="LucidaGrande"/>
    <style:font-face style:name="Verdana11" svg:font-family="Verdana1"/>
    <style:font-face style:name="F" svg:font-family="" style:font-family-generic="roman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469cm"/>
    </style:style>
    <style:style style:name="co14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907cm"/>
    </style:style>
    <style:style style:name="co4" style:family="table-column">
      <style:table-column-properties fo:break-before="auto" style:column-width="24.786cm"/>
    </style:style>
    <style:style style:name="co5" style:family="table-column">
      <style:table-column-properties fo:break-before="auto" style:column-width="6.969cm"/>
    </style:style>
    <style:style style:name="co6" style:family="table-column">
      <style:table-column-properties fo:break-before="auto" style:column-width="2.31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3.598cm"/>
    </style:style>
    <style:style style:name="co10" style:family="table-column">
      <style:table-column-properties fo:break-before="auto" style:column-width="5.323cm"/>
    </style:style>
    <style:style style:name="co11" style:family="table-column">
      <style:table-column-properties fo:break-before="auto" style:column-width="20.062cm"/>
    </style:style>
    <style:style style:name="co12" style:family="table-column">
      <style:table-column-properties fo:break-before="auto" style:column-width="5.094cm"/>
    </style:style>
    <style:style style:name="co15" style:family="table-column">
      <style:table-column-properties fo:break-before="auto" style:column-width="4.235cm"/>
    </style:style>
    <style:style style:name="co16" style:family="table-column">
      <style:table-column-properties fo:break-before="auto" style:column-width="4.521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519cm" fo:break-before="auto" style:use-optimal-row-height="true"/>
    </style:style>
    <style:style style:name="ro5" style:family="table-row">
      <style:table-row-properties style:row-height="0.995cm" fo:break-before="auto" style:use-optimal-row-height="true"/>
    </style:style>
    <style:style style:name="ro6" style:family="table-row">
      <style:table-row-properties style:row-height="0.536cm" fo:break-before="auto" style:use-optimal-row-height="true"/>
    </style:style>
    <style:style style:name="ro7" style:family="table-row">
      <style:table-row-properties style:row-height="1.016cm" fo:break-before="auto" style:use-optimal-row-height="true"/>
    </style:style>
    <style:style style:name="ro8" style:family="table-row">
      <style:table-row-properties style:row-height="0.413cm" fo:break-before="auto" style:use-optimal-row-height="false"/>
    </style:style>
    <style:style style:name="ta2" style:family="table" style:master-page-name="PageStyle_5f_artifact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5" style:family="table-cell" style:parent-style-name="Default" style:data-style-name="N0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ext-properties fo:color="#c41a16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ext-properties style:font-name="Verdana" style:font-name-asian="SimSun" style:font-name-complex="Lucida Sans"/>
    </style:style>
    <style:style style:name="ce8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ff0000" fo:wrap-option="wrap"/>
    </style:style>
    <style:style style:name="ce11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="none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ext-properties style:text-outline="false" style:text-line-through-style="none" style:font-name="Verdana1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font-name="Verdana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ext-properties fo:color="#000000" style:text-outline="false" style:text-line-through-style="none" style:font-name="Verdana1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name="Verdana1" fo:font-size="11pt" style:font-size-asian="11pt" style:font-size-complex="11pt"/>
    </style:style>
    <style:style style:name="T2" style:family="text">
      <style:text-properties fo:color="#000000" style:font-name="Verdana1" fo:font-size="11pt" style:font-name-asian="LucidaGrande" style:font-size-asian="11pt" style:font-name-complex="LucidaGrande" style:font-size-complex="11pt"/>
    </style:style>
    <style:style style:name="T3" style:family="text">
      <style:text-properties fo:color="#000000" style:font-name="Verdana1" fo:font-size="11pt" style:font-name-asian="Calibri" style:font-size-asian="11pt" style:font-name-complex="Calibri" style:font-size-complex="11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3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1014" table:default-cell-style-name="Default"/>
        <table:table-row table:style-name="ro4">
          <table:table-cell table:style-name="ce6" office:value-type="string">
            <text:p>RuleID</text:p>
          </table:table-cell>
          <table:table-cell table:style-name="ce6" office:value-type="string">
            <text:p>rulenote</text:p>
          </table:table-cell>
          <table:table-cell table:style-name="ce6" office:value-type="string">
            <text:p>target</text:p>
          </table:table-cell>
          <table:table-cell table:style-name="ce6" office:value-type="string">
            <text:p>errorlevel</text:p>
          </table:table-cell>
          <table:table-cell table:style-name="ce6" office:value-type="string">
            <text:p>source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atus</text:p>
          </table:table-cell>
          <table:table-cell table:style-name="ce11" office:value-type="string">
            <text:p>comment</text:p>
          </table:table-cell>
          <table:table-cell table:style-name="ce6" office:value-type="string">
            <text:p>resolution</text:p>
          </table:table-cell>
          <table:table-cell table:style-name="ce6" table:number-columns-repeated="1014"/>
        </table:table-row>
        <table:table-row table:style-name="ro4">
          <table:table-cell table:style-name="ce7" office:value-type="string">
            <text:p>UBL-SR-36</text:p>
          </table:table-cell>
          <table:table-cell table:style-name="ce8" office:value-type="string">
            <text:p>Supporting document identifier shall occur maximum once</text:p>
          </table:table-cell>
          <table:table-cell office:value-type="string">
            <text:p>Additional supporting document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SR-37</text:p>
          </table:table-cell>
          <table:table-cell table:style-name="ce8" office:value-type="string">
            <text:p>Supporting document description shall occur maximum once</text:p>
          </table:table-cell>
          <table:table-cell office:value-type="string">
            <text:p>Additional supporting document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01</text:p>
          </table:table-cell>
          <table:table-cell office:value-type="string">
            <text:p>Amounts shall be decimal up to two fraction digits</text:p>
          </table:table-cell>
          <table:table-cell office:value-type="string">
            <text:p>Amount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06</text:p>
          </table:table-cell>
          <table:table-cell office:value-type="string">
            <text:p>Binary object elements shall contain the mime code attribute</text:p>
          </table:table-cell>
          <table:table-cell office:value-type="string">
            <text:p>Binary object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07</text:p>
          </table:table-cell>
          <table:table-cell office:value-type="string">
            <text:p>Binary object elements shall contain the file name attribute</text:p>
          </table:table-cell>
          <table:table-cell office:value-type="string">
            <text:p>Binary object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05</text:p>
          </table:table-cell>
          <table:table-cell office:value-type="string">
            <text:p>Coded data elements shall contain the list identifier attribute</text:p>
          </table:table-cell>
          <table:table-cell office:value-type="string">
            <text:p>Code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SR-25</text:p>
          </table:table-cell>
          <table:table-cell table:style-name="ce8" office:value-type="string">
            <text:p>Deliver to party name shall occur maximum once</text:p>
          </table:table-cell>
          <table:table-cell office:value-type="string">
            <text:p>Deliver to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UBL-SR-30</text:p>
          </table:table-cell>
          <table:table-cell table:style-name="ce8" office:value-type="string">
            <text:p>Document level allowance reason shall occur maximum once</text:p>
          </table:table-cell>
          <table:table-cell office:value-type="string">
            <text:p>Document level allowance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SR-31</text:p>
          </table:table-cell>
          <table:table-cell table:style-name="ce8" office:value-type="string">
            <text:p>Document level charge reason shall occur maximum once</text:p>
          </table:table-cell>
          <table:table-cell office:value-type="string">
            <text:p>Document level charge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UBL-SR-32</text:p>
          </table:table-cell>
          <table:table-cell table:style-name="ce8" office:value-type="string">
            <text:p>Document level charge reason code shall occur maximum once</text:p>
          </table:table-cell>
          <table:table-cell office:value-type="string">
            <text:p>Document level charge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01</text:p>
          </table:table-cell>
          <table:table-cell office:value-type="string">
            <text:p>A UBL invoice should not include extensio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02</text:p>
          </table:table-cell>
          <table:table-cell office:value-type="string">
            <text:p>A UBL invoice should not include the UBL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03</text:p>
          </table:table-cell>
          <table:table-cell office:value-type="string">
            <text:p>A UBL invoice should not include the ProfileExecutionID 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04</text:p>
          </table:table-cell>
          <table:table-cell office:value-type="string">
            <text:p>A UBL invoice should not include the CopyIndicator 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05</text:p>
          </table:table-cell>
          <table:table-cell office:value-type="string">
            <text:p>A UBL invoice should not include the UUID 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06</text:p>
          </table:table-cell>
          <table:table-cell office:value-type="string">
            <text:p>A UBL invoice should not include the IssueTime 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07</text:p>
          </table:table-cell>
          <table:table-cell office:value-type="string">
            <text:p>A UBL invoice should not include the Pricing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08</text:p>
          </table:table-cell>
          <table:table-cell office:value-type="string">
            <text:p>A UBL invoice should not include the Payment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09</text:p>
          </table:table-cell>
          <table:table-cell office:value-type="string">
            <text:p>A UBL invoice should not include the PaymentAlternative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10</text:p>
          </table:table-cell>
          <table:table-cell office:value-type="string">
            <text:p>A UBL invoice should not include th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11</text:p>
          </table:table-cell>
          <table:table-cell office:value-type="string">
            <text:p>A UBL invoice should not include the LineCount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12</text:p>
          </table:table-cell>
          <table:table-cell office:value-type="string">
            <text:p>A UBL invoice should not include the InvoicePeriod Start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13</text:p>
          </table:table-cell>
          <table:table-cell office:value-type="string">
            <text:p>A UBL invoice should not include the InvoicePeriod End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14</text:p>
          </table:table-cell>
          <table:table-cell office:value-type="string">
            <text:p>A UBL invoice should not include the InvoicePeriod Duration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15</text:p>
          </table:table-cell>
          <table:table-cell office:value-type="string">
            <text:p>A UBL invoice should not include the InvoicePeriod Descrip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16</text:p>
          </table:table-cell>
          <table:table-cell office:value-type="string">
            <text:p>A UBL invoice should not include the InvoicePeriod 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17</text:p>
          </table:table-cell>
          <table:table-cell office:value-type="string">
            <text:p>A UBL invoice should not include the Order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18</text:p>
          </table:table-cell>
          <table:table-cell office:value-type="string">
            <text:p>A UBL invoice should not include the Order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19</text:p>
          </table:table-cell>
          <table:table-cell office:value-type="string">
            <text:p>A UBL invoice should not include the Order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20</text:p>
          </table:table-cell>
          <table:table-cell office:value-type="string">
            <text:p>A UBL invoice should not include the Order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21</text:p>
          </table:table-cell>
          <table:table-cell office:value-type="string">
            <text:p>A UBL invoice should not include the OrderReference Customer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22</text:p>
          </table:table-cell>
          <table:table-cell office:value-type="string">
            <text:p>A UBL invoice should not include the OrderReference Order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23</text:p>
          </table:table-cell>
          <table:table-cell office:value-type="string">
            <text:p>A UBL invoice should not include the OrderReference 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24</text:p>
          </table:table-cell>
          <table:table-cell office:value-type="string">
            <text:p>A UBL invoice should not include the Billing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25</text:p>
          </table:table-cell>
          <table:table-cell office:value-type="string">
            <text:p>A UBL invoice should not include the Billing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26</text:p>
          </table:table-cell>
          <table:table-cell office:value-type="string">
            <text:p>A UBL invoice should not include the Billing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27</text:p>
          </table:table-cell>
          <table:table-cell office:value-type="string">
            <text:p>A UBL invoice should not include the Billing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28</text:p>
          </table:table-cell>
          <table:table-cell office:value-type="string">
            <text:p>A UBL invoice should not include the Billing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29</text:p>
          </table:table-cell>
          <table:table-cell office:value-type="string">
            <text:p>A UBL invoice should not include the Billing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30</text:p>
          </table:table-cell>
          <table:table-cell office:value-type="string">
            <text:p>A UBL invoice should not include the Billing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31</text:p>
          </table:table-cell>
          <table:table-cell office:value-type="string">
            <text:p>A UBL invoice should not include the Billing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32</text:p>
          </table:table-cell>
          <table:table-cell office:value-type="string">
            <text:p>A UBL invoice should not include the Billing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33</text:p>
          </table:table-cell>
          <table:table-cell office:value-type="string">
            <text:p>A UBL invoice should not include the Billing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34</text:p>
          </table:table-cell>
          <table:table-cell office:value-type="string">
            <text:p>A UBL invoice should not include the BillingReference Documen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35</text:p>
          </table:table-cell>
          <table:table-cell office:value-type="string">
            <text:p>A UBL invoice should not include the Billing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36</text:p>
          </table:table-cell>
          <table:table-cell office:value-type="string">
            <text:p>A UBL invoice should not include the Billing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37</text:p>
          </table:table-cell>
          <table:table-cell office:value-type="string">
            <text:p>A UBL invoice should not include the Billing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38</text:p>
          </table:table-cell>
          <table:table-cell office:value-type="string">
            <text:p>A UBL invoice should not include the Billing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39</text:p>
          </table:table-cell>
          <table:table-cell office:value-type="string">
            <text:p>A UBL invoice should not include the BillingReference SelfBilledInvoic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40</text:p>
          </table:table-cell>
          <table:table-cell office:value-type="string">
            <text:p>A UBL invoice should not include the BillingReference CreditNot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41</text:p>
          </table:table-cell>
          <table:table-cell office:value-type="string">
            <text:p>A UBL invoice should not include the BillingReference SelfBilledCreditNot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42</text:p>
          </table:table-cell>
          <table:table-cell office:value-type="string">
            <text:p>A UBL invoice should not include the BillingReference DebitNot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43</text:p>
          </table:table-cell>
          <table:table-cell office:value-type="string">
            <text:p>A UBL invoice should not include the BillingReference Reminder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44</text:p>
          </table:table-cell>
          <table:table-cell office:value-type="string">
            <text:p>A UBL invoice should not include the BillingReference Additional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45</text:p>
          </table:table-cell>
          <table:table-cell office:value-type="string">
            <text:p>A UBL invoice should not include the BillingReference BillingReferenceLin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46</text:p>
          </table:table-cell>
          <table:table-cell office:value-type="string">
            <text:p>A UBL invoice should not include the Despatch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47</text:p>
          </table:table-cell>
          <table:table-cell office:value-type="string">
            <text:p>A UBL invoice should not include the Despatch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48</text:p>
          </table:table-cell>
          <table:table-cell office:value-type="string">
            <text:p>A UBL invoice should not include the Despatch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49</text:p>
          </table:table-cell>
          <table:table-cell office:value-type="string">
            <text:p>A UBL invoice should not include the Despatch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50</text:p>
          </table:table-cell>
          <table:table-cell office:value-type="string">
            <text:p>A UBL invoice should not include the Despatch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51</text:p>
          </table:table-cell>
          <table:table-cell office:value-type="string">
            <text:p>A UBL invoice should not include the DespatchDocument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52</text:p>
          </table:table-cell>
          <table:table-cell office:value-type="string">
            <text:p>A UBL invoice should not include the Despatch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53</text:p>
          </table:table-cell>
          <table:table-cell office:value-type="string">
            <text:p>A UBL invoice should not include the Despatch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54</text:p>
          </table:table-cell>
          <table:table-cell office:value-type="string">
            <text:p>A UBL invoice should not include the Despatch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55</text:p>
          </table:table-cell>
          <table:table-cell office:value-type="string">
            <text:p>A UBL invoice should not include the Despatch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56</text:p>
          </table:table-cell>
          <table:table-cell office:value-type="string">
            <text:p>A UBL invoice should not include the Despatch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57</text:p>
          </table:table-cell>
          <table:table-cell office:value-type="string">
            <text:p>A UBL invoice should not include the Despatch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58</text:p>
          </table:table-cell>
          <table:table-cell office:value-type="string">
            <text:p>A UBL invoice should not include the DespatchDocument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59</text:p>
          </table:table-cell>
          <table:table-cell office:value-type="string">
            <text:p>A UBL invoice should not include the Despatch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60</text:p>
          </table:table-cell>
          <table:table-cell office:value-type="string">
            <text:p>A UBL invoice should not include the Despatch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61</text:p>
          </table:table-cell>
          <table:table-cell office:value-type="string">
            <text:p>A UBL invoice should not include the Despatch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62</text:p>
          </table:table-cell>
          <table:table-cell office:value-type="string">
            <text:p>A UBL invoice should not include the Receipt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63</text:p>
          </table:table-cell>
          <table:table-cell office:value-type="string">
            <text:p>A UBL invoice should not include the Receipt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64</text:p>
          </table:table-cell>
          <table:table-cell office:value-type="string">
            <text:p>A UBL invoice should not include the Receipt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65</text:p>
          </table:table-cell>
          <table:table-cell office:value-type="string">
            <text:p>A UBL invoice should not include the Receipt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66</text:p>
          </table:table-cell>
          <table:table-cell office:value-type="string">
            <text:p>A UBL invoice should not include the Receipt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67</text:p>
          </table:table-cell>
          <table:table-cell office:value-type="string">
            <text:p>A UBL invoice should not include the ReceiptDocument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68</text:p>
          </table:table-cell>
          <table:table-cell office:value-type="string">
            <text:p>A UBL invoice should not include the Receipt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69</text:p>
          </table:table-cell>
          <table:table-cell office:value-type="string">
            <text:p>A UBL invoice should not include the Receipt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70</text:p>
          </table:table-cell>
          <table:table-cell office:value-type="string">
            <text:p>A UBL invoice should not include the Receipt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71</text:p>
          </table:table-cell>
          <table:table-cell office:value-type="string">
            <text:p>A UBL invoice should not include the Receipt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72</text:p>
          </table:table-cell>
          <table:table-cell office:value-type="string">
            <text:p>A UBL invoice should not include the Receipt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73</text:p>
          </table:table-cell>
          <table:table-cell office:value-type="string">
            <text:p>A UBL invoice should not include the Receipt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74</text:p>
          </table:table-cell>
          <table:table-cell office:value-type="string">
            <text:p>A UBL invoice should not include the ReceiptDocument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75</text:p>
          </table:table-cell>
          <table:table-cell office:value-type="string">
            <text:p>A UBL invoice should not include the Receipt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76</text:p>
          </table:table-cell>
          <table:table-cell office:value-type="string">
            <text:p>A UBL invoice should not include the Receipt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77</text:p>
          </table:table-cell>
          <table:table-cell office:value-type="string">
            <text:p>A UBL invoice should not include the Receipt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78</text:p>
          </table:table-cell>
          <table:table-cell office:value-type="string">
            <text:p>A UBL invoice should not include the Statement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79</text:p>
          </table:table-cell>
          <table:table-cell office:value-type="string">
            <text:p>A UBL invoice should not include the Originator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80</text:p>
          </table:table-cell>
          <table:table-cell office:value-type="string">
            <text:p>A UBL invoice should not include the Contract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81</text:p>
          </table:table-cell>
          <table:table-cell office:value-type="string">
            <text:p>A UBL invoice should not include the Contract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82</text:p>
          </table:table-cell>
          <table:table-cell office:value-type="string">
            <text:p>A UBL invoice should not include the Contract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83</text:p>
          </table:table-cell>
          <table:table-cell office:value-type="string">
            <text:p>A UBL invoice should not include the Contract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84</text:p>
          </table:table-cell>
          <table:table-cell office:value-type="string">
            <text:p>A UBL invoice should not include the Contract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85</text:p>
          </table:table-cell>
          <table:table-cell office:value-type="string">
            <text:p>A UBL invoice should not include the ContractDocumentReference Document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86</text:p>
          </table:table-cell>
          <table:table-cell office:value-type="string">
            <text:p>A UBL invoice should not include the Contract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87</text:p>
          </table:table-cell>
          <table:table-cell office:value-type="string">
            <text:p>A UBL invoice should not include the Contract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88</text:p>
          </table:table-cell>
          <table:table-cell office:value-type="string">
            <text:p>A UBL invoice should not include the Contract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89</text:p>
          </table:table-cell>
          <table:table-cell office:value-type="string">
            <text:p>A UBL invoice should not include the Contract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90</text:p>
          </table:table-cell>
          <table:table-cell office:value-type="string">
            <text:p>A UBL invoice should not include the Contract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91</text:p>
          </table:table-cell>
          <table:table-cell office:value-type="string">
            <text:p>A UBL invoice should not include the Contract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92</text:p>
          </table:table-cell>
          <table:table-cell office:value-type="string">
            <text:p>A UBL invoice should not include the ContractDocumentReference Attach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93</text:p>
          </table:table-cell>
          <table:table-cell office:value-type="string">
            <text:p>A UBL invoice should not include the Contract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94</text:p>
          </table:table-cell>
          <table:table-cell office:value-type="string">
            <text:p>A UBL invoice should not include the Contract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95</text:p>
          </table:table-cell>
          <table:table-cell office:value-type="string">
            <text:p>A UBL invoice should not include the Contract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96</text:p>
          </table:table-cell>
          <table:table-cell office:value-type="string">
            <text:p>A UBL invoice should not include the AdditionalDocumentReference Copy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97</text:p>
          </table:table-cell>
          <table:table-cell office:value-type="string">
            <text:p>A UBL invoice should not include the AdditionalDocument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98</text:p>
          </table:table-cell>
          <table:table-cell office:value-type="string">
            <text:p>A UBL invoice should not include the AdditionalDocumentReference Iss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099</text:p>
          </table:table-cell>
          <table:table-cell office:value-type="string">
            <text:p>A UBL invoice should not include the AdditionalDocumentReference Issue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00</text:p>
          </table:table-cell>
          <table:table-cell office:value-type="string">
            <text:p>A UBL invoice should not include the AdditionalDocumentReference Docume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01</text:p>
          </table:table-cell>
          <table:table-cell office:value-type="string">
            <text:p>A UBL invoice should not include the AdditionalDocumentReference Xpat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02</text:p>
          </table:table-cell>
          <table:table-cell office:value-type="string">
            <text:p>A UBL invoice should not include the AdditionalDocumentReference Languag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03</text:p>
          </table:table-cell>
          <table:table-cell office:value-type="string">
            <text:p>A UBL invoice should not include the AdditionalDocumentReferenc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04</text:p>
          </table:table-cell>
          <table:table-cell office:value-type="string">
            <text:p>A UBL invoice should not include the AdditionalDocumentReference Vers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05</text:p>
          </table:table-cell>
          <table:table-cell office:value-type="string">
            <text:p>A UBL invoice should not include the AdditionalDocumentReference Document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06</text:p>
          </table:table-cell>
          <table:table-cell office:value-type="string">
            <text:p>A UBL invoice should not include the AdditionalDocumentReference Document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07</text:p>
          </table:table-cell>
          <table:table-cell office:value-type="string">
            <text:p>A UBL invoice should not include the AdditionalDocumentReference Attachment External DocumentHas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08</text:p>
          </table:table-cell>
          <table:table-cell office:value-type="string">
            <text:p>A UBL invoice should not include the AdditionalDocumentReference Attachment External HashAlgorithmMeth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09</text:p>
          </table:table-cell>
          <table:table-cell office:value-type="string">
            <text:p>A UBL invoice should not include the AdditionalDocumentReference Attachment External Expiry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10</text:p>
          </table:table-cell>
          <table:table-cell office:value-type="string">
            <text:p>A UBL invoice should not include the AdditionalDocumentReference Attachment External Expiry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11</text:p>
          </table:table-cell>
          <table:table-cell office:value-type="string">
            <text:p>A UBL invoice should not include the AdditionalDocumentReference Attachment External Mim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12</text:p>
          </table:table-cell>
          <table:table-cell office:value-type="string">
            <text:p>A UBL invoice should not include the AdditionalDocumentReference Attachment External 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13</text:p>
          </table:table-cell>
          <table:table-cell office:value-type="string">
            <text:p>A UBL invoice should not include the AdditionalDocumentReference Attachment External Encoding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14</text:p>
          </table:table-cell>
          <table:table-cell office:value-type="string">
            <text:p>A UBL invoice should not include the AdditionalDocumentReference Attachment External CharacterSe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15</text:p>
          </table:table-cell>
          <table:table-cell office:value-type="string">
            <text:p>A UBL invoice should not include the AdditionalDocumentReference Attachment External File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16</text:p>
          </table:table-cell>
          <table:table-cell office:value-type="string">
            <text:p>A UBL invoice should not include the AdditionalDocumentReference Attachment External Descripr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17</text:p>
          </table:table-cell>
          <table:table-cell office:value-type="string">
            <text:p>A UBL invoice should not include the AdditionalDocumentReferen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18</text:p>
          </table:table-cell>
          <table:table-cell office:value-type="string">
            <text:p>A UBL invoice should not include the AdditionalDocumentReference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19</text:p>
          </table:table-cell>
          <table:table-cell office:value-type="string">
            <text:p>A UBL invoice should not include the AdditionalDocumentReference ResultOfVer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20</text:p>
          </table:table-cell>
          <table:table-cell office:value-type="string">
            <text:p>A UBL invoice should not include the Signat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21</text:p>
          </table:table-cell>
          <table:table-cell office:value-type="string">
            <text:p>A UBL invoice should not include the AccountingSupplierParty CustomerAssigned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22</text:p>
          </table:table-cell>
          <table:table-cell office:value-type="string">
            <text:p>A UBL invoice should not include the AccountingSupplierParty Additional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23</text:p>
          </table:table-cell>
          <table:table-cell office:value-type="string">
            <text:p>A UBL invoice should not include the AccountingSupplierParty DataSendingCapabil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24</text:p>
          </table:table-cell>
          <table:table-cell office:value-type="string">
            <text:p>A UBL invoice should not include the AccountingSupplierParty 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25</text:p>
          </table:table-cell>
          <table:table-cell office:value-type="string">
            <text:p>A UBL invoice should not include the AccountingSupplierParty 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26</text:p>
          </table:table-cell>
          <table:table-cell office:value-type="string">
            <text:p>A UBL invoice should not include the AccountingSupplierParty 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27</text:p>
          </table:table-cell>
          <table:table-cell office:value-type="string">
            <text:p>A UBL invoice should not include the AccountingSupplierParty 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28</text:p>
          </table:table-cell>
          <table:table-cell office:value-type="string">
            <text:p>A UBL invoice should not include the AccountingSupplierParty 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29</text:p>
          </table:table-cell>
          <table:table-cell office:value-type="string">
            <text:p>A UBL invoice should not include the AccountingSupplierParty Party Languag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30</text:p>
          </table:table-cell>
          <table:table-cell office:value-type="string">
            <text:p>A UBL invoice should not include the AccountingSupplierParty Party Languag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31</text:p>
          </table:table-cell>
          <table:table-cell office:value-type="string">
            <text:p>A UBL invoice should not include the AccountingSupplierParty Party PostalAddres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32</text:p>
          </table:table-cell>
          <table:table-cell office:value-type="string">
            <text:p>A UBL invoice should not include the AccountingSupplierParty Party PostalAddress Address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33</text:p>
          </table:table-cell>
          <table:table-cell office:value-type="string">
            <text:p>A UBL invoice should not include the AccountingSupplierParty Party PostalAddress Address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34</text:p>
          </table:table-cell>
          <table:table-cell office:value-type="string">
            <text:p>A UBL invoice should not include the AccountingSupplierParty Party PostalAddress Postbo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35</text:p>
          </table:table-cell>
          <table:table-cell office:value-type="string">
            <text:p>A UBL invoice should not include the AccountingSupplierParty Party PostalAddress Flo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36</text:p>
          </table:table-cell>
          <table:table-cell office:value-type="string">
            <text:p>A UBL invoice should not include the AccountingSupplierParty Party PostalAddress Roo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37</text:p>
          </table:table-cell>
          <table:table-cell office:value-type="string">
            <text:p>A UBL invoice should not include the AccountingSupplierParty Party PostalAddress Block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38</text:p>
          </table:table-cell>
          <table:table-cell office:value-type="string">
            <text:p>A UBL invoice should not include the AccountingSupplierParty Party PostalAddress Building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39</text:p>
          </table:table-cell>
          <table:table-cell office:value-type="string">
            <text:p>A UBL invoice should not include the AccountingSupplierParty Party PostalAddress BuildingNumb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40</text:p>
          </table:table-cell>
          <table:table-cell office:value-type="string">
            <text:p>A UBL invoice should not include the AccountingSupplierParty Party PostalAddress InhouseMai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41</text:p>
          </table:table-cell>
          <table:table-cell office:value-type="string">
            <text:p>A UBL invoice should not include the AccountingSupplierParty Party PostalAddress Depart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42</text:p>
          </table:table-cell>
          <table:table-cell office:value-type="string">
            <text:p>A UBL invoice should not include the AccountingSupplierParty Party PostalAddress MarkAtten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43</text:p>
          </table:table-cell>
          <table:table-cell office:value-type="string">
            <text:p>A UBL invoice should not include the AccountingSupplierParty Party PostalAddress MarkCa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44</text:p>
          </table:table-cell>
          <table:table-cell office:value-type="string">
            <text:p>A UBL invoice should not include the AccountingSupplierParty Party PostalAddress Plot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45</text:p>
          </table:table-cell>
          <table:table-cell office:value-type="string">
            <text:p>A UBL invoice should not include the AccountingSupplierParty Party PostalAddress CitySubdivis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46</text:p>
          </table:table-cell>
          <table:table-cell office:value-type="string">
            <text:p>A UBL invoice should not include the AccountingSupplierParty Party PostalAddress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47</text:p>
          </table:table-cell>
          <table:table-cell office:value-type="string">
            <text:p>A UBL invoice should not include the AccountingSupplierParty Party PostalAddress Reg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48</text:p>
          </table:table-cell>
          <table:table-cell office:value-type="string">
            <text:p>A UBL invoice should not include the AccountingSupplierParty Party PostalAddress Distri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49</text:p>
          </table:table-cell>
          <table:table-cell office:value-type="string">
            <text:p>A UBL invoice should not include the AccountingSupplierParty Party PostalAddress TimezoneOffse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50</text:p>
          </table:table-cell>
          <table:table-cell office:value-type="string">
            <text:p>A UBL invoice should not include the AccountingSupplierParty Party PostalAddress AddressLin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51</text:p>
          </table:table-cell>
          <table:table-cell office:value-type="string">
            <text:p>A UBL invoice should not include the AccountingSupplierParty Party PostalAddress 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52</text:p>
          </table:table-cell>
          <table:table-cell office:value-type="string">
            <text:p>A UBL invoice should not include the AccountingSupplierParty Party PostalAddress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53</text:p>
          </table:table-cell>
          <table:table-cell office:value-type="string">
            <text:p>A UBL invoice should not include the AccountingSupplierParty 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54</text:p>
          </table:table-cell>
          <table:table-cell office:value-type="string">
            <text:p>A UBL invoice should not include the AccountingSupplierParty Party PartyTaxScheme Registrat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55</text:p>
          </table:table-cell>
          <table:table-cell office:value-type="string">
            <text:p>A UBL invoice should not include the AccountingSupplierParty Party PartyTaxScheme TaxLevel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56</text:p>
          </table:table-cell>
          <table:table-cell office:value-type="string">
            <text:p>A UBL invoice should not include the AccountingSupplierParty Party PartyTaxScheme 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57</text:p>
          </table:table-cell>
          <table:table-cell office:value-type="string">
            <text:p>A UBL invoice should not include the AccountingSupplierParty Party PartyTaxScheme 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58</text:p>
          </table:table-cell>
          <table:table-cell office:value-type="string">
            <text:p>A UBL invoice should not include the AccountingSupplierParty Party PartyTaxScheme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59</text:p>
          </table:table-cell>
          <table:table-cell office:value-type="string">
            <text:p>A UBL invoice should not include the AccountingSupplierParty Party PartyTaxScheme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60</text:p>
          </table:table-cell>
          <table:table-cell office:value-type="string">
            <text:p>A UBL invoice should not include the AccountingSupplierParty Party PartyTaxScheme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61</text:p>
          </table:table-cell>
          <table:table-cell office:value-type="string">
            <text:p>A UBL invoice should not include the AccountingSupplierParty Party PartyTaxScheme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62</text:p>
          </table:table-cell>
          <table:table-cell office:value-type="string">
            <text:p>A UBL invoice should not include the AccountingSupplierParty Party PartyTaxScheme TaxScheme Jurisdict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63</text:p>
          </table:table-cell>
          <table:table-cell office:value-type="string">
            <text:p>A UBL invoice should not include the AccountingSupplierParty Party PartyLegalEntity Regist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64</text:p>
          </table:table-cell>
          <table:table-cell office:value-type="string">
            <text:p>A UBL invoice should not include the AccountingSupplierParty Party PartyLegalEntity RegistrationExpi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65</text:p>
          </table:table-cell>
          <table:table-cell office:value-type="string">
            <text:p>A UBL invoice should not include the AccountingSupplierParty Party PartyLegalEntity CompanyLegalForm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66</text:p>
          </table:table-cell>
          <table:table-cell office:value-type="string">
            <text:p>A UBL invoice should not include the AccountingSupplierParty Party PartyLegalEntity SoleProprietorship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67</text:p>
          </table:table-cell>
          <table:table-cell office:value-type="string">
            <text:p>A UBL invoice should not include the AccountingSupplierParty Party PartyLegalEntity CompanyLiquidation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68</text:p>
          </table:table-cell>
          <table:table-cell office:value-type="string">
            <text:p>A UBL invoice should not include the AccountingSupplierParty Party PartyLegalEntity CorporationStock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69</text:p>
          </table:table-cell>
          <table:table-cell office:value-type="string">
            <text:p>A UBL invoice should not include the AccountingSupplierParty Party PartyLegalEntity FullyPaidShares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70</text:p>
          </table:table-cell>
          <table:table-cell office:value-type="string">
            <text:p>A UBL invoice should not include the AccountingSupplierParty Party PartyLegalEntity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71</text:p>
          </table:table-cell>
          <table:table-cell office:value-type="string">
            <text:p>A UBL invoice should not include the AccountingSupplierParty Party PartyLegalEntity CorporateRegistration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72</text:p>
          </table:table-cell>
          <table:table-cell office:value-type="string">
            <text:p>A UBL invoice should not include the AccountingSupplierParty Party PartyLegalEntity HeadOffice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73</text:p>
          </table:table-cell>
          <table:table-cell office:value-type="string">
            <text:p>A UBL invoice should not include the AccountingSupplierParty Party PartyLegalEntity Sharehol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74</text:p>
          </table:table-cell>
          <table:table-cell office:value-type="string">
            <text:p>A UBL invoice should not include the AccountingSupplierParty Party Contact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75</text:p>
          </table:table-cell>
          <table:table-cell office:value-type="string">
            <text:p>A UBL invoice should not include the AccountingSupplierParty Party Contact Telefa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76</text:p>
          </table:table-cell>
          <table:table-cell office:value-type="string">
            <text:p>A UBL invoice should not include the AccountingSupplierParty Party Contact No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77</text:p>
          </table:table-cell>
          <table:table-cell office:value-type="string">
            <text:p>A UBL invoice should not include the AccountingSupplierParty Party Contact OtherCommun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78</text:p>
          </table:table-cell>
          <table:table-cell office:value-type="string">
            <text:p>A UBL invoice should not include the AccountingSupplierParty 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79</text:p>
          </table:table-cell>
          <table:table-cell office:value-type="string">
            <text:p>A UBL invoice should not include the AccountingSupplierParty 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80</text:p>
          </table:table-cell>
          <table:table-cell office:value-type="string">
            <text:p>A UBL invoice should not include the AccountingSupplierParty 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81</text:p>
          </table:table-cell>
          <table:table-cell office:value-type="string">
            <text:p>A UBL invoice should not include the AccountingSupplierParty 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82</text:p>
          </table:table-cell>
          <table:table-cell office:value-type="string">
            <text:p>A UBL invoice should not include the AccountingSupplierParty 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83</text:p>
          </table:table-cell>
          <table:table-cell office:value-type="string">
            <text:p>A UBL invoice should not include the AccountingSupplierParty Despatch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84</text:p>
          </table:table-cell>
          <table:table-cell office:value-type="string">
            <text:p>A UBL invoice should not include the AccountingSupplierParty Accounting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85</text:p>
          </table:table-cell>
          <table:table-cell office:value-type="string">
            <text:p>A UBL invoice should not include the AccountingSupplierParty Seller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86</text:p>
          </table:table-cell>
          <table:table-cell office:value-type="string">
            <text:p>A UBL invoice should not include the AccountingCustomerParty CustomerAssigned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87</text:p>
          </table:table-cell>
          <table:table-cell office:value-type="string">
            <text:p>A UBL invoice should not include the AccountingCustomerParty SupplierAssigned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88</text:p>
          </table:table-cell>
          <table:table-cell office:value-type="string">
            <text:p>A UBL invoice should not include the AccountingCustomerParty AdditionalAccou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89</text:p>
          </table:table-cell>
          <table:table-cell office:value-type="string">
            <text:p>A UBL invoice should not include the AccountingCustomerParty 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90</text:p>
          </table:table-cell>
          <table:table-cell office:value-type="string">
            <text:p>A UBL invoice should not include the AccountingCustomerParty 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91</text:p>
          </table:table-cell>
          <table:table-cell office:value-type="string">
            <text:p>A UBL invoice should not include the AccountingCustomerParty 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92</text:p>
          </table:table-cell>
          <table:table-cell office:value-type="string">
            <text:p>A UBL invoice should not include the AccountingCustomerParty 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93</text:p>
          </table:table-cell>
          <table:table-cell office:value-type="string">
            <text:p>A UBL invoice should not include the AccountingCustomerParty 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94</text:p>
          </table:table-cell>
          <table:table-cell office:value-type="string">
            <text:p>A UBL invoice should not include the AccountingCustomerParty Party Languag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95</text:p>
          </table:table-cell>
          <table:table-cell office:value-type="string">
            <text:p>A UBL invoice should not include the AccountingCustomerParty Party Language Local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96</text:p>
          </table:table-cell>
          <table:table-cell office:value-type="string">
            <text:p>A UBL invoice should not include the AccountingCustomerParty Party PostalAddres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97</text:p>
          </table:table-cell>
          <table:table-cell office:value-type="string">
            <text:p>A UBL invoice should not include the AccountingCustomerParty Party PostalAddress Address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98</text:p>
          </table:table-cell>
          <table:table-cell office:value-type="string">
            <text:p>A UBL invoice should not include the AccountingCustomerParty Party PostalAddress Address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199</text:p>
          </table:table-cell>
          <table:table-cell office:value-type="string">
            <text:p>A UBL invoice should not include the AccountingCustomerParty Party PostalAddress Postbo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00</text:p>
          </table:table-cell>
          <table:table-cell office:value-type="string">
            <text:p>A UBL invoice should not include the AccountingCustomerParty Party PostalAddress Flo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01</text:p>
          </table:table-cell>
          <table:table-cell office:value-type="string">
            <text:p>A UBL invoice should not include the AccountingCustomerParty Party PostalAddress Roo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02</text:p>
          </table:table-cell>
          <table:table-cell office:value-type="string">
            <text:p>A UBL invoice should not include the AccountingCustomerParty Party PostalAddress Block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03</text:p>
          </table:table-cell>
          <table:table-cell office:value-type="string">
            <text:p>A UBL invoice should not include the AccountingCustomerParty Party PostalAddress Building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04</text:p>
          </table:table-cell>
          <table:table-cell office:value-type="string">
            <text:p>A UBL invoice should not include the AccountingCustomerParty Party PostalAddress BuildingNumb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05</text:p>
          </table:table-cell>
          <table:table-cell office:value-type="string">
            <text:p>A UBL invoice should not include the AccountingCustomerParty Party PostalAddress InhouseMai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06</text:p>
          </table:table-cell>
          <table:table-cell office:value-type="string">
            <text:p>A UBL invoice should not include the AccountingCustomerParty Party PostalAddress Depart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07</text:p>
          </table:table-cell>
          <table:table-cell office:value-type="string">
            <text:p>A UBL invoice should not include the AccountingCustomerParty Party PostalAddress MarkAtten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08</text:p>
          </table:table-cell>
          <table:table-cell office:value-type="string">
            <text:p>A UBL invoice should not include the AccountingCustomerParty Party PostalAddress MarkCa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09</text:p>
          </table:table-cell>
          <table:table-cell office:value-type="string">
            <text:p>A UBL invoice should not include the AccountingCustomerParty Party PostalAddress Plot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10</text:p>
          </table:table-cell>
          <table:table-cell office:value-type="string">
            <text:p>A UBL invoice should not include the AccountingCustomerParty Party PostalAddress CitySubdivis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11</text:p>
          </table:table-cell>
          <table:table-cell office:value-type="string">
            <text:p>A UBL invoice should not include the AccountingCustomerParty Party PostalAddress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12</text:p>
          </table:table-cell>
          <table:table-cell office:value-type="string">
            <text:p>A UBL invoice should not include the AccountingCustomerParty Party PostalAddress Reg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13</text:p>
          </table:table-cell>
          <table:table-cell office:value-type="string">
            <text:p>A UBL invoice should not include the AccountingCustomerParty Party PostalAddress Distri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14</text:p>
          </table:table-cell>
          <table:table-cell office:value-type="string">
            <text:p>A UBL invoice should not include the AccountingCustomerParty Party PostalAddress TimezoneOffse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15</text:p>
          </table:table-cell>
          <table:table-cell office:value-type="string">
            <text:p>A UBL invoice should not include the AccountingCustomerParty Party PostalAddress AddressLin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16</text:p>
          </table:table-cell>
          <table:table-cell office:value-type="string">
            <text:p>A UBL invoice should not include the AccountingCustomerParty Party PostalAddress 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17</text:p>
          </table:table-cell>
          <table:table-cell office:value-type="string">
            <text:p>A UBL invoice should not include the AccountingCustomerParty Party PostalAddress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18</text:p>
          </table:table-cell>
          <table:table-cell office:value-type="string">
            <text:p>A UBL invoice should not include the AccountingCustomerParty 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19</text:p>
          </table:table-cell>
          <table:table-cell office:value-type="string">
            <text:p>A UBL invoice should not include the AccountingCustomerParty Party PartyTaxScheme Registrat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20</text:p>
          </table:table-cell>
          <table:table-cell office:value-type="string">
            <text:p>A UBL invoice should not include the AccountingCustomerParty Party PartyTaxScheme TaxLevel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21</text:p>
          </table:table-cell>
          <table:table-cell office:value-type="string">
            <text:p>A UBL invoice should not include the AccountingCustomerParty Party PartyTaxScheme 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22</text:p>
          </table:table-cell>
          <table:table-cell office:value-type="string">
            <text:p>A UBL invoice should not include the AccountingCustomerParty Party PartyTaxScheme 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23</text:p>
          </table:table-cell>
          <table:table-cell office:value-type="string">
            <text:p>A UBL invoice should not include the AccountingCustomerParty Party PartyTaxScheme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24</text:p>
          </table:table-cell>
          <table:table-cell office:value-type="string">
            <text:p>A UBL invoice should not include the AccountingCustomerParty Party PartyTaxScheme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25</text:p>
          </table:table-cell>
          <table:table-cell office:value-type="string">
            <text:p>A UBL invoice should not include the AccountingCustomerParty Party PartyTaxScheme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26</text:p>
          </table:table-cell>
          <table:table-cell office:value-type="string">
            <text:p>A UBL invoice should not include the AccountingCustomerParty Party PartyTaxScheme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27</text:p>
          </table:table-cell>
          <table:table-cell office:value-type="string">
            <text:p>A UBL invoice should not include the AccountingCustomerParty Party PartyTaxScheme TaxScheme Jurisdict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28</text:p>
          </table:table-cell>
          <table:table-cell office:value-type="string">
            <text:p>A UBL invoice should not include the AccountingCustomerParty Party PartyLegalEntity Regist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29</text:p>
          </table:table-cell>
          <table:table-cell office:value-type="string">
            <text:p>A UBL invoice should not include the AccountingCustomerParty Party PartyLegalEntity RegistrationExpi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30</text:p>
          </table:table-cell>
          <table:table-cell office:value-type="string">
            <text:p>A UBL invoice should not include the AccountingCustomerParty Party PartyLegalEntity CompanyLegalForm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31</text:p>
          </table:table-cell>
          <table:table-cell office:value-type="string">
            <text:p>A UBL invoice should not include the AccountingCustomerParty Party PartyLegalEntity SoleProprietorship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32</text:p>
          </table:table-cell>
          <table:table-cell office:value-type="string">
            <text:p>A UBL invoice should not include the AccountingCustomerParty Party PartyLegalEntity CompanyLiquidation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33</text:p>
          </table:table-cell>
          <table:table-cell office:value-type="string">
            <text:p>A UBL invoice should not include the AccountingCustomerParty Party PartyLegalEntity CorporationStock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34</text:p>
          </table:table-cell>
          <table:table-cell office:value-type="string">
            <text:p>A UBL invoice should not include the AccountingCustomerParty Party PartyLegalEntity FullyPaidShares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35</text:p>
          </table:table-cell>
          <table:table-cell office:value-type="string">
            <text:p>A UBL invoice should not include the AccountingCustomerParty Party PartyLegalEntity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36</text:p>
          </table:table-cell>
          <table:table-cell office:value-type="string">
            <text:p>A UBL invoice should not include the AccountingCustomerParty Party PartyLegalEntity CorporateRegistration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37</text:p>
          </table:table-cell>
          <table:table-cell office:value-type="string">
            <text:p>A UBL invoice should not include the AccountingCustomerParty Party PartyLegalEntity HeadOffice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38</text:p>
          </table:table-cell>
          <table:table-cell office:value-type="string">
            <text:p>A UBL invoice should not include the AccountingCustomerParty Party PartyLegalEntity Sharehol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39</text:p>
          </table:table-cell>
          <table:table-cell office:value-type="string">
            <text:p>A UBL invoice should not include the AccountingCustomerParty Party Contact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40</text:p>
          </table:table-cell>
          <table:table-cell office:value-type="string">
            <text:p>A UBL invoice should not include the AccountingCustomerParty Party Contact Telefa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41</text:p>
          </table:table-cell>
          <table:table-cell office:value-type="string">
            <text:p>A UBL invoice should not include the AccountingCustomerParty Party Contact No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42</text:p>
          </table:table-cell>
          <table:table-cell office:value-type="string">
            <text:p>A UBL invoice should not include the AccountingCustomerParty Party Contact OtherCommun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43</text:p>
          </table:table-cell>
          <table:table-cell office:value-type="string">
            <text:p>A UBL invoice should not include the AccountingCustomerParty 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44</text:p>
          </table:table-cell>
          <table:table-cell office:value-type="string">
            <text:p>A UBL invoice should not include the AccountingCustomerParty 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45</text:p>
          </table:table-cell>
          <table:table-cell office:value-type="string">
            <text:p>A UBL invoice should not include the AccountingCustomerParty 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46</text:p>
          </table:table-cell>
          <table:table-cell office:value-type="string">
            <text:p>A UBL invoice should not include the AccountingCustomerParty 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47</text:p>
          </table:table-cell>
          <table:table-cell office:value-type="string">
            <text:p>A UBL invoice should not include the AccountingCustomerParty 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48</text:p>
          </table:table-cell>
          <table:table-cell office:value-type="string">
            <text:p>A UBL invoice should not include the AccountingCustomerParty Delivery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49</text:p>
          </table:table-cell>
          <table:table-cell office:value-type="string">
            <text:p>A UBL invoice should not include the AccountingCustomerParty Accounting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50</text:p>
          </table:table-cell>
          <table:table-cell office:value-type="string">
            <text:p>A UBL invoice should not include the AccountingCustomerParty Buyer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51</text:p>
          </table:table-cell>
          <table:table-cell office:value-type="string">
            <text:p>A UBL invoice should not include the Payee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52</text:p>
          </table:table-cell>
          <table:table-cell office:value-type="string">
            <text:p>A UBL invoice should not include the Payee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53</text:p>
          </table:table-cell>
          <table:table-cell office:value-type="string">
            <text:p>A UBL invoice should not include the Payee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54</text:p>
          </table:table-cell>
          <table:table-cell office:value-type="string">
            <text:p>A UBL invoice should not include the Payee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55</text:p>
          </table:table-cell>
          <table:table-cell office:value-type="string">
            <text:p>A UBL invoice should not include the PayeeParty Endpoi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56</text:p>
          </table:table-cell>
          <table:table-cell office:value-type="string">
            <text:p>A UBL invoice should not include the Payee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57</text:p>
          </table:table-cell>
          <table:table-cell office:value-type="string">
            <text:p>A UBL invoice should not include the PayeeParty Langua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58</text:p>
          </table:table-cell>
          <table:table-cell office:value-type="string">
            <text:p>A UBL invoice should not include the PayeeParty Postal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59</text:p>
          </table:table-cell>
          <table:table-cell office:value-type="string">
            <text:p>A UBL invoice should not include the Payee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60</text:p>
          </table:table-cell>
          <table:table-cell office:value-type="string">
            <text:p>A UBL invoice should not include the PayeeParty PartyTax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61</text:p>
          </table:table-cell>
          <table:table-cell office:value-type="string">
            <text:p>A UBL invoice should not include the PayeeParty PartyLegalEntity Registrat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62</text:p>
          </table:table-cell>
          <table:table-cell office:value-type="string">
            <text:p>A UBL invoice should not include the PayeeParty PartyLegalEntity Regist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63</text:p>
          </table:table-cell>
          <table:table-cell office:value-type="string">
            <text:p>A UBL invoice should not include the PayeeParty PartyLegalEntity RegistrationExpiration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64</text:p>
          </table:table-cell>
          <table:table-cell office:value-type="string">
            <text:p>A UBL invoice should not include the PayeeParty PartyLegalEntity CompanyLegalForm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65</text:p>
          </table:table-cell>
          <table:table-cell office:value-type="string">
            <text:p>A UBL invoice should not include the PayeeParty PartyLegalEntity CompanyLegalFor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66</text:p>
          </table:table-cell>
          <table:table-cell office:value-type="string">
            <text:p>A UBL invoice should not include the PayeeParty PartyLegalEntity SoleProprietorship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67</text:p>
          </table:table-cell>
          <table:table-cell office:value-type="string">
            <text:p>A UBL invoice should not include the PayeeParty PartyLegalEntity CompanyLiquidation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68</text:p>
          </table:table-cell>
          <table:table-cell office:value-type="string">
            <text:p>A UBL invoice should not include the PayeeParty PartyLegalEntity CorporationStock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69</text:p>
          </table:table-cell>
          <table:table-cell office:value-type="string">
            <text:p>A UBL invoice should not include the PayeeParty PartyLegalEntity FullyPaidShares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70</text:p>
          </table:table-cell>
          <table:table-cell office:value-type="string">
            <text:p>A UBL invoice should not include the PayeeParty PartyLegalEntity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71</text:p>
          </table:table-cell>
          <table:table-cell office:value-type="string">
            <text:p>A UBL invoice should not include the PayeeParty PartyLegalEntity CorporateRegistrationSche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72</text:p>
          </table:table-cell>
          <table:table-cell office:value-type="string">
            <text:p>A UBL invoice should not include the PayeeParty PartyLegalEntity HeadOffice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73</text:p>
          </table:table-cell>
          <table:table-cell office:value-type="string">
            <text:p>A UBL invoice should not include the PayeeParty PartyLegalEntity Sharehol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74</text:p>
          </table:table-cell>
          <table:table-cell office:value-type="string">
            <text:p>A UBL invoice should not include the PayeeParty 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75</text:p>
          </table:table-cell>
          <table:table-cell office:value-type="string">
            <text:p>A UBL invoice should not include the Payee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76</text:p>
          </table:table-cell>
          <table:table-cell office:value-type="string">
            <text:p>A UBL invoice should not include the Payee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77</text:p>
          </table:table-cell>
          <table:table-cell office:value-type="string">
            <text:p>A UBL invoice should not include the Payee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78</text:p>
          </table:table-cell>
          <table:table-cell office:value-type="string">
            <text:p>A UBL invoice should not include the Payee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79</text:p>
          </table:table-cell>
          <table:table-cell office:value-type="string">
            <text:p>A UBL invoice should not include the Payee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80</text:p>
          </table:table-cell>
          <table:table-cell office:value-type="string">
            <text:p>A UBL invoice should not include the BuyerCustom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81</text:p>
          </table:table-cell>
          <table:table-cell office:value-type="string">
            <text:p>A UBL invoice should not include the SellerCustom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82</text:p>
          </table:table-cell>
          <table:table-cell office:value-type="string">
            <text:p>A UBL invoice should not include the TaxRepresentativeParty MarkCar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83</text:p>
          </table:table-cell>
          <table:table-cell office:value-type="string">
            <text:p>A UBL invoice should not include the TaxRepresentativeParty MarkAttention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84</text:p>
          </table:table-cell>
          <table:table-cell office:value-type="string">
            <text:p>A UBL invoice should not include the TaxRepresentativeParty Website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85</text:p>
          </table:table-cell>
          <table:table-cell office:value-type="string">
            <text:p>A UBL invoice should not include the TaxRepresentativeParty Logo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86</text:p>
          </table:table-cell>
          <table:table-cell office:value-type="string">
            <text:p>A UBL invoice should not include the TaxRepresentativeParty Endpoint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87</text:p>
          </table:table-cell>
          <table:table-cell office:value-type="string">
            <text:p>A UBL invoice should not include the TaxRepresentativeParty IndustryClassifica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88</text:p>
          </table:table-cell>
          <table:table-cell office:value-type="string">
            <text:p>A UBL invoice should not include the TaxRepresentativeParty Party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89</text:p>
          </table:table-cell>
          <table:table-cell office:value-type="string">
            <text:p>A UBL invoice should not include the TaxRepresentativeParty Langua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90</text:p>
          </table:table-cell>
          <table:table-cell office:value-type="string">
            <text:p>A UBL invoice should not include the TaxRepresentativeParty Postal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91</text:p>
          </table:table-cell>
          <table:table-cell office:value-type="string">
            <text:p>A UBL invoice should not include the TaxRepresentativeParty Physical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92</text:p>
          </table:table-cell>
          <table:table-cell office:value-type="string">
            <text:p>A UBL invoice should not include the TaxRepresentativeParty PartyTaxScheme Registrat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93</text:p>
          </table:table-cell>
          <table:table-cell office:value-type="string">
            <text:p>A UBL invoice should not include the TaxRepresentativeParty PartyTaxScheme TaxLevel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94</text:p>
          </table:table-cell>
          <table:table-cell office:value-type="string">
            <text:p>A UBL invoice should not include the TaxRepresentativeParty PartyTaxScheme 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95</text:p>
          </table:table-cell>
          <table:table-cell office:value-type="string">
            <text:p>A UBL invoice should not include the TaxRepresentativeParty PartyTaxScheme 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96</text:p>
          </table:table-cell>
          <table:table-cell office:value-type="string">
            <text:p>A UBL invoice should not include the TaxRepresentativeParty PartyTaxScheme Registrat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97</text:p>
          </table:table-cell>
          <table:table-cell office:value-type="string">
            <text:p>A UBL invoice should not include the TaxRepresentativeParty PartyTaxScheme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98</text:p>
          </table:table-cell>
          <table:table-cell office:value-type="string">
            <text:p>A UBL invoice should not include the TaxRepresentativeParty PartyTaxScheme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299</text:p>
          </table:table-cell>
          <table:table-cell office:value-type="string">
            <text:p>A UBL invoice should not include the TaxRepresentativeParty PartyTaxScheme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00</text:p>
          </table:table-cell>
          <table:table-cell office:value-type="string">
            <text:p>A UBL invoice should not include the TaxRepresentativeParty PartyTaxScheme TaxScheme Jurisdict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01</text:p>
          </table:table-cell>
          <table:table-cell office:value-type="string">
            <text:p>A UBL invoice should not include the TaxRepresentativeParty PartyLegalE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02</text:p>
          </table:table-cell>
          <table:table-cell office:value-type="string">
            <text:p>A UBL invoice should not include the TaxRepresentativeParty Conta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03</text:p>
          </table:table-cell>
          <table:table-cell office:value-type="string">
            <text:p>A UBL invoice should not include the TaxRepresentativeParty Per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04</text:p>
          </table:table-cell>
          <table:table-cell office:value-type="string">
            <text:p>A UBL invoice should not include the TaxRepresentativeParty Agent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05</text:p>
          </table:table-cell>
          <table:table-cell office:value-type="string">
            <text:p>A UBL invoice should not include the TaxRepresentativeParty Service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06</text:p>
          </table:table-cell>
          <table:table-cell office:value-type="string">
            <text:p>A UBL invoice should not include the TaxRepresentativeParty PowerOfAttorne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07</text:p>
          </table:table-cell>
          <table:table-cell office:value-type="string">
            <text:p>A UBL invoice should not include the TaxRepresentativeParty 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08</text:p>
          </table:table-cell>
          <table:table-cell office:value-type="string">
            <text:p>A UBL invoice should not include the Delivery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09</text:p>
          </table:table-cell>
          <table:table-cell office:value-type="string">
            <text:p>A UBL invoice should not include the Delivery 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10</text:p>
          </table:table-cell>
          <table:table-cell office:value-type="string">
            <text:p>A UBL invoice should not include the Delivery Minimum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11</text:p>
          </table:table-cell>
          <table:table-cell office:value-type="string">
            <text:p>A UBL invoice should not include the Delivery Maximum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12</text:p>
          </table:table-cell>
          <table:table-cell office:value-type="string">
            <text:p>A UBL invoice should not include the Delivery ActualDelivery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13</text:p>
          </table:table-cell>
          <table:table-cell office:value-type="string">
            <text:p>A UBL invoice should not include the Delivery LatestDelivery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14</text:p>
          </table:table-cell>
          <table:table-cell office:value-type="string">
            <text:p>A UBL invoice should not include the Delivery LatestDelivery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15</text:p>
          </table:table-cell>
          <table:table-cell office:value-type="string">
            <text:p>A UBL invoice should not include the Delivery Releas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16</text:p>
          </table:table-cell>
          <table:table-cell office:value-type="string">
            <text:p>A UBL invoice should not include the Delivery Tracking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17</text:p>
          </table:table-cell>
          <table:table-cell office:value-type="string">
            <text:p>A UBL invoice should not include the Delivery DeliveryLocation 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18</text:p>
          </table:table-cell>
          <table:table-cell office:value-type="string">
            <text:p>A UBL invoice should not include the Delivery DeliveryLocation Conditio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19</text:p>
          </table:table-cell>
          <table:table-cell office:value-type="string">
            <text:p>A UBL invoice should not include the Delivery DeliveryLocation CountrySube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20</text:p>
          </table:table-cell>
          <table:table-cell office:value-type="string">
            <text:p>A UBL invoice should not include the Delivery DeliveryLocation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21</text:p>
          </table:table-cell>
          <table:table-cell office:value-type="string">
            <text:p>A UBL invoice should not include the Delivery DeliveryLocation Location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22</text:p>
          </table:table-cell>
          <table:table-cell office:value-type="string">
            <text:p>A UBL invoice should not include the Delivery DeliveryLocation Information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23</text:p>
          </table:table-cell>
          <table:table-cell office:value-type="string">
            <text:p>A UBL invoice should not include the Delivery DeliveryLocation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24</text:p>
          </table:table-cell>
          <table:table-cell office:value-type="string">
            <text:p>A UBL invoice should not include the Delivery DeliveryLocation Validation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25</text:p>
          </table:table-cell>
          <table:table-cell office:value-type="string">
            <text:p>A UBL invoice should not include the Delivery DeliveryLocation Addres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26</text:p>
          </table:table-cell>
          <table:table-cell office:value-type="string">
            <text:p>A UBL invoice should not include the Delivery DeliveryLocation Address Address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27</text:p>
          </table:table-cell>
          <table:table-cell office:value-type="string">
            <text:p>A UBL invoice should not include the Delivery DeliveryLocation Address Address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28</text:p>
          </table:table-cell>
          <table:table-cell office:value-type="string">
            <text:p>A UBL invoice should not include the Delivery DeliveryLocation Address Postbox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29</text:p>
          </table:table-cell>
          <table:table-cell office:value-type="string">
            <text:p>A UBL invoice should not include the Delivery DeliveryLocation Address Flo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30</text:p>
          </table:table-cell>
          <table:table-cell office:value-type="string">
            <text:p>A UBL invoice should not include the Delivery DeliveryLocation Address Roo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31</text:p>
          </table:table-cell>
          <table:table-cell office:value-type="string">
            <text:p>A UBL invoice should not include the Delivery DeliveryLocation Address Block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32</text:p>
          </table:table-cell>
          <table:table-cell office:value-type="string">
            <text:p>A UBL invoice should not include the Delivery DeliveryLocation Address Building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33</text:p>
          </table:table-cell>
          <table:table-cell table:style-name="ce10" office:value-type="string">
            <text:p>A UBL invoice should not include the Delivery DeliveryLocation Address BuildingNumb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34</text:p>
          </table:table-cell>
          <table:table-cell office:value-type="string">
            <text:p>A UBL invoice should not include the Delivery DeliveryLocation Address InhouseMai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35</text:p>
          </table:table-cell>
          <table:table-cell office:value-type="string">
            <text:p>A UBL invoice should not include the Delivery DeliveryLocation Address Depart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36</text:p>
          </table:table-cell>
          <table:table-cell office:value-type="string">
            <text:p>A UBL invoice should not include the Delivery DeliveryLocation Address MarkAtten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37</text:p>
          </table:table-cell>
          <table:table-cell office:value-type="string">
            <text:p>A UBL invoice should not include the Delivery DeliveryLocation Address MarkCa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38</text:p>
          </table:table-cell>
          <table:table-cell office:value-type="string">
            <text:p>A UBL invoice should not include the Delivery DeliveryLocation Address Plot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39</text:p>
          </table:table-cell>
          <table:table-cell office:value-type="string">
            <text:p>A UBL invoice should not include the Delivery DeliveryLocation Address CitySubdivision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40</text:p>
          </table:table-cell>
          <table:table-cell office:value-type="string">
            <text:p>A UBL invoice should not include the Delivery DeliveryLocation Address CountrySubent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41</text:p>
          </table:table-cell>
          <table:table-cell office:value-type="string">
            <text:p>A UBL invoice should not include the Delivery DeliveryLocation Address Reg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42</text:p>
          </table:table-cell>
          <table:table-cell office:value-type="string">
            <text:p>A UBL invoice should not include the Delivery DeliveryLocation Address Distric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43</text:p>
          </table:table-cell>
          <table:table-cell office:value-type="string">
            <text:p>A UBL invoice should not include the Delivery DeliveryLocation Address TimezoneOffse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44</text:p>
          </table:table-cell>
          <table:table-cell office:value-type="string">
            <text:p>A UBL invoice should not include the Delivery DeliveryLocation Address AddressLin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45</text:p>
          </table:table-cell>
          <table:table-cell office:value-type="string">
            <text:p>A UBL invoice should not include the Delivery DeliveryLocation Address 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46</text:p>
          </table:table-cell>
          <table:table-cell office:value-type="string">
            <text:p>A UBL invoice should not include the Delivery DeliveryLocation Address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47</text:p>
          </table:table-cell>
          <table:table-cell office:value-type="string">
            <text:p>A UBL invoice should not include the Delivery DeliveryLocation Subsidiary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48</text:p>
          </table:table-cell>
          <table:table-cell office:value-type="string">
            <text:p>A UBL invoice should not include the Delivery DeliveryLocation LocationCoordin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49</text:p>
          </table:table-cell>
          <table:table-cell office:value-type="string">
            <text:p>A UBL invoice should not include the Delivery AlternativeDeliveryLo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50</text:p>
          </table:table-cell>
          <table:table-cell office:value-type="string">
            <text:p>A UBL invoice should not include the Delivery RequestedDeliver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51</text:p>
          </table:table-cell>
          <table:table-cell office:value-type="string">
            <text:p>A UBL invoice should not include the Delivery PromisedDeliver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52</text:p>
          </table:table-cell>
          <table:table-cell office:value-type="string">
            <text:p>A UBL invoice should not include the Delivery Carri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53</text:p>
          </table:table-cell>
          <table:table-cell office:value-type="string">
            <text:p>A UBL invoice should not include the Delivery Delivery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54</text:p>
          </table:table-cell>
          <table:table-cell office:value-type="string">
            <text:p>A UBL invoice should not include the Delivery Notify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55</text:p>
          </table:table-cell>
          <table:table-cell office:value-type="string">
            <text:p>A UBL invoice should not include the Delivery Despatch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56</text:p>
          </table:table-cell>
          <table:table-cell office:value-type="string">
            <text:p>A UBL invoice should not include the Delivery DeliveryTerm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57</text:p>
          </table:table-cell>
          <table:table-cell office:value-type="string">
            <text:p>A UBL invoice should not include the Delivery MinimumDeliveryUni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58</text:p>
          </table:table-cell>
          <table:table-cell office:value-type="string">
            <text:p>A UBL invoice should not include the Delivery MaximumDeliveryUni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59</text:p>
          </table:table-cell>
          <table:table-cell office:value-type="string">
            <text:p>A UBL invoice should not include the Delivery Ship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60</text:p>
          </table:table-cell>
          <table:table-cell office:value-type="string">
            <text:p>A UBL invoice should not include the DeliveryTerm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61</text:p>
          </table:table-cell>
          <table:table-cell office:value-type="string">
            <text:p>A UBL invoice should not include the PaymentMean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62</text:p>
          </table:table-cell>
          <table:table-cell table:style-name="ce10" office:value-type="string">
            <text:p>A UBL invoice should not include the PaymentMeans PaymentD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63</text:p>
          </table:table-cell>
          <table:table-cell office:value-type="string">
            <text:p>A UBL invoice should not include the PaymentMeans PaymentChannel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64</text:p>
          </table:table-cell>
          <table:table-cell office:value-type="string">
            <text:p>A UBL invoice should not include the PaymentMeans Instruct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65</text:p>
          </table:table-cell>
          <table:table-cell office:value-type="string">
            <text:p>A UBL invoice should not include the PaymentMeans CardAccount Card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66</text:p>
          </table:table-cell>
          <table:table-cell office:value-type="string">
            <text:p>A UBL invoice should not include the PaymentMeans CardAccount ValidityStart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67</text:p>
          </table:table-cell>
          <table:table-cell office:value-type="string">
            <text:p>A UBL invoice should not include the PaymentMeans CardAccount Expiry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68</text:p>
          </table:table-cell>
          <table:table-cell office:value-type="string">
            <text:p>A UBL invoice should not include the PaymentMeans CardAccount Issuer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69</text:p>
          </table:table-cell>
          <table:table-cell office:value-type="string">
            <text:p>A UBL invoice should not include the PaymentMeans CardAccount IssuerNumber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70</text:p>
          </table:table-cell>
          <table:table-cell office:value-type="string">
            <text:p>A UBL invoice should not include the PaymentMeans CardAccount CV2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71</text:p>
          </table:table-cell>
          <table:table-cell office:value-type="string">
            <text:p>A UBL invoice should not include the PaymentMeans CardAccount CardChip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72</text:p>
          </table:table-cell>
          <table:table-cell office:value-type="string">
            <text:p>A UBL invoice should not include the PaymentMeans CardAccount ChipApplication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73</text:p>
          </table:table-cell>
          <table:table-cell office:value-type="string">
            <text:p>A UBL invoice should not include the PaymentMeans CardAccount Holder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74</text:p>
          </table:table-cell>
          <table:table-cell office:value-type="string">
            <text:p>A UBL invoice should not include the PaymentMeans Payer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75</text:p>
          </table:table-cell>
          <table:table-cell office:value-type="string">
            <text:p>A UBL invoice should not include the PaymentMeans PayeeFinancialAccount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76</text:p>
          </table:table-cell>
          <table:table-cell office:value-type="string">
            <text:p>A UBL invoice should not include the PaymentMeans PayeeFinancialAccount Alias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77</text:p>
          </table:table-cell>
          <table:table-cell office:value-type="string">
            <text:p>A UBL invoice should not include the PaymentMeans PayeeFinancialAccount Account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78</text:p>
          </table:table-cell>
          <table:table-cell office:value-type="string">
            <text:p>A UBL invoice should not include the PaymentMeans PayeeFinancialAccount AccountForma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79</text:p>
          </table:table-cell>
          <table:table-cell office:value-type="string">
            <text:p>A UBL invoice should not include the PaymentMeans PayeeFinancialAccount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80</text:p>
          </table:table-cell>
          <table:table-cell office:value-type="string">
            <text:p>A UBL invoice should not include the PaymentMeans PayeeFinancialAccount PaymentNo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81</text:p>
          </table:table-cell>
          <table:table-cell office:value-type="string">
            <text:p>A UBL invoice should not include the PaymentMeans PayeeFinancialAccount FinancialInstitutionBranch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5">
          <table:table-cell office:value-type="string">
            <text:p>UBL-CR-382</text:p>
          </table:table-cell>
          <table:table-cell office:value-type="string">
            <text:p>A UBL invoice should not include the PaymentMeans PayeeFinancialAccount FinancialInstitutionBranch FinancialInstitution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5">
          <table:table-cell office:value-type="string">
            <text:p>UBL-CR-383</text:p>
          </table:table-cell>
          <table:table-cell office:value-type="string">
            <text:p>A UBL invoice should not include the PaymentMeans PayeeFinancialAccount FinancialInstitutionBranch FinancialInstitution 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84</text:p>
          </table:table-cell>
          <table:table-cell office:value-type="string">
            <text:p>A UBL invoice should not include the PaymentMeans PayeeFinancialAccount FinancialInstitutionBranch 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85</text:p>
          </table:table-cell>
          <table:table-cell office:value-type="string">
            <text:p>A UBL invoice should not include the PaymentMeans PayeeFinancialAccount Count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86</text:p>
          </table:table-cell>
          <table:table-cell office:value-type="string">
            <text:p>A UBL invoice should not include the PaymentMeans Credit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87</text:p>
          </table:table-cell>
          <table:table-cell office:value-type="string">
            <text:p>A UBL invoice should not include the PaymentMeans PaymentMandate Mandate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88</text:p>
          </table:table-cell>
          <table:table-cell office:value-type="string">
            <text:p>A UBL invoice should not include the PaymentMeans PaymentMandate MaximumPaymentInstructions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89</text:p>
          </table:table-cell>
          <table:table-cell office:value-type="string">
            <text:p>A UBL invoice should not include the PaymentMeans PaymentMandate MaximumPaid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90</text:p>
          </table:table-cell>
          <table:table-cell office:value-type="string">
            <text:p>A UBL invoice should not include the PaymentMeans PaymentMandate Signatur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91</text:p>
          </table:table-cell>
          <table:table-cell office:value-type="string">
            <text:p>A UBL invoice should not include the PaymentMeans PaymentMandate Pay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92</text:p>
          </table:table-cell>
          <table:table-cell office:value-type="string">
            <text:p>A UBL invoice should not include the PaymentMeans PaymentMandate PayerFinancialAcc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93</text:p>
          </table:table-cell>
          <table:table-cell office:value-type="string">
            <text:p>A UBL invoice should not include the PaymentMeans PaymentMandat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94</text:p>
          </table:table-cell>
          <table:table-cell office:value-type="string">
            <text:p>A UBL invoice should not include the PaymentMeans PaymentMandate PaymentReversal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95</text:p>
          </table:table-cell>
          <table:table-cell office:value-type="string">
            <text:p>A UBL invoice should not include the PaymentMeans PaymentMandate Claus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96</text:p>
          </table:table-cell>
          <table:table-cell office:value-type="string">
            <text:p>A UBL invoice should not include the PaymentMeans TradeFinancing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97</text:p>
          </table:table-cell>
          <table:table-cell office:value-type="string">
            <text:p>A UBL invoice should not include the PaymentTerms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98</text:p>
          </table:table-cell>
          <table:table-cell office:value-type="string">
            <text:p>A UBL invoice should not include the PaymentTerms PaymentMeans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399</text:p>
          </table:table-cell>
          <table:table-cell office:value-type="string">
            <text:p>A UBL invoice should not include the PaymentTerms PrepaidPaymentReferenc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00</text:p>
          </table:table-cell>
          <table:table-cell office:value-type="string">
            <text:p>A UBL invoice should not include the PaymentTerms ReferenceEven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01</text:p>
          </table:table-cell>
          <table:table-cell office:value-type="string">
            <text:p>A UBL invoice should not include the PaymentTerms SettlementDiscount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02</text:p>
          </table:table-cell>
          <table:table-cell office:value-type="string">
            <text:p>A UBL invoice should not include the PaymentTerms PenaltySurcharg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03</text:p>
          </table:table-cell>
          <table:table-cell office:value-type="string">
            <text:p>A UBL invoice should not include the PaymentTerms Payment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04</text:p>
          </table:table-cell>
          <table:table-cell office:value-type="string">
            <text:p>A UBL invoice should not include the PaymentTerms 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05</text:p>
          </table:table-cell>
          <table:table-cell office:value-type="string">
            <text:p>A UBL invoice should not include the PaymentTerms SettlementDiscoun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06</text:p>
          </table:table-cell>
          <table:table-cell office:value-type="string">
            <text:p>A UBL invoice should not include the PaymentTerms Penalty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07</text:p>
          </table:table-cell>
          <table:table-cell office:value-type="string">
            <text:p>A UBL invoice should not include the PaymentTerms PaymentTermsDetailsURI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08</text:p>
          </table:table-cell>
          <table:table-cell office:value-type="string">
            <text:p>A UBL invoice should not include the PaymentTerms PaymentD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09</text:p>
          </table:table-cell>
          <table:table-cell office:value-type="string">
            <text:p>A UBL invoice should not include the PaymentTerms InstallmentDue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10</text:p>
          </table:table-cell>
          <table:table-cell office:value-type="string">
            <text:p>A UBL invoice should not include the PaymentTerms InvoicingParty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11</text:p>
          </table:table-cell>
          <table:table-cell office:value-type="string">
            <text:p>A UBL invoice should not include the PaymentTerms Settlement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12</text:p>
          </table:table-cell>
          <table:table-cell office:value-type="string">
            <text:p>A UBL invoice should not include the PaymentTerms Penal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13</text:p>
          </table:table-cell>
          <table:table-cell office:value-type="string">
            <text:p>A UBL invoice should not include the PaymentTerms 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14</text:p>
          </table:table-cell>
          <table:table-cell office:value-type="string">
            <text:p>A UBL invoice should not include the PaymentTerms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15</text:p>
          </table:table-cell>
          <table:table-cell office:value-type="string">
            <text:p>A UBL invoice should not include the PrepaidPaym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16</text:p>
          </table:table-cell>
          <table:table-cell office:value-type="string">
            <text:p>A UBL invoice should not include the AllowanceCharge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17</text:p>
          </table:table-cell>
          <table:table-cell office:value-type="string">
            <text:p>A UBL invoice should not include the AllowanceCharge Prepaid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18</text:p>
          </table:table-cell>
          <table:table-cell office:value-type="string">
            <text:p>A UBL invoice should not include the AllowanceCharge Sequenc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19</text:p>
          </table:table-cell>
          <table:table-cell office:value-type="string">
            <text:p>A UBL invoice should not include the AllowanceCharg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20</text:p>
          </table:table-cell>
          <table:table-cell office:value-type="string">
            <text:p>A UBL invoice should not include the AllowanceCharge AccountingCos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21</text:p>
          </table:table-cell>
          <table:table-cell office:value-type="string">
            <text:p>A UBL invoice should not include the AllowanceCharge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22</text:p>
          </table:table-cell>
          <table:table-cell office:value-type="string">
            <text:p>A UBL invoice should not include the AllowanceCharge TaxCatego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23</text:p>
          </table:table-cell>
          <table:table-cell office:value-type="string">
            <text:p>A UBL invoice should not include the AllowanceCharge TaxCategory BaseUnit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24</text:p>
          </table:table-cell>
          <table:table-cell office:value-type="string">
            <text:p>A UBL invoice should not include the AllowanceCharge TaxCategory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25</text:p>
          </table:table-cell>
          <table:table-cell office:value-type="string">
            <text:p>A UBL invoice should not include the AllowanceCharge TaxCategory Tax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26</text:p>
          </table:table-cell>
          <table:table-cell office:value-type="string">
            <text:p>A UBL invoice should not include the AllowanceCharge TaxCategory TaxExemption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27</text:p>
          </table:table-cell>
          <table:table-cell office:value-type="string">
            <text:p>A UBL invoice should not include the AllowanceCharge TaxCategory Tier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28</text:p>
          </table:table-cell>
          <table:table-cell office:value-type="string">
            <text:p>A UBL invoice should not include the AllowanceCharge TaxCategory TierRat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29</text:p>
          </table:table-cell>
          <table:table-cell office:value-type="string">
            <text:p>A UBL invoice should not include the AllowanceCharge TaxCategory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30</text:p>
          </table:table-cell>
          <table:table-cell office:value-type="string">
            <text:p>A UBL invoice should not include the AllowanceCharge TaxCategory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31</text:p>
          </table:table-cell>
          <table:table-cell office:value-type="string">
            <text:p>A UBL invoice should not include the AllowanceCharge TaxCategory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32</text:p>
          </table:table-cell>
          <table:table-cell office:value-type="string">
            <text:p>A UBL invoice should not include the AllowanceCharge TaxCategory TaxScheme Jurisdicc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33</text:p>
          </table:table-cell>
          <table:table-cell office:value-type="string">
            <text:p>A UBL invoice should not include the AllowanceCharge 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34</text:p>
          </table:table-cell>
          <table:table-cell office:value-type="string">
            <text:p>A UBL invoice should not include the AllowanceCharge PaymentMea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35</text:p>
          </table:table-cell>
          <table:table-cell office:value-type="string">
            <text:p>A UBL invoice should not include the Tax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36</text:p>
          </table:table-cell>
          <table:table-cell office:value-type="string">
            <text:p>A UBL invoice should not include the Pricing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37</text:p>
          </table:table-cell>
          <table:table-cell office:value-type="string">
            <text:p>A UBL invoice should not include the Payment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38</text:p>
          </table:table-cell>
          <table:table-cell office:value-type="string">
            <text:p>A UBL invoice should not include the PaymentAlternative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39</text:p>
          </table:table-cell>
          <table:table-cell office:value-type="string">
            <text:p>A UBL invoice should not include the TaxTotal TaxEvidenc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40</text:p>
          </table:table-cell>
          <table:table-cell office:value-type="string">
            <text:p>A UBL invoice should not include the TaxTotal TaxIncluded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41</text:p>
          </table:table-cell>
          <table:table-cell office:value-type="string">
            <text:p>A UBL invoice should not include the TaxTotal TaxSubtotal CalulationSequenc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42</text:p>
          </table:table-cell>
          <table:table-cell office:value-type="string">
            <text:p>A UBL invoice should not include the TaxTotal TaxSubtotal 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43</text:p>
          </table:table-cell>
          <table:table-cell office:value-type="string">
            <text:p>A UBL invoice should not include the TaxTotal TaxSubtotal BaseUnit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44</text:p>
          </table:table-cell>
          <table:table-cell office:value-type="string">
            <text:p>A UBL invoice should not include the TaxTotal TaxSubtotal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45</text:p>
          </table:table-cell>
          <table:table-cell office:value-type="string">
            <text:p>A UBL invoice should not include the TaxTotal TaxSubtotal Tier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46</text:p>
          </table:table-cell>
          <table:table-cell office:value-type="string">
            <text:p>A UBL invoice should not include the TaxTotal TaxSubtotal TierRat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47</text:p>
          </table:table-cell>
          <table:table-cell office:value-type="string">
            <text:p>A UBL invoice should not include the TaxTotal TaxSubtotal TaxCatego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48</text:p>
          </table:table-cell>
          <table:table-cell office:value-type="string">
            <text:p>A UBL invoice should not include the TaxTotal TaxSubtotal TaxCategory BaseUnit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49</text:p>
          </table:table-cell>
          <table:table-cell office:value-type="string">
            <text:p>A UBL invoice should not include the TaxTotal TaxSubtotal TaxCategory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50</text:p>
          </table:table-cell>
          <table:table-cell office:value-type="string">
            <text:p>A UBL invoice should not include the TaxTotal TaxSubtotal TaxCategory Tax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51</text:p>
          </table:table-cell>
          <table:table-cell office:value-type="string">
            <text:p>A UBL invoice should not include the TaxTotal TaxSubtotal TaxCategory Tier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52</text:p>
          </table:table-cell>
          <table:table-cell office:value-type="string">
            <text:p>A UBL invoice should not include the TaxTotal TaxSubtotal TaxCategory TierRat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53</text:p>
          </table:table-cell>
          <table:table-cell office:value-type="string">
            <text:p>A UBL invoice should not include the TaxTotal TaxSubtotal TaxCategory BaseUnit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54</text:p>
          </table:table-cell>
          <table:table-cell office:value-type="string">
            <text:p>A UBL invoice should not include the TaxTotal TaxSubtotal TaxCategory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55</text:p>
          </table:table-cell>
          <table:table-cell office:value-type="string">
            <text:p>A UBL invoice should not include the TaxTotal TaxSubtotal TaxCategory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56</text:p>
          </table:table-cell>
          <table:table-cell office:value-type="string">
            <text:p>A UBL invoice should not include the TaxTotal TaxSubtotal TaxCategory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57</text:p>
          </table:table-cell>
          <table:table-cell office:value-type="string">
            <text:p>A UBL invoice should not include the TaxTotal TaxSubtotal TaxCategory TaxScheme Jurisdicc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58</text:p>
          </table:table-cell>
          <table:table-cell office:value-type="string">
            <text:p>A UBL invoice should not include the Withholding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59</text:p>
          </table:table-cell>
          <table:table-cell office:value-type="string">
            <text:p>A UBL invoice should not include the LegalMonetaryTotal PayableRounding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60</text:p>
          </table:table-cell>
          <table:table-cell office:value-type="string">
            <text:p>A UBL invoice should not include the LegalMonetaryTotal PayableAlternative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61</text:p>
          </table:table-cell>
          <table:table-cell office:value-type="string">
            <text:p>A UBL invoice should not include the InvoiceLin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62</text:p>
          </table:table-cell>
          <table:table-cell office:value-type="string">
            <text:p>A UBL invoice should not include the InvoiceLine TaxPointD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63</text:p>
          </table:table-cell>
          <table:table-cell office:value-type="string">
            <text:p>A UBL invoice should not include the InvoiceLin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64</text:p>
          </table:table-cell>
          <table:table-cell office:value-type="string">
            <text:p>A UBL invoice should not include the InvoiceLine PaymentPurpos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65</text:p>
          </table:table-cell>
          <table:table-cell office:value-type="string">
            <text:p>A UBL invoice should not include the InvoiceLine FreeOfCharg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66</text:p>
          </table:table-cell>
          <table:table-cell office:value-type="string">
            <text:p>A UBL invoice should not include the InvoiceLine InvoicePeriod Start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67</text:p>
          </table:table-cell>
          <table:table-cell office:value-type="string">
            <text:p>A UBL invoice should not include the InvoiceLine InvoicePeriod EndTi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68</text:p>
          </table:table-cell>
          <table:table-cell office:value-type="string">
            <text:p>A UBL invoice should not include the InvoiceLine InvoicePeriod Duration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69</text:p>
          </table:table-cell>
          <table:table-cell office:value-type="string">
            <text:p>A UBL invoice should not include the InvoiceLine InvoicePeriod Descripti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70</text:p>
          </table:table-cell>
          <table:table-cell office:value-type="string">
            <text:p>A UBL invoice should not include the InvoiceLine InvoicePeriod Descrip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71</text:p>
          </table:table-cell>
          <table:table-cell office:value-type="string">
            <text:p>A UBL invoice should not include the InvoiceLine OrderLineReference SalesOrderLine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72</text:p>
          </table:table-cell>
          <table:table-cell office:value-type="string">
            <text:p>A UBL invoice should not include the InvoiceLine OrderLineReference UU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73</text:p>
          </table:table-cell>
          <table:table-cell office:value-type="string">
            <text:p>A UBL invoice should not include the InvoiceLine OrderLineReference LineStatus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74</text:p>
          </table:table-cell>
          <table:table-cell office:value-type="string">
            <text:p>A UBL invoice should not include the InvoiceLine OrderLineReference Order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75</text:p>
          </table:table-cell>
          <table:table-cell office:value-type="string">
            <text:p>A UBL invoice should not include the InvoiceLine DespatchLine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76</text:p>
          </table:table-cell>
          <table:table-cell office:value-type="string">
            <text:p>A UBL invoice should not include the InvoiceLine ReceiptLine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77</text:p>
          </table:table-cell>
          <table:table-cell office:value-type="string">
            <text:p>A UBL invoice should not include the InvoiceLine Billing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78</text:p>
          </table:table-cell>
          <table:table-cell office:value-type="string">
            <text:p>A UBL invoice should not include the InvoiceLine 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79</text:p>
          </table:table-cell>
          <table:table-cell office:value-type="string">
            <text:p>A UBL invoice should not include the InvoiceLine Pricing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80</text:p>
          </table:table-cell>
          <table:table-cell office:value-type="string">
            <text:p>A UBL invoice should not include the InvoiceLine Originato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81</text:p>
          </table:table-cell>
          <table:table-cell office:value-type="string">
            <text:p>A UBL invoice should not include the InvoiceLine Delive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82</text:p>
          </table:table-cell>
          <table:table-cell office:value-type="string">
            <text:p>A UBL invoice should not include the InvoiceLine PaymentTerm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83</text:p>
          </table:table-cell>
          <table:table-cell office:value-type="string">
            <text:p>A UBL invoice should not include the InvoiceLine AllowanceCharge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84</text:p>
          </table:table-cell>
          <table:table-cell office:value-type="string">
            <text:p>A UBL invoice should not include the InvoiceLine AllowanceCharge Prepaid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85</text:p>
          </table:table-cell>
          <table:table-cell office:value-type="string">
            <text:p>A UBL invoice should not include the InvoiceLine AllowanceCharge Sequenc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86</text:p>
          </table:table-cell>
          <table:table-cell office:value-type="string">
            <text:p>A UBL invoice should not include the InvoiceLine AllowanceCharge Prepaid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87</text:p>
          </table:table-cell>
          <table:table-cell office:value-type="string">
            <text:p>A UBL invoice should not include the InvoiceLine AllowanceCharg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88</text:p>
          </table:table-cell>
          <table:table-cell office:value-type="string">
            <text:p>A UBL invoice should not include the InvoiceLine AllowanceCharge AccountingCos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89</text:p>
          </table:table-cell>
          <table:table-cell office:value-type="string">
            <text:p>A UBL invoice should not include the InvoiceLine AllowanceCharge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90</text:p>
          </table:table-cell>
          <table:table-cell office:value-type="string">
            <text:p>A UBL invoice should not include the InvoiceLine AllowanceCharge TaxCatego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91</text:p>
          </table:table-cell>
          <table:table-cell office:value-type="string">
            <text:p>A UBL invoice should not include the InvoiceLine AllowanceCharge 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92</text:p>
          </table:table-cell>
          <table:table-cell office:value-type="string">
            <text:p>A UBL invoice should not include the InvoiceLine AllowanceCharge PaymentMea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93</text:p>
          </table:table-cell>
          <table:table-cell office:value-type="string">
            <text:p>A UBL invoice should not include the InvoiceLine 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94</text:p>
          </table:table-cell>
          <table:table-cell office:value-type="string">
            <text:p>A UBL invoice should not include the InvoiceLine Withholding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95</text:p>
          </table:table-cell>
          <table:table-cell office:value-type="string">
            <text:p>A UBL invoice should not include the InvoiceLine Item Pack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96</text:p>
          </table:table-cell>
          <table:table-cell office:value-type="string">
            <text:p>A UBL invoice should not include the InvoiceLine Item PackSiz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97</text:p>
          </table:table-cell>
          <table:table-cell office:value-type="string">
            <text:p>A UBL invoice should not include the InvoiceLine Item Catalogue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98</text:p>
          </table:table-cell>
          <table:table-cell office:value-type="string">
            <text:p>A UBL invoice should not include the InvoiceLine Item HazardousRisk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499</text:p>
          </table:table-cell>
          <table:table-cell office:value-type="string">
            <text:p>A UBL invoice should not include the InvoiceLine Item AdditionalInform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00</text:p>
          </table:table-cell>
          <table:table-cell office:value-type="string">
            <text:p>A UBL invoice should not include the InvoiceLine Item Keywor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01</text:p>
          </table:table-cell>
          <table:table-cell office:value-type="string">
            <text:p>A UBL invoice should not include the InvoiceLine Item Brand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02</text:p>
          </table:table-cell>
          <table:table-cell office:value-type="string">
            <text:p>A UBL invoice should not include the InvoiceLine Item Model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03</text:p>
          </table:table-cell>
          <table:table-cell office:value-type="string">
            <text:p>A UBL invoice should not include the InvoiceLine Item BuyersItem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04</text:p>
          </table:table-cell>
          <table:table-cell office:value-type="string">
            <text:p>A UBL invoice should not include the InvoiceLine Item SellersItemIdentification Extended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05</text:p>
          </table:table-cell>
          <table:table-cell office:value-type="string">
            <text:p>A UBL invoice should not include the InvoiceLine Item SellersItemIdentification BareCodeSymbology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06</text:p>
          </table:table-cell>
          <table:table-cell office:value-type="string">
            <text:p>A UBL invoice should not include the InvoiceLine Item SellersItemIdentification PhysicalAttribu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07</text:p>
          </table:table-cell>
          <table:table-cell office:value-type="string">
            <text:p>A UBL invoice should not include the InvoiceLine Item SellersItemIdentification Measurement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08</text:p>
          </table:table-cell>
          <table:table-cell office:value-type="string">
            <text:p>A UBL invoice should not include the InvoiceLine Item SellersItemIdentification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09</text:p>
          </table:table-cell>
          <table:table-cell office:value-type="string">
            <text:p>A UBL invoice should not include the InvoiceLine Item ManufacturersItem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10</text:p>
          </table:table-cell>
          <table:table-cell office:value-type="string">
            <text:p>A UBL invoice should not include the InvoiceLine Item StandardItemIdentification Extended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11</text:p>
          </table:table-cell>
          <table:table-cell office:value-type="string">
            <text:p>A UBL invoice should not include the InvoiceLine Item StandardItemIdentification BareCodeSymbology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12</text:p>
          </table:table-cell>
          <table:table-cell office:value-type="string">
            <text:p>A UBL invoice should not include the InvoiceLine Item StandardItemIdentification PhysicalAttribu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13</text:p>
          </table:table-cell>
          <table:table-cell office:value-type="string">
            <text:p>A UBL invoice should not include the InvoiceLine Item StandardItemIdentification Measurement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14</text:p>
          </table:table-cell>
          <table:table-cell office:value-type="string">
            <text:p>A UBL invoice should not include the InvoiceLine Item StandardItemIdentification Issu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15</text:p>
          </table:table-cell>
          <table:table-cell office:value-type="string">
            <text:p>A UBL invoice should not include the InvoiceLine Item CatalogueItem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16</text:p>
          </table:table-cell>
          <table:table-cell office:value-type="string">
            <text:p>A UBL invoice should not include the InvoiceLine Item AdditionalItemIdentificat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17</text:p>
          </table:table-cell>
          <table:table-cell office:value-type="string">
            <text:p>A UBL invoice should not include the InvoiceLine Item Catalogue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18</text:p>
          </table:table-cell>
          <table:table-cell office:value-type="string">
            <text:p>A UBL invoice should not include the InvoiceLine Item ItemSpecificationDocumentRefere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19</text:p>
          </table:table-cell>
          <table:table-cell office:value-type="string">
            <text:p>A UBL invoice should not include the InvoiceLine Item OriginCount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20</text:p>
          </table:table-cell>
          <table:table-cell office:value-type="string">
            <text:p>A UBL invoice should not include the InvoiceLine Item CommodityClassification Natur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21</text:p>
          </table:table-cell>
          <table:table-cell office:value-type="string">
            <text:p>A UBL invoice should not include the InvoiceLine Item CommodityClassification Cargo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22</text:p>
          </table:table-cell>
          <table:table-cell office:value-type="string">
            <text:p>A UBL invoice should not include the InvoiceLine Item CommodityClassification Commodit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23</text:p>
          </table:table-cell>
          <table:table-cell office:value-type="string">
            <text:p>A UBL invoice should not include the InvoiceLine Item TransactionConditio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24</text:p>
          </table:table-cell>
          <table:table-cell office:value-type="string">
            <text:p>A UBL invoice should not include the InvoiceLine Item HazardousItem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25</text:p>
          </table:table-cell>
          <table:table-cell office:value-type="string">
            <text:p>A UBL invoice should not include the InvoiceLine Item ClassifiedTaxCategory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26</text:p>
          </table:table-cell>
          <table:table-cell office:value-type="string">
            <text:p>A UBL invoice should not include the InvoiceLine Item ClassifiedTaxCategory BaseUnitMeasur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27</text:p>
          </table:table-cell>
          <table:table-cell office:value-type="string">
            <text:p>A UBL invoice should not include the InvoiceLine Item ClassifiedTaxCategory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28</text:p>
          </table:table-cell>
          <table:table-cell office:value-type="string">
            <text:p>A UBL invoice should not include the InvoiceLine Item ClassifiedTaxCategory TaxExemption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29</text:p>
          </table:table-cell>
          <table:table-cell office:value-type="string">
            <text:p>A UBL invoice should not include the InvoiceLine Item ClassifiedTaxCategory Tier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30</text:p>
          </table:table-cell>
          <table:table-cell office:value-type="string">
            <text:p>A UBL invoice should not include the InvoiceLine Item ClassifiedTaxCategory TierRatePerc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31</text:p>
          </table:table-cell>
          <table:table-cell office:value-type="string">
            <text:p>A UBL invoice should not include the InvoiceLine Item ClassifiedTaxCategory TaxScheme Nam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32</text:p>
          </table:table-cell>
          <table:table-cell office:value-type="string">
            <text:p>A UBL invoice should not include the InvoiceLine Item ClassifiedTaxCategory TaxScheme Tax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33</text:p>
          </table:table-cell>
          <table:table-cell office:value-type="string">
            <text:p>A UBL invoice should not include the InvoiceLine Item ClassifiedTaxCategory TaxScheme Currency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34</text:p>
          </table:table-cell>
          <table:table-cell office:value-type="string">
            <text:p>A UBL invoice should not include the InvoiceLine Item ClassifiedTaxCategory TaxScheme JurisdiccionRegio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35</text:p>
          </table:table-cell>
          <table:table-cell office:value-type="string">
            <text:p>A UBL invoice should not include the InvoiceLine Item AdditionalItemProperty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36</text:p>
          </table:table-cell>
          <table:table-cell office:value-type="string">
            <text:p>A UBL invoice should not include the InvoiceLine Item AdditionalItemProperty Nam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37</text:p>
          </table:table-cell>
          <table:table-cell office:value-type="string">
            <text:p>A UBL invoice should not include the InvoiceLine Item AdditionalItemProperty TestMeth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38</text:p>
          </table:table-cell>
          <table:table-cell office:value-type="string">
            <text:p>A UBL invoice should not include the InvoiceLine Item AdditionalItemProperty ValueQuanti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39</text:p>
          </table:table-cell>
          <table:table-cell office:value-type="string">
            <text:p>A UBL invoice should not include the InvoiceLine Item AdditionalItemProperty ValueQualifie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40</text:p>
          </table:table-cell>
          <table:table-cell office:value-type="string">
            <text:p>A UBL invoice should not include the InvoiceLine Item AdditionalItemProperty Importanc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41</text:p>
          </table:table-cell>
          <table:table-cell office:value-type="string">
            <text:p>A UBL invoice should not include the InvoiceLine Item AdditionalItemProperty ListValu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42</text:p>
          </table:table-cell>
          <table:table-cell office:value-type="string">
            <text:p>A UBL invoice should not include the InvoiceLine Item AdditionalItemProperty Usabil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43</text:p>
          </table:table-cell>
          <table:table-cell office:value-type="string">
            <text:p>A UBL invoice should not include the InvoiceLine Item AdditionalItemProperty ItemPropertyGroup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44</text:p>
          </table:table-cell>
          <table:table-cell office:value-type="string">
            <text:p>A UBL invoice should not include the InvoiceLine Item AdditionalItemProperty Range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45</text:p>
          </table:table-cell>
          <table:table-cell office:value-type="string">
            <text:p>A UBL invoice should not include the InvoiceLine Item AdditionalItemProperty ItemPropertyRang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46</text:p>
          </table:table-cell>
          <table:table-cell office:value-type="string">
            <text:p>A UBL invoice should not include the InvoiceLine Item Manufactur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47</text:p>
          </table:table-cell>
          <table:table-cell office:value-type="string">
            <text:p>A UBL invoice should not include the InvoiceLine Item InformationContentProviderPart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48</text:p>
          </table:table-cell>
          <table:table-cell office:value-type="string">
            <text:p>A UBL invoice should not include the InvoiceLine Item OriginAddres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49</text:p>
          </table:table-cell>
          <table:table-cell office:value-type="string">
            <text:p>A UBL invoice should not include the InvoiceLine Item ItemInsta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50</text:p>
          </table:table-cell>
          <table:table-cell office:value-type="string">
            <text:p>A UBL invoice should not include the InvoiceLine Item Certific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51</text:p>
          </table:table-cell>
          <table:table-cell office:value-type="string">
            <text:p>A UBL invoice should not include the InvoiceLine Item Dim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52</text:p>
          </table:table-cell>
          <table:table-cell office:value-type="string">
            <text:p>A UBL invoice should not include the InvoiceLine Item Price PriceChange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53</text:p>
          </table:table-cell>
          <table:table-cell office:value-type="string">
            <text:p>A UBL invoice should not include the InvoiceLine Item Price PriceType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54</text:p>
          </table:table-cell>
          <table:table-cell office:value-type="string">
            <text:p>A UBL invoice should not include the InvoiceLine Item Price PriceTyp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55</text:p>
          </table:table-cell>
          <table:table-cell office:value-type="string">
            <text:p>A UBL invoice should not include the InvoiceLine Item Price OrderableUnitFactor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56</text:p>
          </table:table-cell>
          <table:table-cell office:value-type="string">
            <text:p>A UBL invoice should not include the InvoiceLine Item Price ValidityPerio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57</text:p>
          </table:table-cell>
          <table:table-cell office:value-type="string">
            <text:p>A UBL invoice should not include the InvoiceLine Item Price PriceLis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58</text:p>
          </table:table-cell>
          <table:table-cell office:value-type="string">
            <text:p>A UBL invoice should not include the InvoiceLine Item Price OrderableUnitFactor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59</text:p>
          </table:table-cell>
          <table:table-cell office:value-type="string">
            <text:p>A UBL invoice should not include the InvoiceLine Item Price AllowanceCharge ID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60</text:p>
          </table:table-cell>
          <table:table-cell office:value-type="string">
            <text:p>A UBL invoice should not include the InvoiceLine Item Price AllowanceCharge AllowanceChargeReason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61</text:p>
          </table:table-cell>
          <table:table-cell office:value-type="string">
            <text:p>A UBL invoice should not include the InvoiceLine Item Price AllowanceCharge AllowanceChargeReas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62</text:p>
          </table:table-cell>
          <table:table-cell office:value-type="string">
            <text:p>A UBL invoice should not include the InvoiceLine Item Price AllowanceCharge MultiplierFactor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63</text:p>
          </table:table-cell>
          <table:table-cell office:value-type="string">
            <text:p>A UBL invoice should not include the InvoiceLine Item Price AllowanceCharge PrepaidIndicator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64</text:p>
          </table:table-cell>
          <table:table-cell office:value-type="string">
            <text:p>A UBL invoice should not include the InvoiceLine Item Price AllowanceCharge SequenceNumeric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65</text:p>
          </table:table-cell>
          <table:table-cell office:value-type="string">
            <text:p>A UBL invoice should not include the InvoiceLine Item Price AllowanceCharge AccountingCostCod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66</text:p>
          </table:table-cell>
          <table:table-cell office:value-type="string">
            <text:p>A UBL invoice should not include the InvoiceLine Item Price AllowanceCharge AccountingCos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67</text:p>
          </table:table-cell>
          <table:table-cell office:value-type="string">
            <text:p>A UBL invoice should not include the InvoiceLine Item Price AllowanceCharge PerUnitAmou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68</text:p>
          </table:table-cell>
          <table:table-cell office:value-type="string">
            <text:p>A UBL invoice should not include the InvoiceLine Item Price AllowanceCharge TaxCategory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69</text:p>
          </table:table-cell>
          <table:table-cell office:value-type="string">
            <text:p>A UBL invoice should not include the InvoiceLine Item Price AllowanceCharge TaxTotal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70</text:p>
          </table:table-cell>
          <table:table-cell office:value-type="string">
            <text:p>A UBL invoice should not include the InvoiceLine Item Price AllowanceCharge PaymentMean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71</text:p>
          </table:table-cell>
          <table:table-cell office:value-type="string">
            <text:p>A UBL invoice should not include the InvoiceLine Item Price PricingExchangeRat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72</text:p>
          </table:table-cell>
          <table:table-cell office:value-type="string">
            <text:p>A UBL invoice should not include the InvoiceLine DeliveryTerms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73</text:p>
          </table:table-cell>
          <table:table-cell office:value-type="string">
            <text:p>A UBL invoice should not include the InvoiceLine SubInvoiceLin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CR-574</text:p>
          </table:table-cell>
          <table:table-cell office:value-type="string">
            <text:p>A UBL invoice should not include the InvoiceLine ItemPriceExtension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08</text:p>
          </table:table-cell>
          <table:table-cell office:value-type="string">
            <text:p>Scheme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09</text:p>
          </table:table-cell>
          <table:table-cell office:value-type="string">
            <text:p>Scheme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10</text:p>
          </table:table-cell>
          <table:table-cell office:value-type="string">
            <text:p>Scheme data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11</text:p>
          </table:table-cell>
          <table:table-cell office:value-type="string">
            <text:p>Scheme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12</text:p>
          </table:table-cell>
          <table:table-cell office:value-type="string">
            <text:p>Format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13</text:p>
          </table:table-cell>
          <table:table-cell office:value-type="string">
            <text:p>Unit code list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14</text:p>
          </table:table-cell>
          <table:table-cell office:value-type="string">
            <text:p>Unit code list agency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15</text:p>
          </table:table-cell>
          <table:table-cell office:value-type="string">
            <text:p>Unit code list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16</text:p>
          </table:table-cell>
          <table:table-cell office:value-type="string">
            <text:p>List agency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17</text:p>
          </table:table-cell>
          <table:table-cell office:value-type="string">
            <text:p>List 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18</text:p>
          </table:table-cell>
          <table:table-cell office:value-type="string">
            <text:p>Name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19</text:p>
          </table:table-cell>
          <table:table-cell office:value-type="string">
            <text:p>Language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20</text:p>
          </table:table-cell>
          <table:table-cell office:value-type="string">
            <text:p>List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21</text:p>
          </table:table-cell>
          <table:table-cell office:value-type="string">
            <text:p>List scheme 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22</text:p>
          </table:table-cell>
          <table:table-cell office:value-type="string">
            <text:p>Language local identifier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23</text:p>
          </table:table-cell>
          <table:table-cell office:value-type="string">
            <text:p>Uri attribute should not be present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SR-01</text:p>
          </table:table-cell>
          <table:table-cell table:style-name="ce8" office:value-type="string">
            <text:p>Contract identifier shall occur maximum once.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UBL-SR-02</text:p>
          </table:table-cell>
          <table:table-cell table:style-name="ce8" office:value-type="string">
            <text:p>Receive advice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SR-03</text:p>
          </table:table-cell>
          <table:table-cell table:style-name="ce8" office:value-type="string">
            <text:p>Despatch advice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UBL-SR-04</text:p>
          </table:table-cell>
          <table:table-cell table:style-name="ce8" office:value-type="string">
            <text:p>Invoice not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SR-05</text:p>
          </table:table-cell>
          <table:table-cell table:style-name="ce8" office:value-type="string">
            <text:p>Payment terms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UBL-SR-06</text:p>
          </table:table-cell>
          <table:table-cell table:style-name="ce8" office:value-type="string">
            <text:p>Preceding invoice referenc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UBL-SR-08</text:p>
          </table:table-cell>
          <table:table-cell table:style-name="ce8" office:value-type="string">
            <text:p>Invoice period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SR-09</text:p>
          </table:table-cell>
          <table:table-cell table:style-name="ce8" office:value-type="string">
            <text:p>Sell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UBL-SR-10</text:p>
          </table:table-cell>
          <table:table-cell table:style-name="ce8" office:value-type="string">
            <text:p>Seller trad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SR-11</text:p>
          </table:table-cell>
          <table:table-cell table:style-name="ce8" office:value-type="string">
            <text:p>Seller legal registration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UBL-SR-12</text:p>
          </table:table-cell>
          <table:table-cell table:style-name="ce8" office:value-type="string">
            <text:p>Seller VAT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SR-13</text:p>
          </table:table-cell>
          <table:table-cell table:style-name="ce8" office:value-type="string">
            <text:p>Seller tax registr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UBL-SR-14</text:p>
          </table:table-cell>
          <table:table-cell table:style-name="ce8" office:value-type="string">
            <text:p>Seller additional legal inform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SR-15</text:p>
          </table:table-cell>
          <table:table-cell table:style-name="ce8" office:value-type="string">
            <text:p>Buyer nam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UBL-SR-16</text:p>
          </table:table-cell>
          <table:table-cell table:style-name="ce8" office:value-type="string">
            <text:p>Buyer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SR-17</text:p>
          </table:table-cell>
          <table:table-cell table:style-name="ce8" office:value-type="string">
            <text:p>Buyer legal registration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UBL-SR-18</text:p>
          </table:table-cell>
          <table:table-cell table:style-name="ce8" office:value-type="string">
            <text:p>Buyer VAT identifier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UBL-SR-24</text:p>
          </table:table-cell>
          <table:table-cell table:style-name="ce8" office:value-type="string">
            <text:p>Deliver to information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SR-29</text:p>
          </table:table-cell>
          <table:table-cell table:style-name="ce8" office:value-type="string">
            <text:p>Bank creditor reference shall occur maximum once</text:p>
          </table:table-cell>
          <table:table-cell office:value-type="string">
            <text:p>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UBL-SR-38</text:p>
          </table:table-cell>
          <table:table-cell table:style-name="ce8" office:value-type="string">
            <text:p>Invoice line note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SR-39</text:p>
          </table:table-cell>
          <table:table-cell table:style-name="ce8" office:value-type="string">
            <text:p>Referenced purchase order line identifier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UBL-SR-40</text:p>
          </table:table-cell>
          <table:table-cell table:style-name="ce8" office:value-type="string">
            <text:p>Invoice line period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SR-41</text:p>
          </table:table-cell>
          <table:table-cell table:style-name="ce8" office:value-type="string">
            <text:p>Invoice line allowance reason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UBL-SR-42</text:p>
          </table:table-cell>
          <table:table-cell table:style-name="ce8" office:value-type="string">
            <text:p>Invoice line charge reason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SR-43</text:p>
          </table:table-cell>
          <table:table-cell table:style-name="ce8" office:value-type="string">
            <text:p>Item price discount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UBL-SR-44</text:p>
          </table:table-cell>
          <table:table-cell table:style-name="ce8" office:value-type="string">
            <text:p>Invoiced item VAT exemption reason text shall occur maximum once</text:p>
          </table:table-cell>
          <table:table-cell office:value-type="string">
            <text:p>Invoice lin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SR-33</text:p>
          </table:table-cell>
          <table:table-cell table:style-name="ce8" office:value-type="string">
            <text:p>Invoice total VAT amount shall occur maximum once</text:p>
          </table:table-cell>
          <table:table-cell office:value-type="string">
            <text:p>Invoice total VAT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UBL-SR-34</text:p>
          </table:table-cell>
          <table:table-cell table:style-name="ce8" office:value-type="string">
            <text:p>Invoice total VAT amount in accounting currency shall occur maximum once if present</text:p>
          </table:table-cell>
          <table:table-cell office:value-type="string">
            <text:p>Invoice total VAT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SR-19</text:p>
          </table:table-cell>
          <table:table-cell table:style-name="ce8" office:value-type="string">
            <text:p>Payee name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UBL-SR-20</text:p>
          </table:table-cell>
          <table:table-cell table:style-name="ce8" office:value-type="string">
            <text:p>Payee identifier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SR-21</text:p>
          </table:table-cell>
          <table:table-cell table:style-name="ce8" office:value-type="string">
            <text:p>Payee legal registration identifier shall occur maximum once, if the Payee is different from the Seller</text:p>
          </table:table-cell>
          <table:table-cell office:value-type="string">
            <text:p>Paye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UBL-SR-26</text:p>
          </table:table-cell>
          <table:table-cell table:style-name="ce8" office:value-type="string">
            <text:p>Payment reference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SR-27</text:p>
          </table:table-cell>
          <table:table-cell table:style-name="ce8" office:value-type="string">
            <text:p>Payment means text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UBL-SR-28</text:p>
          </table:table-cell>
          <table:table-cell table:style-name="ce8" office:value-type="string">
            <text:p>Mandate reference identifier shall occur maximum once</text:p>
          </table:table-cell>
          <table:table-cell office:value-type="string">
            <text:p>Payment instructions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04</text:p>
          </table:table-cell>
          <table:table-cell office:value-type="string">
            <text:p>Percentages shall be decimal up to four fraction digits</text:p>
          </table:table-cell>
          <table:table-cell office:value-type="string">
            <text:p>Percent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SR-07</text:p>
          </table:table-cell>
          <table:table-cell table:style-name="ce8" office:value-type="string">
            <text:p>If there is a preceding invoice reference, the preceding invoice number shall be present</text:p>
          </table:table-cell>
          <table:table-cell office:value-type="string">
            <text:p>Preceding Invoic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02</text:p>
          </table:table-cell>
          <table:table-cell office:value-type="string">
            <text:p>Unit price shall be decimal up to four fraction digits</text:p>
          </table:table-cell>
          <table:table-cell office:value-type="string">
            <text:p>Price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DT-03</text:p>
          </table:table-cell>
          <table:table-cell office:value-type="string">
            <text:p>Quantities shall be decimal up to four fraction digits</text:p>
          </table:table-cell>
          <table:table-cell office:value-type="string">
            <text:p>Quantity data type</text:p>
          </table:table-cell>
          <table:table-cell office:value-type="string">
            <text:p>fatal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UBL-SR-22</text:p>
          </table:table-cell>
          <table:table-cell table:style-name="ce8" office:value-type="string">
            <text:p>Seller tax representative name shall occur maximum once, if the Seller has a tax representative</text:p>
          </table:table-cell>
          <table:table-cell office:value-type="string">
            <text:p>Tax Representativ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SR-23</text:p>
          </table:table-cell>
          <table:table-cell table:style-name="ce8" office:value-type="string">
            <text:p>Seller tax representative VAT identifier shall occur maximum once, if the Seller has a tax representative</text:p>
          </table:table-cell>
          <table:table-cell office:value-type="string">
            <text:p>Tax Representative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4">
          <table:table-cell office:value-type="string">
            <text:p>UBL-SR-35</text:p>
          </table:table-cell>
          <table:table-cell table:style-name="ce8" office:value-type="string">
            <text:p>VAT exemption reason text shall occur maximum once</text:p>
          </table:table-cell>
          <table:table-cell office:value-type="string">
            <text:p>Tax subtotal</text:p>
          </table:table-cell>
          <table:table-cell office:value-type="string">
            <text:p>warning</text:p>
          </table:table-cell>
          <table:table-cell table:style-name="ce5" office:value-type="string">
            <text:p>syntax</text:p>
          </table:table-cell>
          <table:table-cell table:number-columns-repeated="1018"/>
        </table:table-row>
        <table:table-row table:style-name="ro1" table:number-rows-repeated="104793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UBL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7" table:number-columns-repeated="250" table:default-cell-style-name="Default"/>
        <table:table-row table:style-name="ro4">
          <table:table-cell table:style-name="ce12" office:value-type="string">
            <text:p>Source</text:p>
          </table:table-cell>
          <table:table-cell table:style-name="ce12" office:value-type="string">
            <text:p>Rule ID</text:p>
          </table:table-cell>
          <table:table-cell table:style-name="ce14" office:value-type="string">
            <text:p>Predicate</text:p>
          </table:table-cell>
          <table:table-cell table:style-name="ce21" office:value-type="string">
            <text:p>Prerequisite</text:p>
          </table:table-cell>
          <table:table-cell/>
          <table:table-cell table:style-name="ce22"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SR-01</text:p>
          </table:table-cell>
          <table:table-cell table:style-name="ce8" office:value-type="string">
            <text:p>(count(cac:ContractDocumentReference/cbc:ID) &amp;lt;= 1)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table:style-name="ce7" office:value-type="string">
            <text:p>UBL-SR-02</text:p>
          </table:table-cell>
          <table:table-cell table:style-name="ce18" office:value-type="string">
            <text:p><text:span text:style-name="T1">(count(cac:</text:span><text:span text:style-name="T2">ReceiptDocumentReference</text:span><text:span text:style-name="T1">/cbc:ID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SR-03</text:p>
          </table:table-cell>
          <table:table-cell table:style-name="ce18" office:value-type="string">
            <text:p><text:span text:style-name="T1">(count(cac:</text:span><text:span text:style-name="T2">Despatch</text:span><text:span text:style-name="T1">DocumentReference/cbc:ID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table:style-name="ce7" office:value-type="string">
            <text:p>UBL-SR-04</text:p>
          </table:table-cell>
          <table:table-cell table:style-name="ce8" office:value-type="string">
            <text:p>(count(cbc:Note) &amp;lt;= 1)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SR-05</text:p>
          </table:table-cell>
          <table:table-cell table:style-name="ce8" office:value-type="string">
            <text:p>(count(cac:PaymentTerms/cbc:Note) &amp;lt;= 1)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table:style-name="ce7" office:value-type="string">
            <text:p>UBL-SR-06</text:p>
          </table:table-cell>
          <table:table-cell table:style-name="ce8" office:value-type="string">
            <text:p>(count(cac:InvoiceDocumentReference) &amp;lt;= 1)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SR-07</text:p>
          </table:table-cell>
          <table:table-cell table:style-name="ce8" office:value-type="string">
            <text:p>(cac:InvoiceDocumentReference/cbc:ID)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table:style-name="ce7" office:value-type="string">
            <text:p>UBL-SR-08</text:p>
          </table:table-cell>
          <table:table-cell table:style-name="ce8" office:value-type="string">
            <text:p>(count(cac:InvoicePeriod) &amp;lt;= 1)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SR-09</text:p>
          </table:table-cell>
          <table:table-cell table:style-name="ce18" office:value-type="string">
            <text:p><text:span text:style-name="T1">(count(</text:span><text:span text:style-name="T3">cac:AccountingSupplierParty/cac:Party/cac:PartyLegalEntity/cbc:RegistrationNa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table:style-name="ce7" office:value-type="string">
            <text:p>UBL-SR-10</text:p>
          </table:table-cell>
          <table:table-cell table:style-name="ce18" office:value-type="string">
            <text:p><text:span text:style-name="T1">(count(</text:span><text:span text:style-name="T3">cac:AccountingSupplierParty/cac:Party/cac:PartyName/cbc:Na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SR-11</text:p>
          </table:table-cell>
          <table:table-cell table:style-name="ce18" office:value-type="string">
            <text:p><text:span text:style-name="T1">(count(</text:span><text:span text:style-name="T2">cac:AccountingSupplierParty/cac:Party/cac:PartyLegalEntity/cbc:Compa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table:style-name="ce7" office:value-type="string">
            <text:p>UBL-SR-12</text:p>
          </table:table-cell>
          <table:table-cell table:style-name="ce18" office:value-type="string">
            <text:p><text:span text:style-name="T1">(count(</text:span><text:span text:style-name="T2">cac:AccountingSupplierParty/cac:Party/cac:PartyTaxScheme/cbc:Compa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SR-13</text:p>
          </table:table-cell>
          <table:table-cell table:style-name="ce18" office:value-type="string">
            <text:p><text:span text:style-name="T1">(count(</text:span><text:span text:style-name="T2">cac:AccountingSupplierParty/cac:Party/cac:PartyTaxScheme/cbc: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table:style-name="ce7" office:value-type="string">
            <text:p>UBL-SR-14</text:p>
          </table:table-cell>
          <table:table-cell table:style-name="ce18" office:value-type="string">
            <text:p><text:span text:style-name="T1">(count(</text:span><text:span text:style-name="T2">cac:AccountingSupplierParty/cac:Party/cac:PartyLegalEntity/cbc:CompanyLegalForm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SR-15</text:p>
          </table:table-cell>
          <table:table-cell table:style-name="ce18" office:value-type="string">
            <text:p><text:span text:style-name="T1">(count(</text:span><text:span text:style-name="T3">cac:AccountingCustomerParty/cac:Party/cac:PartyName/cbc:Na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table:style-name="ce7" office:value-type="string">
            <text:p>UBL-SR-16</text:p>
          </table:table-cell>
          <table:table-cell table:style-name="ce18" office:value-type="string">
            <text:p><text:span text:style-name="T1">(count(</text:span><text:span text:style-name="T3">cac:AccountingCustomerParty/cac:Party/cac:PartyIdentification/cbc: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SR-17</text:p>
          </table:table-cell>
          <table:table-cell table:style-name="ce18" office:value-type="string">
            <text:p><text:span text:style-name="T1">(count(</text:span><text:span text:style-name="T2">cac:AccountingCustomerParty/cac:Party/cac:PartyLegalEntity/cbc:Compa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table:style-name="ce7" office:value-type="string">
            <text:p>UBL-SR-18</text:p>
          </table:table-cell>
          <table:table-cell table:style-name="ce18" office:value-type="string">
            <text:p><text:span text:style-name="T1">(count(</text:span><text:span text:style-name="T2">cac:AccountingCustomerParty/cac:Party/cac:PartyTaxScheme/cbc:Compa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SR-19</text:p>
          </table:table-cell>
          <table:table-cell table:style-name="ce18" office:value-type="string">
            <text:p><text:span text:style-name="T1">(count(</text:span><text:span text:style-name="T3">cac:PartyName/cbc:Name</text:span><text:span text:style-name="T1">) &amp;lt;= 1) and ((</text:span><text:span text:style-name="T3">cac:PartyName/cbc:Name) != (/cac:AccountingSupplierParty/cac:Party/cac:PartyName/cbc:Name)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table:style-name="ce7" office:value-type="string">
            <text:p>UBL-SR-20</text:p>
          </table:table-cell>
          <table:table-cell table:style-name="ce18" office:value-type="string">
            <text:p><text:span text:style-name="T1">(count(</text:span><text:span text:style-name="T3">cac:PartyIdentification/cbc:ID</text:span><text:span text:style-name="T1">) &amp;lt;= 1) and ((</text:span><text:span text:style-name="T3">cac:PartyName/cbc:Name) != (/cac:AccountingSupplierParty/cac:Party/cac:PartyName/cbc:Name)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SR-21</text:p>
          </table:table-cell>
          <table:table-cell table:style-name="ce18" office:value-type="string">
            <text:p><text:span text:style-name="T1">(count(</text:span><text:span text:style-name="T3">cac:PartyLegalEntity/cbc:CompanyID</text:span><text:span text:style-name="T1">) &amp;lt;= 1) and ((</text:span><text:span text:style-name="T3">cac:PartyName/cbc:Name) != (/cac:AccountingSupplierParty/cac:Party/cac:PartyName/cbc:Name)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table:style-name="ce7" office:value-type="string">
            <text:p>UBL-SR-22</text:p>
          </table:table-cell>
          <table:table-cell table:style-name="ce18" office:value-type="string">
            <text:p><text:span text:style-name="T1">(count(</text:span><text:span text:style-name="T3">cac:Party/cac:PartyName/cbc:Na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SR-23</text:p>
          </table:table-cell>
          <table:table-cell table:style-name="ce18" office:value-type="string">
            <text:p><text:span text:style-name="T1">(count(</text:span><text:span text:style-name="T2">cac:Party/cac:PartyTaxScheme/cbc:Company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table:style-name="ce7" office:value-type="string">
            <text:p>UBL-SR-24</text:p>
          </table:table-cell>
          <table:table-cell table:style-name="ce8" office:value-type="string">
            <text:p>(count(cac:Delivery) &amp;lt;= 1)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SR-25</text:p>
          </table:table-cell>
          <table:table-cell table:style-name="ce18" office:value-type="string">
            <text:p><text:span text:style-name="T1">(count(</text:span><text:span text:style-name="T3">cac:DeliveryParty/cac:PartyName/cbc:Nam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table:style-name="ce7" office:value-type="string">
            <text:p>UBL-SR-26</text:p>
          </table:table-cell>
          <table:table-cell table:style-name="ce8" office:value-type="string">
            <text:p>(count(cbc:PaymentID) &amp;lt;= 1)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SR-27</text:p>
          </table:table-cell>
          <table:table-cell table:style-name="ce8" office:value-type="string">
            <text:p>(count(cbc:InstructionNote) &amp;lt;= 1)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table:style-name="ce7" office:value-type="string">
            <text:p>UBL-SR-28</text:p>
          </table:table-cell>
          <table:table-cell table:style-name="ce8" office:value-type="string">
            <text:p>(count(cac:PaymentMandate/cbc:ID) &amp;lt;= 1)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SR-29</text:p>
          </table:table-cell>
          <table:table-cell table:style-name="ce18" office:value-type="string">
            <text:p><text:span text:style-name="T1">(count(</text:span><text:span text:style-name="T3">cac:PayeeParty/cac:PartyIdentification/cbc: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table:style-name="ce7" office:value-type="string">
            <text:p>UBL-SR-30</text:p>
          </table:table-cell>
          <table:table-cell table:style-name="ce18" office:value-type="string">
            <text:p><text:span text:style-name="T1">(count(</text:span><text:span text:style-name="T3">cbc:AllowanceChargeReason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SR-31</text:p>
          </table:table-cell>
          <table:table-cell table:style-name="ce18" office:value-type="string">
            <text:p><text:span text:style-name="T1">(count(</text:span><text:span text:style-name="T3">cbc:AllowanceChargeReason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table:style-name="ce7" office:value-type="string">
            <text:p>UBL-SR-32</text:p>
          </table:table-cell>
          <table:table-cell table:style-name="ce18" office:value-type="string">
            <text:p><text:span text:style-name="T1">(count(</text:span><text:span text:style-name="T3">cbc:AllowanceChargeReasonCode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SR-33</text:p>
          </table:table-cell>
          <table:table-cell table:style-name="ce8" office:value-type="string">
            <text:p>(count(cbc:TaxAmount) &amp;lt;= 1)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table:style-name="ce7" office:value-type="string">
            <text:p>UBL-SR-34</text:p>
          </table:table-cell>
          <table:table-cell table:style-name="ce8" office:value-type="string">
            <text:p>(count(cac:TaxSubtotal/cbc:TransactionCurrencyTaxAmount) &amp;lt;= 1)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SR-35</text:p>
          </table:table-cell>
          <table:table-cell table:style-name="ce18" office:value-type="string">
            <text:p><text:span text:style-name="T1">(count(</text:span><text:span text:style-name="T2">cac:TaxCategory/cbc:TaxExemptionReason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table:style-name="ce7" office:value-type="string">
            <text:p>UBL-SR-36</text:p>
          </table:table-cell>
          <table:table-cell table:style-name="ce8" office:value-type="string">
            <text:p>(count(cbc:ID) &amp;lt;= 1)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SR-37</text:p>
          </table:table-cell>
          <table:table-cell table:style-name="ce8" office:value-type="string">
            <text:p>(count(cbc:DocumentType) &amp;lt;= 1)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table:style-name="ce7" office:value-type="string">
            <text:p>UBL-SR-38</text:p>
          </table:table-cell>
          <table:table-cell table:style-name="ce8" office:value-type="string">
            <text:p>(count(cbc:Note) &amp;lt;= 1)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SR-39</text:p>
          </table:table-cell>
          <table:table-cell table:style-name="ce18" office:value-type="string">
            <text:p><text:span text:style-name="T1">(count(cac:</text:span><text:span text:style-name="T3">OrderLineReference/cbc:LineID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table:style-name="ce7" office:value-type="string">
            <text:p>UBL-SR-40</text:p>
          </table:table-cell>
          <table:table-cell table:style-name="ce8" office:value-type="string">
            <text:p>(count(cac:InvoicePeriod) &amp;lt;= 1)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SR-41</text:p>
          </table:table-cell>
          <table:table-cell table:style-name="ce18" office:value-type="string">
            <text:p><text:span text:style-name="T1">(count(cac:AllowanceCharge[cbc:ChargeIndicator='false']/</text:span><text:span text:style-name="T3">cbc:AllowanceChargeReason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table:style-name="ce7" office:value-type="string">
            <text:p>UBL-SR-42</text:p>
          </table:table-cell>
          <table:table-cell table:style-name="ce18" office:value-type="string">
            <text:p><text:span text:style-name="T1">(count(cac:AllowanceCharge[cbc:ChargeIndicator='true']/</text:span><text:span text:style-name="T3">cbc:AllowanceChargeReason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SR-43</text:p>
          </table:table-cell>
          <table:table-cell table:style-name="ce18" office:value-type="string">
            <text:p><text:span text:style-name="T1">(count(cac:</text:span><text:span text:style-name="T2">Price/cac:AllowanceCharge/cbc:Amount</text:span><text:span text:style-name="T1">) &amp;lt;= 1)</text:span></text:p>
          </table:table-cell>
          <table:table-cell/>
          <table:table-cell table:style-name="ce8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table:style-name="ce7" office:value-type="string">
            <text:p>UBL-SR-44</text:p>
          </table:table-cell>
          <table:table-cell table:style-name="ce19" office:value-type="string">
            <text:p><text:span text:style-name="T1">(count(cac:</text:span><text:span text:style-name="T2">Item/cac:ClassifiedTaxCategory/cbc:TaxExemptionReason</text:span><text:span text:style-name="T1">) &amp;lt;= 1)</text:span></text:p>
          </table:table-cell>
          <table:table-cell/>
          <table:table-cell table:style-name="ce8" office:value-type="string">
            <text:p>Invoiced item VAT exemption reason text shall occur maximum once</text:p>
          </table:table-cell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01</text:p>
          </table:table-cell>
          <table:table-cell table:style-name="ce20" office:value-type="string">
            <text:p>string-length(substring-after(.,'.'))&lt;=2</text:p>
          </table:table-cell>
          <table:table-cell/>
          <table:table-cell table:style-name="ce9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02</text:p>
          </table:table-cell>
          <table:table-cell table:style-name="ce20" office:value-type="string">
            <text:p>string-length(substring-after(.,'.'))&lt;=4</text:p>
          </table:table-cell>
          <table:table-cell/>
          <table:table-cell table:style-name="ce9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03</text:p>
          </table:table-cell>
          <table:table-cell table:style-name="ce20" office:value-type="string">
            <text:p>string-length(substring-after(.,'.'))&lt;=4</text:p>
          </table:table-cell>
          <table:table-cell/>
          <table:table-cell table:style-name="ce9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04</text:p>
          </table:table-cell>
          <table:table-cell table:style-name="ce20" office:value-type="string">
            <text:p>string-length(substring-after(.,'.'))&lt;=4</text:p>
          </table:table-cell>
          <table:table-cell/>
          <table:table-cell table:style-name="ce9"/>
          <table:table-cell table:number-columns-repeated="252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05</text:p>
          </table:table-cell>
          <table:table-cell table:style-name="ce9" office:value-type="string">
            <text:p>(@listID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06</text:p>
          </table:table-cell>
          <table:table-cell table:style-name="ce9" office:value-type="string">
            <text:p>(@mimeCod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07</text:p>
          </table:table-cell>
          <table:table-cell table:style-name="ce9" office:value-type="string">
            <text:p>(@filenam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08</text:p>
          </table:table-cell>
          <table:table-cell table:style-name="ce9" office:value-type="string">
            <text:p>not(//@schemeNam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09</text:p>
          </table:table-cell>
          <table:table-cell table:style-name="ce9" office:value-type="string">
            <text:p>not(//@schemeAgencyNam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10</text:p>
          </table:table-cell>
          <table:table-cell table:style-name="ce9" office:value-type="string">
            <text:p>not(//@schemeDataURI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11</text:p>
          </table:table-cell>
          <table:table-cell table:style-name="ce9" office:value-type="string">
            <text:p>not(//@schemeURI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12</text:p>
          </table:table-cell>
          <table:table-cell table:style-name="ce9" office:value-type="string">
            <text:p>not(//@format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13</text:p>
          </table:table-cell>
          <table:table-cell table:style-name="ce9" office:value-type="string">
            <text:p>not(//@unitCodeListIdentifier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14</text:p>
          </table:table-cell>
          <table:table-cell table:style-name="ce9" office:value-type="string">
            <text:p>not(//@unitCodeListAgencyIdentifier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15</text:p>
          </table:table-cell>
          <table:table-cell table:style-name="ce9" office:value-type="string">
            <text:p>not(//@unitCodeListAgencyNam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16</text:p>
          </table:table-cell>
          <table:table-cell table:style-name="ce9" office:value-type="string">
            <text:p>not(//@listAgencyNam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17</text:p>
          </table:table-cell>
          <table:table-cell table:style-name="ce9" office:value-type="string">
            <text:p>not(//@listNam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18</text:p>
          </table:table-cell>
          <table:table-cell table:style-name="ce9" office:value-type="string">
            <text:p>not(//@name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19</text:p>
          </table:table-cell>
          <table:table-cell table:style-name="ce9" office:value-type="string">
            <text:p>not(//@languageID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20</text:p>
          </table:table-cell>
          <table:table-cell table:style-name="ce9" office:value-type="string">
            <text:p>not(//@listURI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21</text:p>
          </table:table-cell>
          <table:table-cell table:style-name="ce9" office:value-type="string">
            <text:p>not(//@listSchemeURI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22</text:p>
          </table:table-cell>
          <table:table-cell table:style-name="ce9" office:value-type="string">
            <text:p>not(//@languageLocaleID)</text:p>
          </table:table-cell>
          <table:table-cell table:number-columns-repeated="254"/>
        </table:table-row>
        <table:table-row table:style-name="ro4">
          <table:table-cell table:style-name="ce5" office:value-type="string">
            <text:p>syntax</text:p>
          </table:table-cell>
          <table:table-cell office:value-type="string">
            <text:p>UBL-DT-23</text:p>
          </table:table-cell>
          <table:table-cell table:style-name="ce9" office:value-type="string">
            <text:p>not(//@uri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01</text:p>
          </table:table-cell>
          <table:table-cell table:style-name="ce9" office:value-type="string">
            <text:p>not(ext:UBLExtension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02</text:p>
          </table:table-cell>
          <table:table-cell table:style-name="ce9" office:value-type="string">
            <text:p>not(cbc:UBLVersion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03</text:p>
          </table:table-cell>
          <table:table-cell table:style-name="ce9" office:value-type="string">
            <text:p>not(cbc:ProfileExecution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04</text:p>
          </table:table-cell>
          <table:table-cell table:style-name="ce9" office:value-type="string">
            <text:p>not(cbc:Copy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05</text:p>
          </table:table-cell>
          <table:table-cell table:style-name="ce9" office:value-type="string">
            <text:p>not(cbc:UU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06</text:p>
          </table:table-cell>
          <table:table-cell table:style-name="ce9" office:value-type="string">
            <text:p>not(cbc:IssueTi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07</text:p>
          </table:table-cell>
          <table:table-cell table:style-name="ce9" office:value-type="string">
            <text:p>not(cbc:PricingCurrency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08</text:p>
          </table:table-cell>
          <table:table-cell table:style-name="ce9" office:value-type="string">
            <text:p>not(cbc:PaymentCurrency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09</text:p>
          </table:table-cell>
          <table:table-cell table:style-name="ce9" office:value-type="string">
            <text:p>not(cbc:PaymentAlternativeCurrency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10</text:p>
          </table:table-cell>
          <table:table-cell table:style-name="ce9" office:value-type="string">
            <text:p>not(cbc:AccountingCost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11</text:p>
          </table:table-cell>
          <table:table-cell table:style-name="ce9" office:value-type="string">
            <text:p>not(cbc:LineCountNumeric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12</text:p>
          </table:table-cell>
          <table:table-cell table:style-name="ce9" office:value-type="string">
            <text:p>not(cac:InvoicePeriod/cbc:StartTi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13</text:p>
          </table:table-cell>
          <table:table-cell table:style-name="ce9" office:value-type="string">
            <text:p>not(cac:InvoicePeriod/cbc:EndTi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14</text:p>
          </table:table-cell>
          <table:table-cell table:style-name="ce9" office:value-type="string">
            <text:p>not(cac:InvoicePeriod/cbc:DurationMeasur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15</text:p>
          </table:table-cell>
          <table:table-cell table:style-name="ce9" office:value-type="string">
            <text:p>not(cac:InvoicePeriod/cbc:Description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16</text:p>
          </table:table-cell>
          <table:table-cell table:style-name="ce9" office:value-type="string">
            <text:p>not(cac:InvoicePeriod/cbc:Descrip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17</text:p>
          </table:table-cell>
          <table:table-cell table:style-name="ce9" office:value-type="string">
            <text:p>not(cac:OrderReference/cbc:Copy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18</text:p>
          </table:table-cell>
          <table:table-cell table:style-name="ce9" office:value-type="string">
            <text:p>not(cac:OrderReference/cbc:UU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19</text:p>
          </table:table-cell>
          <table:table-cell table:style-name="ce9" office:value-type="string">
            <text:p>not(cac:OrderReference/cbc:IssueD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20</text:p>
          </table:table-cell>
          <table:table-cell table:style-name="ce9" office:value-type="string">
            <text:p>not(cac:OrderReference/cbc:IssueTi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21</text:p>
          </table:table-cell>
          <table:table-cell table:style-name="ce9" office:value-type="string">
            <text:p>not(cac:OrderReference/cbc:CustomerReferenc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22</text:p>
          </table:table-cell>
          <table:table-cell table:style-name="ce9" office:value-type="string">
            <text:p>not(cac:OrderReference/cbc:OrderTyp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23</text:p>
          </table:table-cell>
          <table:table-cell table:style-name="ce9" office:value-type="string">
            <text:p>not(cac:OrderReference/cbc:DocumentReferenc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24</text:p>
          </table:table-cell>
          <table:table-cell table:style-name="ce9" office:value-type="string">
            <text:p>not(cac:BillingReference/cbc:Copy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25</text:p>
          </table:table-cell>
          <table:table-cell table:style-name="ce9" office:value-type="string">
            <text:p>not(cac:BillingReference/cbc:UU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26</text:p>
          </table:table-cell>
          <table:table-cell table:style-name="ce9" office:value-type="string">
            <text:p>not(cac:BillingReference/cbc:IssueTi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27</text:p>
          </table:table-cell>
          <table:table-cell table:style-name="ce9" office:value-type="string">
            <text:p>not(cac:BillingReference/cbc:DocumentTyp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28</text:p>
          </table:table-cell>
          <table:table-cell table:style-name="ce9" office:value-type="string">
            <text:p>not(cac:BillingReference/cbc:DocumentTyp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29</text:p>
          </table:table-cell>
          <table:table-cell table:style-name="ce9" office:value-type="string">
            <text:p>not(cac:BillingReference/cbc:Xpath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30</text:p>
          </table:table-cell>
          <table:table-cell table:style-name="ce9" office:value-type="string">
            <text:p>not(cac:BillingReference/cbc:Language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31</text:p>
          </table:table-cell>
          <table:table-cell table:style-name="ce9" office:value-type="string">
            <text:p>not(cac:BillingReference/cbc:Local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32</text:p>
          </table:table-cell>
          <table:table-cell table:style-name="ce9" office:value-type="string">
            <text:p>not(cac:BillingReference/cbc:Version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33</text:p>
          </table:table-cell>
          <table:table-cell table:style-name="ce9" office:value-type="string">
            <text:p>not(cac:BillingReference/cbc:DocumentStatus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34</text:p>
          </table:table-cell>
          <table:table-cell table:style-name="ce9" office:value-type="string">
            <text:p>not(cac:BillingReference/cbc:DocumenDescrip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35</text:p>
          </table:table-cell>
          <table:table-cell table:style-name="ce9" office:value-type="string">
            <text:p>not(cac:BillingReference/cac:Attachme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36</text:p>
          </table:table-cell>
          <table:table-cell table:style-name="ce9" office:value-type="string">
            <text:p>not(cac:BillingReference/cac:ValidityPerio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37</text:p>
          </table:table-cell>
          <table:table-cell table:style-name="ce9" office:value-type="string">
            <text:p>not(cac:BillingReference/cac:Issuer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38</text:p>
          </table:table-cell>
          <table:table-cell table:style-name="ce9" office:value-type="string">
            <text:p>not(cac:BillingReference/cac:ResultOfVerifica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39</text:p>
          </table:table-cell>
          <table:table-cell table:style-name="ce9" office:value-type="string">
            <text:p>not(cac:BillingReference/cac:SelfBilledInvoiceDocumentReferenc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40</text:p>
          </table:table-cell>
          <table:table-cell table:style-name="ce9" office:value-type="string">
            <text:p>not(cac:BillingReference/cac:CreditNoteDocumentReferenc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41</text:p>
          </table:table-cell>
          <table:table-cell table:style-name="ce9" office:value-type="string">
            <text:p>not(cac:BillingReference/cac:SelfBilledCreditNoteDocumentReferenc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42</text:p>
          </table:table-cell>
          <table:table-cell table:style-name="ce9" office:value-type="string">
            <text:p>not(cac:BillingReference/cac:DebitNoteDocumentReferenc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43</text:p>
          </table:table-cell>
          <table:table-cell table:style-name="ce9" office:value-type="string">
            <text:p>not(cac:BillingReference/cac:ReminderDocumentReferenc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44</text:p>
          </table:table-cell>
          <table:table-cell table:style-name="ce9" office:value-type="string">
            <text:p>not(cac:BillingReference/cac:AdditionalDocumentReferenc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45</text:p>
          </table:table-cell>
          <table:table-cell table:style-name="ce9" office:value-type="string">
            <text:p>not(cac:BillingReference/cac:BillingReferenceLin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46</text:p>
          </table:table-cell>
          <table:table-cell table:style-name="ce9" office:value-type="string">
            <text:p>not(cac:DespatchDocumentReference/cbc:Copy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47</text:p>
          </table:table-cell>
          <table:table-cell table:style-name="ce9" office:value-type="string">
            <text:p>not(cac:DespatchDocumentReference/cbc:UU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48</text:p>
          </table:table-cell>
          <table:table-cell table:style-name="ce9" office:value-type="string">
            <text:p>not(cac:DespatchDocumentReference/cbc:IssueD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49</text:p>
          </table:table-cell>
          <table:table-cell table:style-name="ce9" office:value-type="string">
            <text:p>not(cac:DespatchDocumentReference/cbc:IssueTi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50</text:p>
          </table:table-cell>
          <table:table-cell table:style-name="ce9" office:value-type="string">
            <text:p>not(cac:DespatchDocumentReference/cbc:DocumentTyp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51</text:p>
          </table:table-cell>
          <table:table-cell table:style-name="ce9" office:value-type="string">
            <text:p>not(cac:DespatchDocumentReference/cbc:DocumentTyp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52</text:p>
          </table:table-cell>
          <table:table-cell table:style-name="ce9" office:value-type="string">
            <text:p>not(cac:DespatchDocumentReference/cbc:Xpath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53</text:p>
          </table:table-cell>
          <table:table-cell table:style-name="ce9" office:value-type="string">
            <text:p>not(cac:DespatchDocumentReference/cbc:Language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54</text:p>
          </table:table-cell>
          <table:table-cell table:style-name="ce9" office:value-type="string">
            <text:p>not(cac:DespatchDocumentReference/cbc:Local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55</text:p>
          </table:table-cell>
          <table:table-cell table:style-name="ce9" office:value-type="string">
            <text:p>not(cac:DespatchDocumentReference/cbc:Version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56</text:p>
          </table:table-cell>
          <table:table-cell table:style-name="ce9" office:value-type="string">
            <text:p>not(cac:DespatchDocumentReference/cbc:DocumentStatus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57</text:p>
          </table:table-cell>
          <table:table-cell table:style-name="ce9" office:value-type="string">
            <text:p>not(cac:DespatchDocumentReference/cbc:DocumentDescrip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58</text:p>
          </table:table-cell>
          <table:table-cell table:style-name="ce9" office:value-type="string">
            <text:p>not(cac:DespatchDocumentReference/cac:Attachme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59</text:p>
          </table:table-cell>
          <table:table-cell table:style-name="ce9" office:value-type="string">
            <text:p>not(cac:DespatchDocumentReference/cac:ValidityPerio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60</text:p>
          </table:table-cell>
          <table:table-cell table:style-name="ce9" office:value-type="string">
            <text:p>not(cac:DespatchDocumentReference/cac:Issuer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61</text:p>
          </table:table-cell>
          <table:table-cell table:style-name="ce9" office:value-type="string">
            <text:p>not(cac:DespatchDocumentReference/cac:ResultOfVerifica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62</text:p>
          </table:table-cell>
          <table:table-cell table:style-name="ce9" office:value-type="string">
            <text:p>not(cac:ReceiptDocumentReference/cbc:Copy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63</text:p>
          </table:table-cell>
          <table:table-cell table:style-name="ce9" office:value-type="string">
            <text:p>not(cac:ReceiptDocumentReference/cbc:UU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64</text:p>
          </table:table-cell>
          <table:table-cell table:style-name="ce9" office:value-type="string">
            <text:p>not(cac:ReceiptDocumentReference/cbc:IssueD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65</text:p>
          </table:table-cell>
          <table:table-cell table:style-name="ce9" office:value-type="string">
            <text:p>not(cac:ReceiptDocumentReference/cbc:IssueTi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66</text:p>
          </table:table-cell>
          <table:table-cell table:style-name="ce9" office:value-type="string">
            <text:p>not(cac:ReceiptDocumentReference/cbc:DocumentTyp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67</text:p>
          </table:table-cell>
          <table:table-cell table:style-name="ce9" office:value-type="string">
            <text:p>not(cac:ReceiptDocumentReference/cbc:DocumentTyp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68</text:p>
          </table:table-cell>
          <table:table-cell table:style-name="ce9" office:value-type="string">
            <text:p>not(cac:ReceiptDocumentReference/cbc:Xpath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69</text:p>
          </table:table-cell>
          <table:table-cell table:style-name="ce9" office:value-type="string">
            <text:p>not(cac:ReceiptDocumentReference/cbc:Language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70</text:p>
          </table:table-cell>
          <table:table-cell table:style-name="ce9" office:value-type="string">
            <text:p>not(cac:ReceiptDocumentReference/cbc:Local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71</text:p>
          </table:table-cell>
          <table:table-cell table:style-name="ce9" office:value-type="string">
            <text:p>not(cac:ReceiptDocumentReference/cbc:Version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72</text:p>
          </table:table-cell>
          <table:table-cell table:style-name="ce9" office:value-type="string">
            <text:p>not(cac:ReceiptDocumentReference/cbc:DocumentStatus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73</text:p>
          </table:table-cell>
          <table:table-cell table:style-name="ce9" office:value-type="string">
            <text:p>not(cac:ReceiptDocumentReference/cbc:DocumentDescrip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74</text:p>
          </table:table-cell>
          <table:table-cell table:style-name="ce9" office:value-type="string">
            <text:p>not(cac:ReceiptDocumentReference/cac:Attachme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75</text:p>
          </table:table-cell>
          <table:table-cell table:style-name="ce9" office:value-type="string">
            <text:p>not(cac:ReceiptDocumentReference/cac:ValidityPerio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76</text:p>
          </table:table-cell>
          <table:table-cell table:style-name="ce9" office:value-type="string">
            <text:p>not(cac:ReceiptDocumentReference/cac:Issuer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77</text:p>
          </table:table-cell>
          <table:table-cell table:style-name="ce9" office:value-type="string">
            <text:p>not(cac:ReceiptDocumentReference/cac:ResultOfVerifica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78</text:p>
          </table:table-cell>
          <table:table-cell table:style-name="ce9" office:value-type="string">
            <text:p>not(cac:StatementDocumentReferenc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79</text:p>
          </table:table-cell>
          <table:table-cell table:style-name="ce9" office:value-type="string">
            <text:p>not(cac:OriginatorDocumentReferenc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80</text:p>
          </table:table-cell>
          <table:table-cell table:style-name="ce9" office:value-type="string">
            <text:p>not(cac:ContractDocumentReference/cbc:Copy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81</text:p>
          </table:table-cell>
          <table:table-cell table:style-name="ce9" office:value-type="string">
            <text:p>not(cac:ContractDocumentReference/cbc:UU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82</text:p>
          </table:table-cell>
          <table:table-cell table:style-name="ce9" office:value-type="string">
            <text:p>not(cac:ContractDocumentReference/cbc:IssueD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83</text:p>
          </table:table-cell>
          <table:table-cell table:style-name="ce9" office:value-type="string">
            <text:p>not(cac:ContractDocumentReference/cbc:IssueTi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84</text:p>
          </table:table-cell>
          <table:table-cell table:style-name="ce9" office:value-type="string">
            <text:p>not(cac:ContractDocumentReference/cbc:DocumentTyp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85</text:p>
          </table:table-cell>
          <table:table-cell table:style-name="ce9" office:value-type="string">
            <text:p>not(cac:ContractDocumentReference/cbc:DocumentTyp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86</text:p>
          </table:table-cell>
          <table:table-cell table:style-name="ce9" office:value-type="string">
            <text:p>not(cac:ContractDocumentReference/cbc:Xpath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87</text:p>
          </table:table-cell>
          <table:table-cell table:style-name="ce9" office:value-type="string">
            <text:p>not(cac:ContractDocumentReference/cbc:Language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88</text:p>
          </table:table-cell>
          <table:table-cell table:style-name="ce9" office:value-type="string">
            <text:p>not(cac:ContractDocumentReference/cbc:Local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89</text:p>
          </table:table-cell>
          <table:table-cell table:style-name="ce9" office:value-type="string">
            <text:p>not(cac:ContractDocumentReference/cbc:Version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90</text:p>
          </table:table-cell>
          <table:table-cell table:style-name="ce9" office:value-type="string">
            <text:p>not(cac:ContractDocumentReference/cbc:DocumentStatus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91</text:p>
          </table:table-cell>
          <table:table-cell table:style-name="ce9" office:value-type="string">
            <text:p>not(cac:ContractDocumentReference/cbc:DocumentDescrip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92</text:p>
          </table:table-cell>
          <table:table-cell table:style-name="ce9" office:value-type="string">
            <text:p>not(cac:ContractDocumentReference/cac:Attachme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93</text:p>
          </table:table-cell>
          <table:table-cell table:style-name="ce9" office:value-type="string">
            <text:p>not(cac:ContractDocumentReference/cac:ValidityPerio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94</text:p>
          </table:table-cell>
          <table:table-cell table:style-name="ce9" office:value-type="string">
            <text:p>not(cac:ContractDocumentReference/cac:Issuer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95</text:p>
          </table:table-cell>
          <table:table-cell table:style-name="ce9" office:value-type="string">
            <text:p>not(cac:ContractDocumentReference/cac:ResultOfVerifica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96</text:p>
          </table:table-cell>
          <table:table-cell table:style-name="ce9" office:value-type="string">
            <text:p>not(cac:AdditionalDocumentReference/cbc:Copy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97</text:p>
          </table:table-cell>
          <table:table-cell table:style-name="ce9" office:value-type="string">
            <text:p>not(cac:AdditionalDocumentReference/cbc:UU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98</text:p>
          </table:table-cell>
          <table:table-cell table:style-name="ce9" office:value-type="string">
            <text:p>not(cac:AdditionalDocumentReference/cbc:IssueD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099</text:p>
          </table:table-cell>
          <table:table-cell table:style-name="ce9" office:value-type="string">
            <text:p>not(cac:AdditionalDocumentReference/cbc:IssueTi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00</text:p>
          </table:table-cell>
          <table:table-cell table:style-name="ce9" office:value-type="string">
            <text:p>not(cac:AdditionalDocumentReference/cbc:DocumentTyp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01</text:p>
          </table:table-cell>
          <table:table-cell table:style-name="ce9" office:value-type="string">
            <text:p>not(cac:AdditionalDocumentReference/cbc:Xpath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02</text:p>
          </table:table-cell>
          <table:table-cell table:style-name="ce9" office:value-type="string">
            <text:p>not(cac:AdditionalDocumentReference/cbc:Language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03</text:p>
          </table:table-cell>
          <table:table-cell table:style-name="ce9" office:value-type="string">
            <text:p>not(cac:AdditionalDocumentReference/cbc:Local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04</text:p>
          </table:table-cell>
          <table:table-cell table:style-name="ce9" office:value-type="string">
            <text:p>not(cac:AdditionalDocumentReference/cbc:Version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05</text:p>
          </table:table-cell>
          <table:table-cell table:style-name="ce9" office:value-type="string">
            <text:p>not(cac:AdditionalDocumentReference/cbc:DocumentStatus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06</text:p>
          </table:table-cell>
          <table:table-cell table:style-name="ce9" office:value-type="string">
            <text:p>not(cac:AdditionalDocumentReference/cbc:DocumentDescrip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07</text:p>
          </table:table-cell>
          <table:table-cell table:style-name="ce9" office:value-type="string">
            <text:p>not(cac:AdditionalDocumentReference/cac:Attachment/cac:ExternalReference/cbc:DocumentHash)</text:p>
          </table:table-cell>
          <table:table-cell table:number-columns-repeated="254"/>
        </table:table-row>
        <table:table-row table:style-name="ro7">
          <table:table-cell table:style-name="ce5" office:value-type="string">
            <text:p>syntax</text:p>
          </table:table-cell>
          <table:table-cell office:value-type="string">
            <text:p>UBL-CR-108</text:p>
          </table:table-cell>
          <table:table-cell table:style-name="ce9" office:value-type="string">
            <text:p>not(cac:AdditionalDocumentReference/cac:Attachment/cac:ExternalReference/cbc:HashAlgorithmMetho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09</text:p>
          </table:table-cell>
          <table:table-cell table:style-name="ce9" office:value-type="string">
            <text:p>not(cac:AdditionalDocumentReference/cac:Attachment/cac:ExternalReference/cbc:ExpiryD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10</text:p>
          </table:table-cell>
          <table:table-cell table:style-name="ce9" office:value-type="string">
            <text:p>not(cac:AdditionalDocumentReference/cac:Attachment/cac:ExternalReference/cbc:ExpiryTi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11</text:p>
          </table:table-cell>
          <table:table-cell table:style-name="ce9" office:value-type="string">
            <text:p>not(cac:AdditionalDocumentReference/cac:Attachment/cac:ExternalReference/cbc:Mim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12</text:p>
          </table:table-cell>
          <table:table-cell table:style-name="ce9" office:value-type="string">
            <text:p>not(cac:AdditionalDocumentReference/cac:Attachment/cac:ExternalReference/cbc:Format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13</text:p>
          </table:table-cell>
          <table:table-cell table:style-name="ce9" office:value-type="string">
            <text:p>not(cac:AdditionalDocumentReference/cac:Attachment/cac:ExternalReference/cbc:EncodingCode)</text:p>
          </table:table-cell>
          <table:table-cell table:number-columns-repeated="254"/>
        </table:table-row>
        <table:table-row table:style-name="ro7">
          <table:table-cell table:style-name="ce5" office:value-type="string">
            <text:p>syntax</text:p>
          </table:table-cell>
          <table:table-cell office:value-type="string">
            <text:p>UBL-CR-114</text:p>
          </table:table-cell>
          <table:table-cell table:style-name="ce9" office:value-type="string">
            <text:p>not(cac:AdditionalDocumentReference/cac:Attachment/cac:ExternalReference/cbc:CharacterSet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15</text:p>
          </table:table-cell>
          <table:table-cell table:style-name="ce9" office:value-type="string">
            <text:p>not(cac:AdditionalDocumentReference/cac:Attachment/cac:ExternalReference/cbc:File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16</text:p>
          </table:table-cell>
          <table:table-cell table:style-name="ce9" office:value-type="string">
            <text:p>not(cac:AdditionalDocumentReference/cac:Attachment/cac:ExternalReference/cbc:Descripr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17</text:p>
          </table:table-cell>
          <table:table-cell table:style-name="ce9" office:value-type="string">
            <text:p>not(cac:AdditionalDocumentReference/cac:ValidityPerio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18</text:p>
          </table:table-cell>
          <table:table-cell table:style-name="ce9" office:value-type="string">
            <text:p>not(cac:AdditionalDocumentReference/cac:Issuer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19</text:p>
          </table:table-cell>
          <table:table-cell table:style-name="ce9" office:value-type="string">
            <text:p>not(cac:AdditionalDocumentReference/cac:ResultOfVerifica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20</text:p>
          </table:table-cell>
          <table:table-cell table:style-name="ce9" office:value-type="string">
            <text:p>not(cac:Signatur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21</text:p>
          </table:table-cell>
          <table:table-cell table:style-name="ce9" office:value-type="string">
            <text:p>not(cac:AccountingSupplierParty/cbc:CustomerAssignedAccount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22</text:p>
          </table:table-cell>
          <table:table-cell table:style-name="ce9" office:value-type="string">
            <text:p>not(cac:AccountingSupplierParty/cbc:AdditionalAccount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23</text:p>
          </table:table-cell>
          <table:table-cell table:style-name="ce9" office:value-type="string">
            <text:p>not(cac:AccountingSupplierParty/cbc:DataSendingCapabili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24</text:p>
          </table:table-cell>
          <table:table-cell table:style-name="ce9" office:value-type="string">
            <text:p>not(cac:AccountingSupplierParty/cac:Party/cbc:MarkCare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25</text:p>
          </table:table-cell>
          <table:table-cell table:style-name="ce9" office:value-type="string">
            <text:p>not(cac:AccountingSupplierParty/cac:Party/cbc:MarkAttention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26</text:p>
          </table:table-cell>
          <table:table-cell table:style-name="ce9" office:value-type="string">
            <text:p>not(cac:AccountingSupplierParty/cac:Party/cbc:WebsiteURI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27</text:p>
          </table:table-cell>
          <table:table-cell table:style-name="ce9" office:value-type="string">
            <text:p>not(cac:AccountingSupplierParty/cac:Party/cbc:LogoReference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28</text:p>
          </table:table-cell>
          <table:table-cell table:style-name="ce9" office:value-type="string">
            <text:p>not(cac:AccountingSupplierParty/cac:Party/cbc:IndustryClassification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29</text:p>
          </table:table-cell>
          <table:table-cell table:style-name="ce9" office:value-type="string">
            <text:p>not(cac:AccountingSupplierParty/cac:Party/cac:Language/cbc: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30</text:p>
          </table:table-cell>
          <table:table-cell table:style-name="ce9" office:value-type="string">
            <text:p>not(cac:AccountingSupplierParty/cac:Party/cac:Language/cbc:Local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31</text:p>
          </table:table-cell>
          <table:table-cell table:style-name="ce9" office:value-type="string">
            <text:p>not(cac:AccountingSupplierParty/cac:Party/cac:PostalAddress/cbc: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32</text:p>
          </table:table-cell>
          <table:table-cell table:style-name="ce9" office:value-type="string">
            <text:p>not(cac:AccountingSupplierParty/cac:Party/cac:PostalAddress/cbc:AddressTyp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33</text:p>
          </table:table-cell>
          <table:table-cell table:style-name="ce9" office:value-type="string">
            <text:p>not(cac:AccountingSupplierParty/cac:Party/cac:PostalAddress/cbc:AddressFormat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34</text:p>
          </table:table-cell>
          <table:table-cell table:style-name="ce9" office:value-type="string">
            <text:p>not(cac:AccountingSupplierParty/cac:Party/cac:PostalAddress/cbc:Postbox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35</text:p>
          </table:table-cell>
          <table:table-cell table:style-name="ce9" office:value-type="string">
            <text:p>not(cac:AccountingSupplierParty/cac:Party/cac:PostalAddress/cbc:Flo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36</text:p>
          </table:table-cell>
          <table:table-cell table:style-name="ce9" office:value-type="string">
            <text:p>not(cac:AccountingSupplierParty/cac:Party/cac:PostalAddress/cbc:Room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37</text:p>
          </table:table-cell>
          <table:table-cell table:style-name="ce9" office:value-type="string">
            <text:p>not(cac:AccountingSupplierParty/cac:Party/cac:PostalAddress/cbc:Block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38</text:p>
          </table:table-cell>
          <table:table-cell table:style-name="ce9" office:value-type="string">
            <text:p>not(cac:AccountingSupplierParty/cac:Party/cac:PostalAddress/cbc:Building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39</text:p>
          </table:table-cell>
          <table:table-cell table:style-name="ce9" office:value-type="string">
            <text:p>not(cac:AccountingSupplierParty/cac:Party/cac:PostalAddress/cbc:BuildingNumbe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40</text:p>
          </table:table-cell>
          <table:table-cell table:style-name="ce9" office:value-type="string">
            <text:p>not(cac:AccountingSupplierParty/cac:Party/cac:PostalAddress/cbc:InhouseMail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41</text:p>
          </table:table-cell>
          <table:table-cell table:style-name="ce9" office:value-type="string">
            <text:p>not(cac:AccountingSupplierParty/cac:Party/cac:PostalAddress/cbc:Departme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42</text:p>
          </table:table-cell>
          <table:table-cell table:style-name="ce9" office:value-type="string">
            <text:p>not(cac:AccountingSupplierParty/cac:Party/cac:PostalAddress/cbc:MarkAtten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43</text:p>
          </table:table-cell>
          <table:table-cell table:style-name="ce9" office:value-type="string">
            <text:p>not(cac:AccountingSupplierParty/cac:Party/cac:PostalAddress/cbc:MarkCar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44</text:p>
          </table:table-cell>
          <table:table-cell table:style-name="ce9" office:value-type="string">
            <text:p>not(cac:AccountingSupplierParty/cac:Party/cac:PostalAddress/cbc:PlotIdentifica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45</text:p>
          </table:table-cell>
          <table:table-cell table:style-name="ce9" office:value-type="string">
            <text:p>not(cac:AccountingSupplierParty/cac:Party/cac:PostalAddress/cbc:CitySubdivision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46</text:p>
          </table:table-cell>
          <table:table-cell table:style-name="ce9" office:value-type="string">
            <text:p>not(cac:AccountingSupplierParty/cac:Party/cac:PostalAddress/cbc:CountrySubentity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47</text:p>
          </table:table-cell>
          <table:table-cell table:style-name="ce9" office:value-type="string">
            <text:p>not(cac:AccountingSupplierParty/cac:Party/cac:PostalAddress/cbc:Reg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48</text:p>
          </table:table-cell>
          <table:table-cell table:style-name="ce9" office:value-type="string">
            <text:p>not(cac:AccountingSupplierParty/cac:Party/cac:PostalAddress/cbc:Distric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49</text:p>
          </table:table-cell>
          <table:table-cell table:style-name="ce9" office:value-type="string">
            <text:p>not(cac:AccountingSupplierParty/cac:Party/cac:PostalAddress/cbc:TimezoneOffse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50</text:p>
          </table:table-cell>
          <table:table-cell table:style-name="ce9" office:value-type="string">
            <text:p>not(cac:AccountingSupplierParty/cac:Party/cac:PostalAddress/cac:AddressLin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51</text:p>
          </table:table-cell>
          <table:table-cell table:style-name="ce9" office:value-type="string">
            <text:p>not(cac:AccountingSupplierParty/cac:Party/cac:PostalAddress/cac:Country/cbc: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52</text:p>
          </table:table-cell>
          <table:table-cell table:style-name="ce9" office:value-type="string">
            <text:p>not(cac:AccountingSupplierParty/cac:Party/cac:PostalAddress/cac:LocationCoordin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53</text:p>
          </table:table-cell>
          <table:table-cell table:style-name="ce9" office:value-type="string">
            <text:p>not(cac:AccountingSupplierParty/cac:Party/cac:PhysicalLoca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54</text:p>
          </table:table-cell>
          <table:table-cell table:style-name="ce9" office:value-type="string">
            <text:p>not(cac:AccountingSupplierParty/cac:Party/cac:PartyTaxScheme/cbc:Registration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55</text:p>
          </table:table-cell>
          <table:table-cell table:style-name="ce9" office:value-type="string">
            <text:p>not(cac:AccountingSupplierParty/cac:Party/cac:PartyTaxScheme/cbc:TaxLevel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56</text:p>
          </table:table-cell>
          <table:table-cell table:style-name="ce9" office:value-type="string">
            <text:p>not(cac:AccountingSupplierParty/cac:Party/cac:PartyTaxScheme/cbc:ExemptionReason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57</text:p>
          </table:table-cell>
          <table:table-cell table:style-name="ce9" office:value-type="string">
            <text:p>not(cac:AccountingSupplierParty/cac:Party/cac:PartyTaxScheme/cbc:ExemptionReas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58</text:p>
          </table:table-cell>
          <table:table-cell table:style-name="ce9" office:value-type="string">
            <text:p>not(cac:AccountingSupplierParty/cac:Party/cac:PartyTaxScheme/cac:RegistrationAddres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59</text:p>
          </table:table-cell>
          <table:table-cell table:style-name="ce9" office:value-type="string">
            <text:p>not(cac:AccountingSupplierParty/cac:Party/cac:PartyTaxScheme/cac:TaxScheme/cbc: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60</text:p>
          </table:table-cell>
          <table:table-cell table:style-name="ce9" office:value-type="string">
            <text:p>not(cac:AccountingSupplierParty/cac:Party/cac:PartyTaxScheme/cac:TaxScheme/cbc:TaxTyp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61</text:p>
          </table:table-cell>
          <table:table-cell table:style-name="ce9" office:value-type="string">
            <text:p>not(cac:AccountingSupplierParty/cac:Party/cac:PartyTaxScheme/cac:TaxScheme/cbc:CurrencyCode)</text:p>
          </table:table-cell>
          <table:table-cell table:number-columns-repeated="254"/>
        </table:table-row>
        <table:table-row table:style-name="ro7">
          <table:table-cell table:style-name="ce5" office:value-type="string">
            <text:p>syntax</text:p>
          </table:table-cell>
          <table:table-cell office:value-type="string">
            <text:p>UBL-CR-162</text:p>
          </table:table-cell>
          <table:table-cell table:style-name="ce9" office:value-type="string">
            <text:p>not(cac:AccountingSupplierParty/cac:Party/cac:PartyTaxScheme/cac:TaxScheme/cac:JurisdictionRegionAddres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63</text:p>
          </table:table-cell>
          <table:table-cell table:style-name="ce9" office:value-type="string">
            <text:p>not(cac:AccountingSupplierParty/cac:Party/cac:PartyLegalEntity/cbc:RegistrationD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64</text:p>
          </table:table-cell>
          <table:table-cell table:style-name="ce9" office:value-type="string">
            <text:p>not(cac:AccountingSupplierParty/cac:Party/cac:PartyLegalEntity/cbc:RegistrationExpirationD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65</text:p>
          </table:table-cell>
          <table:table-cell table:style-name="ce9" office:value-type="string">
            <text:p>not(cac:AccountingSupplierParty/cac:Party/cac:PartyLegalEntity/cbc:CompanyLegalForm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66</text:p>
          </table:table-cell>
          <table:table-cell table:style-name="ce9" office:value-type="string">
            <text:p>not(cac:AccountingSupplierParty/cac:Party/cac:PartyLegalEntity/cbc:SoleProprietorshipIndicator)</text:p>
          </table:table-cell>
          <table:table-cell table:number-columns-repeated="254"/>
        </table:table-row>
        <table:table-row table:style-name="ro7">
          <table:table-cell table:style-name="ce5" office:value-type="string">
            <text:p>syntax</text:p>
          </table:table-cell>
          <table:table-cell office:value-type="string">
            <text:p>UBL-CR-167</text:p>
          </table:table-cell>
          <table:table-cell table:style-name="ce9" office:value-type="string">
            <text:p>not(cac:AccountingSupplierParty/cac:Party/cac:PartyLegalEntity/cbc:CompanyLiquidationStatus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68</text:p>
          </table:table-cell>
          <table:table-cell table:style-name="ce9" office:value-type="string">
            <text:p>not(cac:AccountingSupplierParty/cac:Party/cac:PartyLegalEntity/cbc:CorporationStockAm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69</text:p>
          </table:table-cell>
          <table:table-cell table:style-name="ce9" office:value-type="string">
            <text:p>not(cac:AccountingSupplierParty/cac:Party/cac:PartyLegalEntity/cbc:FullyPaidShares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70</text:p>
          </table:table-cell>
          <table:table-cell table:style-name="ce9" office:value-type="string">
            <text:p>not(cac:AccountingSupplierParty/cac:Party/cac:PartyLegalEntity/cac:RegistrationAddres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71</text:p>
          </table:table-cell>
          <table:table-cell table:style-name="ce9" office:value-type="string">
            <text:p>not(cac:AccountingSupplierParty/cac:Party/cac:PartyLegalEntity/cac:CorporateRegistrationSche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72</text:p>
          </table:table-cell>
          <table:table-cell table:style-name="ce9" office:value-type="string">
            <text:p>not(cac:AccountingSupplierParty/cac:Party/cac:PartyLegalEntity/cac:HeadOffice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73</text:p>
          </table:table-cell>
          <table:table-cell table:style-name="ce9" office:value-type="string">
            <text:p>not(cac:AccountingSupplierParty/cac:Party/cac:PartyLegalEntity/cac:Shareholder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74</text:p>
          </table:table-cell>
          <table:table-cell table:style-name="ce9" office:value-type="string">
            <text:p>not(cac:AccountingSupplierParty/cac:Party/cac:Contact/cbc: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75</text:p>
          </table:table-cell>
          <table:table-cell table:style-name="ce9" office:value-type="string">
            <text:p>not(cac:AccountingSupplierParty/cac:Party/cac:Contact/cbc:Telefax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76</text:p>
          </table:table-cell>
          <table:table-cell table:style-name="ce9" office:value-type="string">
            <text:p>not(cac:AccountingSupplierParty/cac:Party/cac:Contact/cbc:No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77</text:p>
          </table:table-cell>
          <table:table-cell table:style-name="ce9" office:value-type="string">
            <text:p>not(cac:AccountingSupplierParty/cac:Party/cac:Contact/cac:OtherCommunica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78</text:p>
          </table:table-cell>
          <table:table-cell table:style-name="ce9" office:value-type="string">
            <text:p>not(cac:AccountingSupplierParty/cac:Party/cac:Pers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79</text:p>
          </table:table-cell>
          <table:table-cell table:style-name="ce9" office:value-type="string">
            <text:p>not(cac:AccountingSupplierParty/cac:Party/cac:Agent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80</text:p>
          </table:table-cell>
          <table:table-cell table:style-name="ce9" office:value-type="string">
            <text:p>not(cac:AccountingSupplierParty/cac:Party/cac:ServiceProvider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81</text:p>
          </table:table-cell>
          <table:table-cell table:style-name="ce9" office:value-type="string">
            <text:p>not(cac:AccountingSupplierParty/cac:Party/cac:PowerOfAttorne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82</text:p>
          </table:table-cell>
          <table:table-cell table:style-name="ce9" office:value-type="string">
            <text:p>not(cac:AccountingSupplierParty/cac:Party/cac:FinancialAcc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83</text:p>
          </table:table-cell>
          <table:table-cell table:style-name="ce9" office:value-type="string">
            <text:p>not(cac:AccountingSupplierParty/cac:DespatchContac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84</text:p>
          </table:table-cell>
          <table:table-cell table:style-name="ce9" office:value-type="string">
            <text:p>not(cac:AccountingSupplierParty/cac:AccountingContac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85</text:p>
          </table:table-cell>
          <table:table-cell table:style-name="ce9" office:value-type="string">
            <text:p>not(cac:AccountingSupplierParty/cac:SellerContac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86</text:p>
          </table:table-cell>
          <table:table-cell table:style-name="ce9" office:value-type="string">
            <text:p>not(cac:AccountingCustomerParty/cbc:CustomerAssignedAccount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87</text:p>
          </table:table-cell>
          <table:table-cell table:style-name="ce9" office:value-type="string">
            <text:p>not(cac:AccountingCustomerParty/cbc:SupplierAssignedAccount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88</text:p>
          </table:table-cell>
          <table:table-cell table:style-name="ce9" office:value-type="string">
            <text:p>not(cac:AccountingCustomerParty/cbc:AdditionalAccount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89</text:p>
          </table:table-cell>
          <table:table-cell table:style-name="ce9" office:value-type="string">
            <text:p>not(cac:AccountingCustomerParty/cac:Party/cbc:MarkCare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90</text:p>
          </table:table-cell>
          <table:table-cell table:style-name="ce9" office:value-type="string">
            <text:p>not(cac:AccountingCustomerParty/cac:Party/cbc:MarkAttention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91</text:p>
          </table:table-cell>
          <table:table-cell table:style-name="ce9" office:value-type="string">
            <text:p>not(cac:AccountingCustomerParty/cac:Party/cbc:WebsiteURI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92</text:p>
          </table:table-cell>
          <table:table-cell table:style-name="ce9" office:value-type="string">
            <text:p>not(cac:AccountingCustomerParty/cac:Party/cbc:LogoReference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93</text:p>
          </table:table-cell>
          <table:table-cell table:style-name="ce9" office:value-type="string">
            <text:p>not(cac:AccountingCustomerParty/cac:Party/cbc:IndustryClassification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94</text:p>
          </table:table-cell>
          <table:table-cell table:style-name="ce9" office:value-type="string">
            <text:p>not(cac:AccountingCustomerParty/cac:Party/cac:Language/cbc: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95</text:p>
          </table:table-cell>
          <table:table-cell table:style-name="ce9" office:value-type="string">
            <text:p>not(cac:AccountingCustomerParty/cac:Party/cac:Language/cbc:Local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96</text:p>
          </table:table-cell>
          <table:table-cell table:style-name="ce9" office:value-type="string">
            <text:p>not(cac:AccountingCustomerParty/cac:Party/cac:PostalAddress/cbc: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97</text:p>
          </table:table-cell>
          <table:table-cell table:style-name="ce9" office:value-type="string">
            <text:p>not(cac:AccountingCustomerParty/cac:Party/cac:PostalAddress/cbc:AddressTyp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98</text:p>
          </table:table-cell>
          <table:table-cell table:style-name="ce9" office:value-type="string">
            <text:p>not(cac:AccountingCustomerParty/cac:Party/cac:PostalAddress/cbc:AddressFormat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199</text:p>
          </table:table-cell>
          <table:table-cell table:style-name="ce9" office:value-type="string">
            <text:p>not(cac:AccountingCustomerParty/cac:Party/cac:PostalAddress/cbc:Postbox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00</text:p>
          </table:table-cell>
          <table:table-cell table:style-name="ce9" office:value-type="string">
            <text:p>not(cac:AccountingCustomerParty/cac:Party/cac:PostalAddress/cbc:Flo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01</text:p>
          </table:table-cell>
          <table:table-cell table:style-name="ce9" office:value-type="string">
            <text:p>not(cac:AccountingCustomerParty/cac:Party/cac:PostalAddress/cbc:Room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02</text:p>
          </table:table-cell>
          <table:table-cell table:style-name="ce9" office:value-type="string">
            <text:p>not(cac:AccountingCustomerParty/cac:Party/cac:PostalAddress/cbc:Block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03</text:p>
          </table:table-cell>
          <table:table-cell table:style-name="ce9" office:value-type="string">
            <text:p>not(cac:AccountingCustomerParty/cac:Party/cac:PostalAddress/cbc:Building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04</text:p>
          </table:table-cell>
          <table:table-cell table:style-name="ce9" office:value-type="string">
            <text:p>not(cac:AccountingCustomerParty/cac:Party/cac:PostalAddress/cbc:BuildingNumbe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05</text:p>
          </table:table-cell>
          <table:table-cell table:style-name="ce9" office:value-type="string">
            <text:p>not(cac:AccountingCustomerParty/cac:Party/cac:PostalAddress/cbc:InhouseMail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06</text:p>
          </table:table-cell>
          <table:table-cell table:style-name="ce9" office:value-type="string">
            <text:p>not(cac:AccountingCustomerParty/cac:Party/cac:PostalAddress/cbc:Departme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07</text:p>
          </table:table-cell>
          <table:table-cell table:style-name="ce9" office:value-type="string">
            <text:p>not(cac:AccountingCustomerParty/cac:Party/cac:PostalAddress/cbc:MarkAtten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08</text:p>
          </table:table-cell>
          <table:table-cell table:style-name="ce9" office:value-type="string">
            <text:p>not(cac:AccountingCustomerParty/cac:Party/cac:PostalAddress/cbc:MarkCar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09</text:p>
          </table:table-cell>
          <table:table-cell table:style-name="ce9" office:value-type="string">
            <text:p>not(cac:AccountingCustomerParty/cac:Party/cac:PostalAddress/cbc:PlotIdentifica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10</text:p>
          </table:table-cell>
          <table:table-cell table:style-name="ce9" office:value-type="string">
            <text:p>not(cac:AccountingCustomerParty/cac:Party/cac:PostalAddress/cbc:CitySubdivision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11</text:p>
          </table:table-cell>
          <table:table-cell table:style-name="ce9" office:value-type="string">
            <text:p>not(cac:AccountingCustomerParty/cac:Party/cac:PostalAddress/cbc:CountrySubentity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12</text:p>
          </table:table-cell>
          <table:table-cell table:style-name="ce9" office:value-type="string">
            <text:p>not(cac:AccountingCustomerParty/cac:Party/cac:PostalAddress/cbc:Reg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13</text:p>
          </table:table-cell>
          <table:table-cell table:style-name="ce9" office:value-type="string">
            <text:p>not(cac:AccountingCustomerParty/cac:Party/cac:PostalAddress/cbc:Distric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14</text:p>
          </table:table-cell>
          <table:table-cell table:style-name="ce9" office:value-type="string">
            <text:p>not(cac:AccountingCustomerParty/cac:Party/cac:PostalAddress/cbc:TimezoneOffse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15</text:p>
          </table:table-cell>
          <table:table-cell table:style-name="ce9" office:value-type="string">
            <text:p>not(cac:AccountingCustomerParty/cac:Party/cac:PostalAddress/cac:AddressLin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16</text:p>
          </table:table-cell>
          <table:table-cell table:style-name="ce9" office:value-type="string">
            <text:p>not(cac:AccountingCustomerParty/cac:Party/cac:PostalAddress/cac:Country/cbc: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17</text:p>
          </table:table-cell>
          <table:table-cell table:style-name="ce9" office:value-type="string">
            <text:p>not(cac:AccountingCustomerParty/cac:Party/cac:PostalAddress/cac:LocationCoordin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18</text:p>
          </table:table-cell>
          <table:table-cell table:style-name="ce9" office:value-type="string">
            <text:p>not(cac:AccountingCustomerParty/cac:Party/cac:PhysicalLoca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19</text:p>
          </table:table-cell>
          <table:table-cell table:style-name="ce9" office:value-type="string">
            <text:p>not(cac:AccountingCustomerParty/cac:Party/cac:PartyTaxScheme/cbc:Registration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20</text:p>
          </table:table-cell>
          <table:table-cell table:style-name="ce9" office:value-type="string">
            <text:p>not(cac:AccountingCustomerParty/cac:Party/cac:PartyTaxScheme/cbc:TaxLevel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21</text:p>
          </table:table-cell>
          <table:table-cell table:style-name="ce9" office:value-type="string">
            <text:p>not(cac:AccountingCustomerParty/cac:Party/cac:PartyTaxScheme/cbc:ExemptionReason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22</text:p>
          </table:table-cell>
          <table:table-cell table:style-name="ce9" office:value-type="string">
            <text:p>not(cac:AccountingCustomerParty/cac:Party/cac:PartyTaxScheme/cbc:ExemptionReas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23</text:p>
          </table:table-cell>
          <table:table-cell table:style-name="ce9" office:value-type="string">
            <text:p>not(cac:AccountingCustomerParty/cac:Party/cac:PartyTaxScheme/cac:RegistrationAddres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24</text:p>
          </table:table-cell>
          <table:table-cell table:style-name="ce9" office:value-type="string">
            <text:p>not(cac:AccountingCustomerParty/cac:Party/cac:PartyTaxScheme/cac:TaxScheme/cbc: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25</text:p>
          </table:table-cell>
          <table:table-cell table:style-name="ce9" office:value-type="string">
            <text:p>not(cac:AccountingCustomerParty/cac:Party/cac:PartyTaxScheme/cac:TaxScheme/cbc:TaxTypeCode)</text:p>
          </table:table-cell>
          <table:table-cell table:number-columns-repeated="254"/>
        </table:table-row>
        <table:table-row table:style-name="ro7">
          <table:table-cell table:style-name="ce5" office:value-type="string">
            <text:p>syntax</text:p>
          </table:table-cell>
          <table:table-cell office:value-type="string">
            <text:p>UBL-CR-226</text:p>
          </table:table-cell>
          <table:table-cell table:style-name="ce9" office:value-type="string">
            <text:p>not(cac:AccountingCustomerParty/cac:Party/cac:PartyTaxScheme/cac:TaxScheme/cbc:CurrencyCode)</text:p>
          </table:table-cell>
          <table:table-cell table:number-columns-repeated="254"/>
        </table:table-row>
        <table:table-row table:style-name="ro7">
          <table:table-cell table:style-name="ce5" office:value-type="string">
            <text:p>syntax</text:p>
          </table:table-cell>
          <table:table-cell office:value-type="string">
            <text:p>UBL-CR-227</text:p>
          </table:table-cell>
          <table:table-cell table:style-name="ce9" office:value-type="string">
            <text:p>not(cac:AccountingCustomerParty/cac:Party/cac:PartyTaxScheme/cac:TaxScheme/cac:JurisdictionRegionAddres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28</text:p>
          </table:table-cell>
          <table:table-cell table:style-name="ce9" office:value-type="string">
            <text:p>not(cac:AccountingCustomerParty/cac:Party/cac:PartyLegalEntity/cbc:RegistrationD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29</text:p>
          </table:table-cell>
          <table:table-cell table:style-name="ce9" office:value-type="string">
            <text:p>not(cac:AccountingCustomerParty/cac:Party/cac:PartyLegalEntity/cbc:RegistrationExpirationD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30</text:p>
          </table:table-cell>
          <table:table-cell table:style-name="ce9" office:value-type="string">
            <text:p>not(cac:AccountingCustomerParty/cac:Party/cac:PartyLegalEntity/cbc:CompanyLegalForm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31</text:p>
          </table:table-cell>
          <table:table-cell table:style-name="ce9" office:value-type="string">
            <text:p>not(cac:AccountingCustomerParty/cac:Party/cac:PartyLegalEntity/cbc:SoleProprietorshipIndicator)</text:p>
          </table:table-cell>
          <table:table-cell table:number-columns-repeated="254"/>
        </table:table-row>
        <table:table-row table:style-name="ro7">
          <table:table-cell table:style-name="ce5" office:value-type="string">
            <text:p>syntax</text:p>
          </table:table-cell>
          <table:table-cell office:value-type="string">
            <text:p>UBL-CR-232</text:p>
          </table:table-cell>
          <table:table-cell table:style-name="ce9" office:value-type="string">
            <text:p>not(cac:AccountingCustomerParty/cac:Party/cac:PartyLegalEntity/cbc:CompanyLiquidationStatus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33</text:p>
          </table:table-cell>
          <table:table-cell table:style-name="ce9" office:value-type="string">
            <text:p>not(cac:AccountingCustomerParty/cac:Party/cac:PartyLegalEntity/cbc:CorporationStockAm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34</text:p>
          </table:table-cell>
          <table:table-cell table:style-name="ce9" office:value-type="string">
            <text:p>not(cac:AccountingCustomerParty/cac:Party/cac:PartyLegalEntity/cbc:FullyPaidShares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35</text:p>
          </table:table-cell>
          <table:table-cell table:style-name="ce9" office:value-type="string">
            <text:p>not(cac:AccountingCustomerParty/cac:Party/cac:PartyLegalEntity/cac:RegistrationAddres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36</text:p>
          </table:table-cell>
          <table:table-cell table:style-name="ce9" office:value-type="string">
            <text:p>not(cac:AccountingCustomerParty/cac:Party/cac:PartyLegalEntity/cac:CorporateRegistrationSche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37</text:p>
          </table:table-cell>
          <table:table-cell table:style-name="ce9" office:value-type="string">
            <text:p>not(cac:AccountingCustomerParty/cac:Party/cac:PartyLegalEntity/cac:HeadOffice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38</text:p>
          </table:table-cell>
          <table:table-cell table:style-name="ce9" office:value-type="string">
            <text:p>not(cac:AccountingCustomerParty/cac:Party/cac:PartyLegalEntity/cac:Shareholder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39</text:p>
          </table:table-cell>
          <table:table-cell table:style-name="ce9" office:value-type="string">
            <text:p>not(cac:AccountingCustomerParty/cac:Party/cac:Contact/cbc: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40</text:p>
          </table:table-cell>
          <table:table-cell table:style-name="ce9" office:value-type="string">
            <text:p>not(cac:AccountingCustomerParty/cac:Party/cac:Contact/cbc:Telefax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41</text:p>
          </table:table-cell>
          <table:table-cell table:style-name="ce9" office:value-type="string">
            <text:p>not(cac:AccountingCustomerParty/cac:Party/cac:Contact/cbc:No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42</text:p>
          </table:table-cell>
          <table:table-cell table:style-name="ce9" office:value-type="string">
            <text:p>not(cac:AccountingCustomerParty/cac:Party/cac:Contact/cac:OtherCommunica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43</text:p>
          </table:table-cell>
          <table:table-cell table:style-name="ce9" office:value-type="string">
            <text:p>not(cac:AccountingCustomerParty/cac:Party/cac:Pers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44</text:p>
          </table:table-cell>
          <table:table-cell table:style-name="ce9" office:value-type="string">
            <text:p>not(cac:AccountingCustomerParty/cac:Party/cac:Agent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45</text:p>
          </table:table-cell>
          <table:table-cell table:style-name="ce9" office:value-type="string">
            <text:p>not(cac:AccountingCustomerParty/cac:Party/cac:ServiceProvider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46</text:p>
          </table:table-cell>
          <table:table-cell table:style-name="ce9" office:value-type="string">
            <text:p>not(cac:AccountingCustomerParty/cac:Party/cac:PowerOfAttorne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47</text:p>
          </table:table-cell>
          <table:table-cell table:style-name="ce9" office:value-type="string">
            <text:p>not(cac:AccountingCustomerParty/cac:Party/cac:FinancialAcc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48</text:p>
          </table:table-cell>
          <table:table-cell table:style-name="ce9" office:value-type="string">
            <text:p>not(cac:AccountingCustomerParty/cac:DeliveryContac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49</text:p>
          </table:table-cell>
          <table:table-cell table:style-name="ce9" office:value-type="string">
            <text:p>not(cac:AccountingCustomerParty/cac:AccountingContac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50</text:p>
          </table:table-cell>
          <table:table-cell table:style-name="ce9" office:value-type="string">
            <text:p>not(cac:AccountingCustomerParty/cac:BuyerContac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51</text:p>
          </table:table-cell>
          <table:table-cell table:style-name="ce9" office:value-type="string">
            <text:p>not(cac:PayeeParty/cbc:MarkCare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52</text:p>
          </table:table-cell>
          <table:table-cell table:style-name="ce9" office:value-type="string">
            <text:p>not(cac:PayeeParty/cbc:MarkAttention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53</text:p>
          </table:table-cell>
          <table:table-cell table:style-name="ce9" office:value-type="string">
            <text:p>not(cac:PayeeParty/cbc:WebsiteURI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54</text:p>
          </table:table-cell>
          <table:table-cell table:style-name="ce9" office:value-type="string">
            <text:p>not(cac:PayeeParty/cbc:LogoReference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55</text:p>
          </table:table-cell>
          <table:table-cell table:style-name="ce9" office:value-type="string">
            <text:p>not(cac:PayeeParty/cbc:Endpoint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56</text:p>
          </table:table-cell>
          <table:table-cell table:style-name="ce9" office:value-type="string">
            <text:p>not(cac:PayeeParty/cbc:IndustryClassification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57</text:p>
          </table:table-cell>
          <table:table-cell table:style-name="ce9" office:value-type="string">
            <text:p>not(cac:PayeeParty/cac:Languag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58</text:p>
          </table:table-cell>
          <table:table-cell table:style-name="ce9" office:value-type="string">
            <text:p>not(cac:PayeeParty/cac:PostalAddres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59</text:p>
          </table:table-cell>
          <table:table-cell table:style-name="ce9" office:value-type="string">
            <text:p>not(cac:PayeeParty/cac:PhysicalLoca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60</text:p>
          </table:table-cell>
          <table:table-cell table:style-name="ce9" office:value-type="string">
            <text:p>not(cac:PayeeParty/cac:PartyTaxSche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61</text:p>
          </table:table-cell>
          <table:table-cell table:style-name="ce9" office:value-type="string">
            <text:p>not(cac:PayeeParty/cac:PartyLegalEntity/cbc:Registration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62</text:p>
          </table:table-cell>
          <table:table-cell table:style-name="ce9" office:value-type="string">
            <text:p>not(cac:PayeeParty/cac:PartyLegalEntity/cbc:RegistrationD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63</text:p>
          </table:table-cell>
          <table:table-cell table:style-name="ce9" office:value-type="string">
            <text:p>not(cac:PayeeParty/cac:PartyLegalEntity/cbc:RegistrationExpirationD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64</text:p>
          </table:table-cell>
          <table:table-cell table:style-name="ce9" office:value-type="string">
            <text:p>not(cac:PayeeParty/cac:PartyLegalEntity/cbc:CompanyLegalForm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65</text:p>
          </table:table-cell>
          <table:table-cell table:style-name="ce9" office:value-type="string">
            <text:p>not(cac:PayeeParty/cac:PartyLegalEntity/cbc:CompanyLegalForm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66</text:p>
          </table:table-cell>
          <table:table-cell table:style-name="ce9" office:value-type="string">
            <text:p>not(cac:PayeeParty/cac:PartyLegalEntity/cbc:SoleProprietorship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67</text:p>
          </table:table-cell>
          <table:table-cell table:style-name="ce9" office:value-type="string">
            <text:p>not(cac:PayeeParty/cac:PartyLegalEntity/cbc:CompanyLiquidationStatus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68</text:p>
          </table:table-cell>
          <table:table-cell table:style-name="ce9" office:value-type="string">
            <text:p>not(cac:PayeeParty/cac:PartyLegalEntity/cbc:CorporationStockAm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69</text:p>
          </table:table-cell>
          <table:table-cell table:style-name="ce9" office:value-type="string">
            <text:p>not(cac:PayeeParty/cac:PartyLegalEntity/cbc:FullyPaidShares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70</text:p>
          </table:table-cell>
          <table:table-cell table:style-name="ce9" office:value-type="string">
            <text:p>not(cac:PayeeParty/cac:PartyLegalEntity/cac:RegistrationAddres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71</text:p>
          </table:table-cell>
          <table:table-cell table:style-name="ce9" office:value-type="string">
            <text:p>not(cac:PayeeParty/cac:PartyLegalEntity/cac:CorporateRegistrationSche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72</text:p>
          </table:table-cell>
          <table:table-cell table:style-name="ce9" office:value-type="string">
            <text:p>not(cac:PayeeParty/cac:PartyLegalEntity/cac:HeadOffice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73</text:p>
          </table:table-cell>
          <table:table-cell table:style-name="ce9" office:value-type="string">
            <text:p>not(cac:PayeeParty/cac:PartyLegalEntity/cac:Shareholder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74</text:p>
          </table:table-cell>
          <table:table-cell table:style-name="ce9" office:value-type="string">
            <text:p>not(cac:PayeeParty/cac:Contac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75</text:p>
          </table:table-cell>
          <table:table-cell table:style-name="ce9" office:value-type="string">
            <text:p>not(cac:PayeeParty/cac:Pers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76</text:p>
          </table:table-cell>
          <table:table-cell table:style-name="ce9" office:value-type="string">
            <text:p>not(cac:PayeeParty/cac:Agent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77</text:p>
          </table:table-cell>
          <table:table-cell table:style-name="ce9" office:value-type="string">
            <text:p>not(cac:PayeeParty/cac:ServiceProvider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78</text:p>
          </table:table-cell>
          <table:table-cell table:style-name="ce9" office:value-type="string">
            <text:p>not(cac:PayeeParty/cac:PowerOfAttorne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79</text:p>
          </table:table-cell>
          <table:table-cell table:style-name="ce9" office:value-type="string">
            <text:p>not(cac:PayeeParty/cac:FinancialAcc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80</text:p>
          </table:table-cell>
          <table:table-cell table:style-name="ce9" office:value-type="string">
            <text:p>not(cac:BuyerCustomer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81</text:p>
          </table:table-cell>
          <table:table-cell table:style-name="ce9" office:value-type="string">
            <text:p>not(cac:SellerCustomer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82</text:p>
          </table:table-cell>
          <table:table-cell table:style-name="ce9" office:value-type="string">
            <text:p>not(cac:TaxRepresentativeParty/cbc:MarkCare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83</text:p>
          </table:table-cell>
          <table:table-cell table:style-name="ce9" office:value-type="string">
            <text:p>not(cac:TaxRepresentativeParty/cbc:MarkAttention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84</text:p>
          </table:table-cell>
          <table:table-cell table:style-name="ce9" office:value-type="string">
            <text:p>not(cac:TaxRepresentativeParty/cbc:WebsiteURI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85</text:p>
          </table:table-cell>
          <table:table-cell table:style-name="ce9" office:value-type="string">
            <text:p>not(cac:TaxRepresentativeParty/cbc:LogoReference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86</text:p>
          </table:table-cell>
          <table:table-cell table:style-name="ce9" office:value-type="string">
            <text:p>not(cac:TaxRepresentativeParty/cbc:Endpoint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87</text:p>
          </table:table-cell>
          <table:table-cell table:style-name="ce9" office:value-type="string">
            <text:p>not(cac:TaxRepresentativeParty/cbc:IndustryClassification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88</text:p>
          </table:table-cell>
          <table:table-cell table:style-name="ce9" office:value-type="string">
            <text:p>not(cac:TaxRepresentativeParty/cac:PartyIdentifica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89</text:p>
          </table:table-cell>
          <table:table-cell table:style-name="ce9" office:value-type="string">
            <text:p>not(cac:TaxRepresentativeParty/cac:Languag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90</text:p>
          </table:table-cell>
          <table:table-cell table:style-name="ce9" office:value-type="string">
            <text:p>not(cac:TaxRepresentativeParty/cac:PostalAddres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91</text:p>
          </table:table-cell>
          <table:table-cell table:style-name="ce9" office:value-type="string">
            <text:p>not(cac:TaxRepresentativeParty/cac:PhysicalLoca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92</text:p>
          </table:table-cell>
          <table:table-cell table:style-name="ce9" office:value-type="string">
            <text:p>not(cac:TaxRepresentativeParty/cac:PartyTaxScheme/cbc:Registration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93</text:p>
          </table:table-cell>
          <table:table-cell table:style-name="ce9" office:value-type="string">
            <text:p>not(cac:TaxRepresentativeParty/cac:PartyTaxScheme/cbc:TaxLevel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94</text:p>
          </table:table-cell>
          <table:table-cell table:style-name="ce9" office:value-type="string">
            <text:p>not(cac:TaxRepresentativeParty/cac:PartyTaxScheme/cbc:ExemptionReason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95</text:p>
          </table:table-cell>
          <table:table-cell table:style-name="ce9" office:value-type="string">
            <text:p>not(cac:TaxRepresentativeParty/cac:PartyTaxScheme/cbc:ExemptionReas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96</text:p>
          </table:table-cell>
          <table:table-cell table:style-name="ce9" office:value-type="string">
            <text:p>not(cac:TaxRepresentativeParty/cac:PartyTaxScheme/cac:RegistrationAddres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97</text:p>
          </table:table-cell>
          <table:table-cell table:style-name="ce9" office:value-type="string">
            <text:p>not(cac:TaxRepresentativeParty/cac:PartyTaxScheme/cac:TaxScheme/cbc: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98</text:p>
          </table:table-cell>
          <table:table-cell table:style-name="ce9" office:value-type="string">
            <text:p>not(cac:TaxRepresentativeParty/cac:PartyTaxScheme/cac:TaxScheme/cbc:TaxTyp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299</text:p>
          </table:table-cell>
          <table:table-cell table:style-name="ce9" office:value-type="string">
            <text:p>not(cac:TaxRepresentativeParty/cac:PartyTaxScheme/cac:TaxScheme/cbc:Currency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00</text:p>
          </table:table-cell>
          <table:table-cell table:style-name="ce9" office:value-type="string">
            <text:p>not(cac:TaxRepresentativeParty/cac:PartyTaxScheme/cac:TaxScheme/cac:JurisdictionRegionAddres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01</text:p>
          </table:table-cell>
          <table:table-cell table:style-name="ce9" office:value-type="string">
            <text:p>not(cac:TaxRepresentativeParty/cac:PartyLegalEnti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02</text:p>
          </table:table-cell>
          <table:table-cell table:style-name="ce9" office:value-type="string">
            <text:p>not(cac:TaxRepresentativeParty/cac:Contac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03</text:p>
          </table:table-cell>
          <table:table-cell table:style-name="ce9" office:value-type="string">
            <text:p>not(cac:TaxRepresentativeParty/cac:Pers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04</text:p>
          </table:table-cell>
          <table:table-cell table:style-name="ce9" office:value-type="string">
            <text:p>not(cac:TaxRepresentativeParty/cac:Agent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05</text:p>
          </table:table-cell>
          <table:table-cell table:style-name="ce9" office:value-type="string">
            <text:p>not(cac:TaxRepresentativeParty/cac:ServiceProvider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06</text:p>
          </table:table-cell>
          <table:table-cell table:style-name="ce9" office:value-type="string">
            <text:p>not(cac:TaxRepresentativeParty/cac:PowerOfAttorne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07</text:p>
          </table:table-cell>
          <table:table-cell table:style-name="ce9" office:value-type="string">
            <text:p>not(cac:TaxRepresentativeParty/cac:FinancialAcc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08</text:p>
          </table:table-cell>
          <table:table-cell table:style-name="ce9" office:value-type="string">
            <text:p>not(cac:Delivery/cbc: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09</text:p>
          </table:table-cell>
          <table:table-cell table:style-name="ce9" office:value-type="string">
            <text:p>not(cac:Delivery/cbc:Quanti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10</text:p>
          </table:table-cell>
          <table:table-cell table:style-name="ce9" office:value-type="string">
            <text:p>not(cac:Delivery/cbc:MinimumQuanti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11</text:p>
          </table:table-cell>
          <table:table-cell table:style-name="ce9" office:value-type="string">
            <text:p>not(cac:Delivery/cbc:MaximumQuanti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12</text:p>
          </table:table-cell>
          <table:table-cell table:style-name="ce9" office:value-type="string">
            <text:p>not(cac:Delivery/cbc:ActualDeliveryTi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13</text:p>
          </table:table-cell>
          <table:table-cell table:style-name="ce9" office:value-type="string">
            <text:p>not(cac:Delivery/cbc:LatestDeliveryD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14</text:p>
          </table:table-cell>
          <table:table-cell table:style-name="ce9" office:value-type="string">
            <text:p>not(cac:Delivery/cbc:LatestDeliveryTi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15</text:p>
          </table:table-cell>
          <table:table-cell table:style-name="ce9" office:value-type="string">
            <text:p>not(cac:Delivery/cbc:Release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16</text:p>
          </table:table-cell>
          <table:table-cell table:style-name="ce9" office:value-type="string">
            <text:p>not(cac:Delivery/cbc:Tracking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17</text:p>
          </table:table-cell>
          <table:table-cell table:style-name="ce9" office:value-type="string">
            <text:p>not(cac:Delivery/cac:DeliveryLocation/cbc:Descrip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18</text:p>
          </table:table-cell>
          <table:table-cell table:style-name="ce9" office:value-type="string">
            <text:p>not(cac:Delivery/cac:DeliveryLocation/cbc:Condition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19</text:p>
          </table:table-cell>
          <table:table-cell table:style-name="ce9" office:value-type="string">
            <text:p>not(cac:Delivery/cac:DeliveryLocation/cbc:CountrySubenti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20</text:p>
          </table:table-cell>
          <table:table-cell table:style-name="ce9" office:value-type="string">
            <text:p>not(cac:Delivery/cac:DeliveryLocation/cbc:CountrySubentity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21</text:p>
          </table:table-cell>
          <table:table-cell table:style-name="ce9" office:value-type="string">
            <text:p>not(cac:Delivery/cac:DeliveryLocation/cbc:LocationTyp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22</text:p>
          </table:table-cell>
          <table:table-cell table:style-name="ce9" office:value-type="string">
            <text:p>not(cac:Delivery/cac:DeliveryLocation/cbc:InformationURI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23</text:p>
          </table:table-cell>
          <table:table-cell table:style-name="ce9" office:value-type="string">
            <text:p>not(cac:Delivery/cac:DeliveryLocation/cbc: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24</text:p>
          </table:table-cell>
          <table:table-cell table:style-name="ce9" office:value-type="string">
            <text:p>not(cac:Delivery/cac:DeliveryLocation/cac:ValidationPerio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25</text:p>
          </table:table-cell>
          <table:table-cell table:style-name="ce9" office:value-type="string">
            <text:p>not(cac:Delivery/cac:DeliveryLocation/cac:Address/cbc: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26</text:p>
          </table:table-cell>
          <table:table-cell table:style-name="ce9" office:value-type="string">
            <text:p>not(cac:Delivery/cac:DeliveryLocation/cac:Address/cbc:AddressTyp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27</text:p>
          </table:table-cell>
          <table:table-cell table:style-name="ce9" office:value-type="string">
            <text:p>not(cac:Delivery/cac:DeliveryLocation/cac:Address/cbc:AddressFormat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28</text:p>
          </table:table-cell>
          <table:table-cell table:style-name="ce9" office:value-type="string">
            <text:p>not(cac:Delivery/cac:DeliveryLocation/cac:Address/cbc:Postbox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29</text:p>
          </table:table-cell>
          <table:table-cell table:style-name="ce9" office:value-type="string">
            <text:p>not(cac:Delivery/cac:DeliveryLocation/cac:Address/cbc:Flo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30</text:p>
          </table:table-cell>
          <table:table-cell table:style-name="ce9" office:value-type="string">
            <text:p>not(cac:Delivery/cac:DeliveryLocation/cac:Address/cbc:Room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31</text:p>
          </table:table-cell>
          <table:table-cell table:style-name="ce9" office:value-type="string">
            <text:p>not(cac:Delivery/cac:DeliveryLocation/cac:Address/cbc:Block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32</text:p>
          </table:table-cell>
          <table:table-cell table:style-name="ce9" office:value-type="string">
            <text:p>not(cac:Delivery/cac:DeliveryLocation/cac:Address/cbc:Building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33</text:p>
          </table:table-cell>
          <table:table-cell table:style-name="ce10" office:value-type="string">
            <text:p>not(cac:Delivery/cac:DeliveryLocation/cac:Address/cbc:BuildingNumbe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34</text:p>
          </table:table-cell>
          <table:table-cell table:style-name="ce9" office:value-type="string">
            <text:p>not(cac:Delivery/cac:DeliveryLocation/cac:Address/cbc:InhouseMail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35</text:p>
          </table:table-cell>
          <table:table-cell table:style-name="ce9" office:value-type="string">
            <text:p>not(cac:Delivery/cac:DeliveryLocation/cac:Address/cbc:Departme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36</text:p>
          </table:table-cell>
          <table:table-cell table:style-name="ce9" office:value-type="string">
            <text:p>not(cac:Delivery/cac:DeliveryLocation/cac:Address/cbc:MarkAtten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37</text:p>
          </table:table-cell>
          <table:table-cell table:style-name="ce9" office:value-type="string">
            <text:p>not(cac:Delivery/cac:DeliveryLocation/cac:Address/cbc:MarkCar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38</text:p>
          </table:table-cell>
          <table:table-cell table:style-name="ce9" office:value-type="string">
            <text:p>not(cac:Delivery/cac:DeliveryLocation/cac:Address/cbc:PlotIdentifica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39</text:p>
          </table:table-cell>
          <table:table-cell table:style-name="ce9" office:value-type="string">
            <text:p>not(cac:Delivery/cac:DeliveryLocation/cac:Address/cbc:CitySubdivision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40</text:p>
          </table:table-cell>
          <table:table-cell table:style-name="ce9" office:value-type="string">
            <text:p>not(cac:Delivery/cac:DeliveryLocation/cac:Address/cbc:CountrySubentity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41</text:p>
          </table:table-cell>
          <table:table-cell table:style-name="ce9" office:value-type="string">
            <text:p>not(cac:Delivery/cac:DeliveryLocation/cac:Address/cbc:Reg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42</text:p>
          </table:table-cell>
          <table:table-cell table:style-name="ce9" office:value-type="string">
            <text:p>not(cac:Delivery/cac:DeliveryLocation/cac:Address/cbc:Distric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43</text:p>
          </table:table-cell>
          <table:table-cell table:style-name="ce9" office:value-type="string">
            <text:p>not(cac:Delivery/cac:DeliveryLocation/cac:Address/cbc:TimezoneOffse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44</text:p>
          </table:table-cell>
          <table:table-cell table:style-name="ce9" office:value-type="string">
            <text:p>not(cac:Delivery/cac:DeliveryLocation/cac:Address/cac:AddressLin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45</text:p>
          </table:table-cell>
          <table:table-cell table:style-name="ce9" office:value-type="string">
            <text:p>not(cac:Delivery/cac:DeliveryLocation/cac:Address/cac:Country/cbc: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46</text:p>
          </table:table-cell>
          <table:table-cell table:style-name="ce9" office:value-type="string">
            <text:p>not(cac:Delivery/cac:DeliveryLocation/cac:Address/cac:LocationCoordin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47</text:p>
          </table:table-cell>
          <table:table-cell table:style-name="ce9" office:value-type="string">
            <text:p>not(cac:Delivery/cac:DeliveryLocation/cac:SubsidiaryLoca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48</text:p>
          </table:table-cell>
          <table:table-cell table:style-name="ce9" office:value-type="string">
            <text:p>not(cac:Delivery/cac:DeliveryLocation/cac:LocationCoordin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49</text:p>
          </table:table-cell>
          <table:table-cell table:style-name="ce9" office:value-type="string">
            <text:p>not(cac:Delivery/cac:AlternativeDeliveryLoca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50</text:p>
          </table:table-cell>
          <table:table-cell table:style-name="ce9" office:value-type="string">
            <text:p>not(cac:Delivery/cac:RequestedDeliveryPerio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51</text:p>
          </table:table-cell>
          <table:table-cell table:style-name="ce9" office:value-type="string">
            <text:p>not(cac:Delivery/cac:PromisedDeliveryPerio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52</text:p>
          </table:table-cell>
          <table:table-cell table:style-name="ce9" office:value-type="string">
            <text:p>not(cac:Delivery/cac:Carrier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53</text:p>
          </table:table-cell>
          <table:table-cell table:style-name="ce9" office:value-type="string">
            <text:p>not(cac:Delivery/cac:Delivery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54</text:p>
          </table:table-cell>
          <table:table-cell table:style-name="ce9" office:value-type="string">
            <text:p>not(cac:Delivery/cac:Notify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55</text:p>
          </table:table-cell>
          <table:table-cell table:style-name="ce9" office:value-type="string">
            <text:p>not(cac:Delivery/cac:Despatch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56</text:p>
          </table:table-cell>
          <table:table-cell table:style-name="ce9" office:value-type="string">
            <text:p>not(cac:Delivery/cac:DeliveryTerm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57</text:p>
          </table:table-cell>
          <table:table-cell table:style-name="ce9" office:value-type="string">
            <text:p>not(cac:Delivery/cac:MinimumDeliveryUni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58</text:p>
          </table:table-cell>
          <table:table-cell table:style-name="ce9" office:value-type="string">
            <text:p>not(cac:Delivery/cac:MaximumDeliveryUni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59</text:p>
          </table:table-cell>
          <table:table-cell table:style-name="ce9" office:value-type="string">
            <text:p>not(cac:Delivery/cac:Shipme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60</text:p>
          </table:table-cell>
          <table:table-cell table:style-name="ce9" office:value-type="string">
            <text:p>not(cac:DeliveryTerm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61</text:p>
          </table:table-cell>
          <table:table-cell table:style-name="ce9" office:value-type="string">
            <text:p>not(cac:PaymentMeans/cbc: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62</text:p>
          </table:table-cell>
          <table:table-cell table:style-name="ce10" office:value-type="string">
            <text:p>not(cac:PaymentMeans/cbc:PaymentDueD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63</text:p>
          </table:table-cell>
          <table:table-cell table:style-name="ce9" office:value-type="string">
            <text:p>not(cac:PaymentMeans/cbc:PaymentChannel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64</text:p>
          </table:table-cell>
          <table:table-cell table:style-name="ce9" office:value-type="string">
            <text:p>not(cac:PaymentMeans/cbc:Instruction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65</text:p>
          </table:table-cell>
          <table:table-cell table:style-name="ce9" office:value-type="string">
            <text:p>not(cac:PaymentMeans/cac:CardAccount/cbc:CardTyp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66</text:p>
          </table:table-cell>
          <table:table-cell table:style-name="ce9" office:value-type="string">
            <text:p>not(cac:PaymentMeans/cac:CardAccount/cbc:ValidityStartD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67</text:p>
          </table:table-cell>
          <table:table-cell table:style-name="ce9" office:value-type="string">
            <text:p>not(cac:PaymentMeans/cac:CardAccount/cbc:ExpiryD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68</text:p>
          </table:table-cell>
          <table:table-cell table:style-name="ce9" office:value-type="string">
            <text:p>not(cac:PaymentMeans/cac:CardAccount/cbc:Issuer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69</text:p>
          </table:table-cell>
          <table:table-cell table:style-name="ce9" office:value-type="string">
            <text:p>not(cac:PaymentMeans/cac:CardAccount/cbc:IssuerNumber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70</text:p>
          </table:table-cell>
          <table:table-cell table:style-name="ce9" office:value-type="string">
            <text:p>not(cac:PaymentMeans/cac:CardAccount/cbc:CV2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71</text:p>
          </table:table-cell>
          <table:table-cell table:style-name="ce9" office:value-type="string">
            <text:p>not(cac:PaymentMeans/cac:CardAccount/cbc:CardChip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72</text:p>
          </table:table-cell>
          <table:table-cell table:style-name="ce9" office:value-type="string">
            <text:p>not(cac:PaymentMeans/cac:CardAccount/cbc:ChipApplication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73</text:p>
          </table:table-cell>
          <table:table-cell table:style-name="ce9" office:value-type="string">
            <text:p>not(cac:PaymentMeans/cac:CardAccount/cbc:Holder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74</text:p>
          </table:table-cell>
          <table:table-cell table:style-name="ce9" office:value-type="string">
            <text:p>not(cac:PaymentMeans/cac:PayerFinancialAcc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75</text:p>
          </table:table-cell>
          <table:table-cell table:style-name="ce9" office:value-type="string">
            <text:p>not(cac:PaymentMeans/cac:PayeeFinancialAccount/cbc: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76</text:p>
          </table:table-cell>
          <table:table-cell table:style-name="ce9" office:value-type="string">
            <text:p>not(cac:PaymentMeans/cac:PayeeFinancialAccount/cbc:Alias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77</text:p>
          </table:table-cell>
          <table:table-cell table:style-name="ce9" office:value-type="string">
            <text:p>not(cac:PaymentMeans/cac:PayeeFinancialAccount/cbc:AccountTyp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78</text:p>
          </table:table-cell>
          <table:table-cell table:style-name="ce9" office:value-type="string">
            <text:p>not(cac:PaymentMeans/cac:PayeeFinancialAccount/cbc:AccountFormat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79</text:p>
          </table:table-cell>
          <table:table-cell table:style-name="ce9" office:value-type="string">
            <text:p>not(cac:PaymentMeans/cac:PayeeFinancialAccount/cbc:Currency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80</text:p>
          </table:table-cell>
          <table:table-cell table:style-name="ce9" office:value-type="string">
            <text:p>not(cac:PaymentMeans/cac:PayeeFinancialAccount/cbc:PaymentNo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81</text:p>
          </table:table-cell>
          <table:table-cell table:style-name="ce9" office:value-type="string">
            <text:p>not(cac:PaymentMeans/cac:PayeeFinancialAccount/cac:FinancialInstitutionBranch/cbc:Name)</text:p>
          </table:table-cell>
          <table:table-cell table:number-columns-repeated="254"/>
        </table:table-row>
        <table:table-row table:style-name="ro7">
          <table:table-cell table:style-name="ce5" office:value-type="string">
            <text:p>syntax</text:p>
          </table:table-cell>
          <table:table-cell office:value-type="string">
            <text:p>UBL-CR-382</text:p>
          </table:table-cell>
          <table:table-cell table:style-name="ce9" office:value-type="string">
            <text:p>not(cac:PaymentMeans/cac:PayeeFinancialAccount/cac:FinancialInstitutionBranch/cac:FinancialInstitution/cbc:Name)</text:p>
          </table:table-cell>
          <table:table-cell table:number-columns-repeated="254"/>
        </table:table-row>
        <table:table-row table:style-name="ro7">
          <table:table-cell table:style-name="ce5" office:value-type="string">
            <text:p>syntax</text:p>
          </table:table-cell>
          <table:table-cell office:value-type="string">
            <text:p>UBL-CR-383</text:p>
          </table:table-cell>
          <table:table-cell table:style-name="ce9" office:value-type="string">
            <text:p>not(cac:PaymentMeans/cac:PayeeFinancialAccount/cac:FinancialInstitutionBranch/cac:FinancialInstitution/cac:Addres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84</text:p>
          </table:table-cell>
          <table:table-cell table:style-name="ce9" office:value-type="string">
            <text:p>not(cac:PaymentMeans/cac:PayeeFinancialAccount/cac:FinancialInstitutionBranch/cac:Addres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85</text:p>
          </table:table-cell>
          <table:table-cell table:style-name="ce9" office:value-type="string">
            <text:p>not(cac:PaymentMeans/cac:PayeeFinancialAccount/cac:Countr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86</text:p>
          </table:table-cell>
          <table:table-cell table:style-name="ce9" office:value-type="string">
            <text:p>not(cac:PaymentMeans/cac:CreditAcc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87</text:p>
          </table:table-cell>
          <table:table-cell table:style-name="ce9" office:value-type="string">
            <text:p>not(cac:PaymentMeans/cac:PaymentMandate/cbc:MandateTyp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88</text:p>
          </table:table-cell>
          <table:table-cell table:style-name="ce9" office:value-type="string">
            <text:p>not(cac:PaymentMeans/cac:PaymentMandate/cbc:MaximumPaymentInstructionsNumeric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89</text:p>
          </table:table-cell>
          <table:table-cell table:style-name="ce9" office:value-type="string">
            <text:p>not(cac:PaymentMeans/cac:PaymentMandate/cbc:MaximumPaidAm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90</text:p>
          </table:table-cell>
          <table:table-cell table:style-name="ce9" office:value-type="string">
            <text:p>not(cac:PaymentMeans/cac:PaymentMandate/cbc:Signature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91</text:p>
          </table:table-cell>
          <table:table-cell table:style-name="ce9" office:value-type="string">
            <text:p>not(cac:PaymentMeans/cac:PaymentMandate/cac:Payer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92</text:p>
          </table:table-cell>
          <table:table-cell table:style-name="ce9" office:value-type="string">
            <text:p>not(cac:PaymentMeans/cac:PaymentMandate/cac:PayerFinancialAcc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93</text:p>
          </table:table-cell>
          <table:table-cell table:style-name="ce9" office:value-type="string">
            <text:p>not(cac:PaymentMeans/cac:PaymentMandate/cac:ValidityPerio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94</text:p>
          </table:table-cell>
          <table:table-cell table:style-name="ce9" office:value-type="string">
            <text:p>not(cac:PaymentMeans/cac:PaymentMandate/cac:PaymentReversalPerio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95</text:p>
          </table:table-cell>
          <table:table-cell table:style-name="ce9" office:value-type="string">
            <text:p>not(cac:PaymentMeans/cac:PaymentMandate/cac:Claus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96</text:p>
          </table:table-cell>
          <table:table-cell table:style-name="ce9" office:value-type="string">
            <text:p>not(cac:PaymentMeans/cac:TradeFinancing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97</text:p>
          </table:table-cell>
          <table:table-cell table:style-name="ce9" office:value-type="string">
            <text:p>not(cac:PaymentTerms/cbc: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98</text:p>
          </table:table-cell>
          <table:table-cell table:style-name="ce9" office:value-type="string">
            <text:p>not(cac:PaymentTerms/cbc:PaymentMeans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399</text:p>
          </table:table-cell>
          <table:table-cell table:style-name="ce9" office:value-type="string">
            <text:p>not(cac:PaymentTerms/cbc:PrepaidPaymentReference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00</text:p>
          </table:table-cell>
          <table:table-cell table:style-name="ce9" office:value-type="string">
            <text:p>not(cac:PaymentTerms/cbc:ReferenceEvent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01</text:p>
          </table:table-cell>
          <table:table-cell table:style-name="ce9" office:value-type="string">
            <text:p>not(cac:PaymentTerms/cbc:SettlementDiscountPerce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02</text:p>
          </table:table-cell>
          <table:table-cell table:style-name="ce9" office:value-type="string">
            <text:p>not(cac:PaymentTerms/cbc:PenaltySurchargePerce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03</text:p>
          </table:table-cell>
          <table:table-cell table:style-name="ce9" office:value-type="string">
            <text:p>not(cac:PaymentTerms/cbc:PaymentPerce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04</text:p>
          </table:table-cell>
          <table:table-cell table:style-name="ce9" office:value-type="string">
            <text:p>not(cac:PaymentTerms/cbc:Am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05</text:p>
          </table:table-cell>
          <table:table-cell table:style-name="ce9" office:value-type="string">
            <text:p>not(cac:PaymentTerms/cbc:SettlementDiscountAm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06</text:p>
          </table:table-cell>
          <table:table-cell table:style-name="ce9" office:value-type="string">
            <text:p>not(cac:PaymentTerms/cbc:PenaltyAm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07</text:p>
          </table:table-cell>
          <table:table-cell table:style-name="ce9" office:value-type="string">
            <text:p>not(cac:PaymentTerms/cbc:PaymentTermsDetailsURI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08</text:p>
          </table:table-cell>
          <table:table-cell table:style-name="ce9" office:value-type="string">
            <text:p>not(cac:PaymentTerms/cbc:PaymentDueD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09</text:p>
          </table:table-cell>
          <table:table-cell table:style-name="ce9" office:value-type="string">
            <text:p>not(cac:PaymentTerms/cbc:InstallmentDueD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10</text:p>
          </table:table-cell>
          <table:table-cell table:style-name="ce9" office:value-type="string">
            <text:p>not(cac:PaymentTerms/cbc:InvoicingPartyReferenc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11</text:p>
          </table:table-cell>
          <table:table-cell table:style-name="ce9" office:value-type="string">
            <text:p>not(cac:PaymentTerms/cac:SettlementPerio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12</text:p>
          </table:table-cell>
          <table:table-cell table:style-name="ce9" office:value-type="string">
            <text:p>not(cac:PaymentTerms/cac:PenaltyPerio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13</text:p>
          </table:table-cell>
          <table:table-cell table:style-name="ce9" office:value-type="string">
            <text:p>not(cac:PaymentTerms/cac:ExchangeR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14</text:p>
          </table:table-cell>
          <table:table-cell table:style-name="ce9" office:value-type="string">
            <text:p>not(cac:PaymentTerms/cac:ValidityPerio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15</text:p>
          </table:table-cell>
          <table:table-cell table:style-name="ce9" office:value-type="string">
            <text:p>not(cac:PrepaidPayme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16</text:p>
          </table:table-cell>
          <table:table-cell table:style-name="ce9" office:value-type="string">
            <text:p>not(cac:AllowanceCharge/cbc: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17</text:p>
          </table:table-cell>
          <table:table-cell table:style-name="ce9" office:value-type="string">
            <text:p>not(cac:AllowanceCharge/cbc:Prepaid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18</text:p>
          </table:table-cell>
          <table:table-cell table:style-name="ce9" office:value-type="string">
            <text:p>not(cac:AllowanceCharge/cbc:SequenceNumeric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19</text:p>
          </table:table-cell>
          <table:table-cell table:style-name="ce9" office:value-type="string">
            <text:p>not(cac:AllowanceCharge/cbc:AccountingCost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20</text:p>
          </table:table-cell>
          <table:table-cell table:style-name="ce9" office:value-type="string">
            <text:p>not(cac:AllowanceCharge/cbc:AccountingCos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21</text:p>
          </table:table-cell>
          <table:table-cell table:style-name="ce9" office:value-type="string">
            <text:p>not(cac:AllowanceCharge/cbc:PerUnitAm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22</text:p>
          </table:table-cell>
          <table:table-cell table:style-name="ce9" office:value-type="string">
            <text:p>not(cac:AllowanceCharge/cac:TaxCategory/cbc: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23</text:p>
          </table:table-cell>
          <table:table-cell table:style-name="ce9" office:value-type="string">
            <text:p>not(cac:AllowanceCharge/cac:TaxCategory/cbc:BaseUnitMeasur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24</text:p>
          </table:table-cell>
          <table:table-cell table:style-name="ce9" office:value-type="string">
            <text:p>not(cac:AllowanceCharge/cac:TaxCategory/cbc:PerUnitAm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25</text:p>
          </table:table-cell>
          <table:table-cell table:style-name="ce9" office:value-type="string">
            <text:p>not(cac:AllowanceCharge/cac:TaxCategory/cbc:TaxExemptionReason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26</text:p>
          </table:table-cell>
          <table:table-cell table:style-name="ce9" office:value-type="string">
            <text:p>not(cac:AllowanceCharge/cac:TaxCategory/cbc:TaxExemptionReas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27</text:p>
          </table:table-cell>
          <table:table-cell table:style-name="ce9" office:value-type="string">
            <text:p>not(cac:AllowanceCharge/cac:TaxCategory/cbc:TierRang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28</text:p>
          </table:table-cell>
          <table:table-cell table:style-name="ce9" office:value-type="string">
            <text:p>not(cac:AllowanceCharge/cac:TaxCategory/cbc:TierRatePerce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29</text:p>
          </table:table-cell>
          <table:table-cell table:style-name="ce9" office:value-type="string">
            <text:p>not(cac:AllowanceCharge/cac:TaxCategory/cac:TaxScheme/cbc: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30</text:p>
          </table:table-cell>
          <table:table-cell table:style-name="ce9" office:value-type="string">
            <text:p>not(cac:AllowanceCharge/cac:TaxCategory/cac:TaxScheme/cbc:TaxTyp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31</text:p>
          </table:table-cell>
          <table:table-cell table:style-name="ce9" office:value-type="string">
            <text:p>not(cac:AllowanceCharge/cac:TaxCategory/cac:TaxScheme/cbc:Currency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32</text:p>
          </table:table-cell>
          <table:table-cell table:style-name="ce9" office:value-type="string">
            <text:p>not(cac:AllowanceCharge/cac:TaxCategory/cac:TaxScheme/cac:JurisdiccionRegionAddres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33</text:p>
          </table:table-cell>
          <table:table-cell table:style-name="ce9" office:value-type="string">
            <text:p>not(cac:AllowanceCharge/cac:TaxTotal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34</text:p>
          </table:table-cell>
          <table:table-cell table:style-name="ce9" office:value-type="string">
            <text:p>not(cac:AllowanceCharge/cac:PaymentMean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35</text:p>
          </table:table-cell>
          <table:table-cell table:style-name="ce9" office:value-type="string">
            <text:p>not(cac:TaxExchangeR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36</text:p>
          </table:table-cell>
          <table:table-cell table:style-name="ce9" office:value-type="string">
            <text:p>not(cac:PricingExchangeR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37</text:p>
          </table:table-cell>
          <table:table-cell table:style-name="ce9" office:value-type="string">
            <text:p>not(cac:PaymentExchangeR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38</text:p>
          </table:table-cell>
          <table:table-cell table:style-name="ce9" office:value-type="string">
            <text:p>not(cac:PaymentAlternativeExchangeR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39</text:p>
          </table:table-cell>
          <table:table-cell table:style-name="ce9" office:value-type="string">
            <text:p>not(cac:TaxTotal/cbc:TaxEvidence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40</text:p>
          </table:table-cell>
          <table:table-cell table:style-name="ce9" office:value-type="string">
            <text:p>not(cac:TaxTotal/cbc:TaxIncluded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41</text:p>
          </table:table-cell>
          <table:table-cell table:style-name="ce9" office:value-type="string">
            <text:p>not(cac:TaxTotal/cac:TaxSubtotal/cbc:CalulationSequenceNumeric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42</text:p>
          </table:table-cell>
          <table:table-cell table:style-name="ce9" office:value-type="string">
            <text:p>not(cac:TaxTotal/cac:TaxSubtotal/cbc:Perce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43</text:p>
          </table:table-cell>
          <table:table-cell table:style-name="ce9" office:value-type="string">
            <text:p>not(cac:TaxTotal/cac:TaxSubtotal/cbc:BaseUnitMeasur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44</text:p>
          </table:table-cell>
          <table:table-cell table:style-name="ce9" office:value-type="string">
            <text:p>not(cac:TaxTotal/cac:TaxSubtotal/cbc:PerUnitAm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45</text:p>
          </table:table-cell>
          <table:table-cell table:style-name="ce9" office:value-type="string">
            <text:p>not(cac:TaxTotal/cac:TaxSubtotal/cbc:TierRang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46</text:p>
          </table:table-cell>
          <table:table-cell table:style-name="ce9" office:value-type="string">
            <text:p>not(cac:TaxTotal/cac:TaxSubtotal/cbc:TierRatePerce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47</text:p>
          </table:table-cell>
          <table:table-cell table:style-name="ce9" office:value-type="string">
            <text:p>not(cac:TaxTotal/cac:TaxSubtotal/cac:TaxCategory/cbc: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48</text:p>
          </table:table-cell>
          <table:table-cell table:style-name="ce9" office:value-type="string">
            <text:p>not(cac:TaxTotal/cac:TaxSubtotal/cac:TaxCategory/cbc:BaseUnitMeasur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49</text:p>
          </table:table-cell>
          <table:table-cell table:style-name="ce9" office:value-type="string">
            <text:p>not(cac:TaxTotal/cac:TaxSubtotal/cac:TaxCategory/cbc:PerUnitAm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50</text:p>
          </table:table-cell>
          <table:table-cell table:style-name="ce9" office:value-type="string">
            <text:p>not(cac:TaxTotal/cac:TaxSubtotal/cac:TaxCategory/cbc:TaxExemptionReason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51</text:p>
          </table:table-cell>
          <table:table-cell table:style-name="ce9" office:value-type="string">
            <text:p>not(cac:TaxTotal/cac:TaxSubtotal/cac:TaxCategory/cbc:TierRang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52</text:p>
          </table:table-cell>
          <table:table-cell table:style-name="ce9" office:value-type="string">
            <text:p>not(cac:TaxTotal/cac:TaxSubtotal/cac:TaxCategory/cbc:TierRatePerce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53</text:p>
          </table:table-cell>
          <table:table-cell table:style-name="ce9" office:value-type="string">
            <text:p>not(cac:TaxTotal/cac:TaxSubtotal/cac:TaxCategory/cbc:BaseUnitMeasur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54</text:p>
          </table:table-cell>
          <table:table-cell table:style-name="ce9" office:value-type="string">
            <text:p>not(cac:TaxTotal/cac:TaxSubtotal/cac:TaxCategory/cac:TaxScheme/cbc: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55</text:p>
          </table:table-cell>
          <table:table-cell table:style-name="ce9" office:value-type="string">
            <text:p>not(cac:TaxTotal/cac:TaxSubtotal/cac:TaxCategory/cac:TaxScheme/cbc:TaxTyp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56</text:p>
          </table:table-cell>
          <table:table-cell table:style-name="ce9" office:value-type="string">
            <text:p>not(cac:TaxTotal/cac:TaxSubtotal/cac:TaxCategory/cac:TaxScheme/cbc:Currency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57</text:p>
          </table:table-cell>
          <table:table-cell table:style-name="ce9" office:value-type="string">
            <text:p>not(cac:TaxTotal/cac:TaxSubtotal/cac:TaxCategory/cac:TaxScheme/cac:JurisdiccionRegionAddres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58</text:p>
          </table:table-cell>
          <table:table-cell table:style-name="ce9" office:value-type="string">
            <text:p>not(cac:WithholdingTaxTotal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59</text:p>
          </table:table-cell>
          <table:table-cell table:style-name="ce9" office:value-type="string">
            <text:p>not(cac:LegalMonetaryTotal/cbc:PayableRoundingAm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60</text:p>
          </table:table-cell>
          <table:table-cell table:style-name="ce9" office:value-type="string">
            <text:p>not(cac:LegalMonetaryTotal/cbc:PayableAlternativeAm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61</text:p>
          </table:table-cell>
          <table:table-cell table:style-name="ce9" office:value-type="string">
            <text:p>not(cac:InvoiceLine/cbc:UU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62</text:p>
          </table:table-cell>
          <table:table-cell table:style-name="ce9" office:value-type="string">
            <text:p>not(cac:InvoiceLine/cbc:TaxPointD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63</text:p>
          </table:table-cell>
          <table:table-cell table:style-name="ce9" office:value-type="string">
            <text:p>not(cac:InvoiceLine/cbc:AccountingCost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64</text:p>
          </table:table-cell>
          <table:table-cell table:style-name="ce9" office:value-type="string">
            <text:p>not(cac:InvoiceLine/cbc:PaymentPurpos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65</text:p>
          </table:table-cell>
          <table:table-cell table:style-name="ce9" office:value-type="string">
            <text:p>not(cac:InvoiceLine/cbc:FreeOfCharge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66</text:p>
          </table:table-cell>
          <table:table-cell table:style-name="ce9" office:value-type="string">
            <text:p>not(cac:InvoiceLine/cac:InvoicePeriod/cbc:StartTi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67</text:p>
          </table:table-cell>
          <table:table-cell table:style-name="ce9" office:value-type="string">
            <text:p>not(cac:InvoiceLine/cac:InvoicePeriod/cbc:EndTi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68</text:p>
          </table:table-cell>
          <table:table-cell table:style-name="ce9" office:value-type="string">
            <text:p>not(cac:InvoiceLine/cac:InvoicePeriod/cbc:DurationMeasur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69</text:p>
          </table:table-cell>
          <table:table-cell table:style-name="ce9" office:value-type="string">
            <text:p>not(cac:InvoiceLine/cac:InvoicePeriod/cbc:Description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70</text:p>
          </table:table-cell>
          <table:table-cell table:style-name="ce9" office:value-type="string">
            <text:p>not(cac:InvoiceLine/cac:InvoicePeriod/cbc:Descrip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71</text:p>
          </table:table-cell>
          <table:table-cell table:style-name="ce9" office:value-type="string">
            <text:p>not(cac:InvoiceLine/cac:OrderLineReference/cbc:SalesOrderLine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72</text:p>
          </table:table-cell>
          <table:table-cell table:style-name="ce9" office:value-type="string">
            <text:p>not(cac:InvoiceLine/cac:OrderLineReference/cbc:UU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73</text:p>
          </table:table-cell>
          <table:table-cell table:style-name="ce9" office:value-type="string">
            <text:p>not(cac:InvoiceLine/cac:OrderLineReference/cbc:LineStatus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74</text:p>
          </table:table-cell>
          <table:table-cell table:style-name="ce9" office:value-type="string">
            <text:p>not(cac:InvoiceLine/cac:OrderLineReference/cbc:OrderReferenc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75</text:p>
          </table:table-cell>
          <table:table-cell table:style-name="ce9" office:value-type="string">
            <text:p>not(cac:InvoiceLine/cac:DespatchLineReferenc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76</text:p>
          </table:table-cell>
          <table:table-cell table:style-name="ce9" office:value-type="string">
            <text:p>not(cac:InvoiceLine/cac:ReceiptLineReferenc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77</text:p>
          </table:table-cell>
          <table:table-cell table:style-name="ce9" office:value-type="string">
            <text:p>not(cac:InvoiceLine/cac:BillingReferenc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78</text:p>
          </table:table-cell>
          <table:table-cell table:style-name="ce9" office:value-type="string">
            <text:p>not(cac:InvoiceLine/cac:DocumentReferenc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79</text:p>
          </table:table-cell>
          <table:table-cell table:style-name="ce9" office:value-type="string">
            <text:p>not(cac:InvoiceLine/cac:PricingReferenc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80</text:p>
          </table:table-cell>
          <table:table-cell table:style-name="ce9" office:value-type="string">
            <text:p>not(cac:InvoiceLine/cac:Originator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81</text:p>
          </table:table-cell>
          <table:table-cell table:style-name="ce9" office:value-type="string">
            <text:p>not(cac:InvoiceLine/cac:Deliver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82</text:p>
          </table:table-cell>
          <table:table-cell table:style-name="ce9" office:value-type="string">
            <text:p>not(cac:InvoiceLine/cac:PaymentTerm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83</text:p>
          </table:table-cell>
          <table:table-cell table:style-name="ce9" office:value-type="string">
            <text:p>not(cac:InvoiceLine/cac:AllowanceCharge/cbc: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84</text:p>
          </table:table-cell>
          <table:table-cell table:style-name="ce9" office:value-type="string">
            <text:p>not(cac:InvoiceLine/cac:AllowanceCharge/cbc:Prepaid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85</text:p>
          </table:table-cell>
          <table:table-cell table:style-name="ce9" office:value-type="string">
            <text:p>not(cac:InvoiceLine/cac:AllowanceCharge/cbc:SequenceNumeric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86</text:p>
          </table:table-cell>
          <table:table-cell table:style-name="ce9" office:value-type="string">
            <text:p>not(cac:InvoiceLine/cac:AllowanceCharge/cbc:Prepaid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87</text:p>
          </table:table-cell>
          <table:table-cell table:style-name="ce9" office:value-type="string">
            <text:p>not(cac:InvoiceLine/cac:AllowanceCharge/cbc:AccountingCost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88</text:p>
          </table:table-cell>
          <table:table-cell table:style-name="ce9" office:value-type="string">
            <text:p>not(cac:InvoiceLine/cac:AllowanceCharge/cbc:AccountingCos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89</text:p>
          </table:table-cell>
          <table:table-cell table:style-name="ce9" office:value-type="string">
            <text:p>not(cac:InvoiceLine/cac:AllowanceCharge/cbc:PerUnitAm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90</text:p>
          </table:table-cell>
          <table:table-cell table:style-name="ce9" office:value-type="string">
            <text:p>not(cac:InvoiceLine/cac:AllowanceCharge/cac:TaxCategor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91</text:p>
          </table:table-cell>
          <table:table-cell table:style-name="ce9" office:value-type="string">
            <text:p>not(cac:InvoiceLine/cac:AllowanceCharge/cac:TaxTotal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92</text:p>
          </table:table-cell>
          <table:table-cell table:style-name="ce9" office:value-type="string">
            <text:p>not(cac:InvoiceLine/cac:AllowanceCharge/cac:PaymentMean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93</text:p>
          </table:table-cell>
          <table:table-cell table:style-name="ce9" office:value-type="string">
            <text:p>not(cac:InvoiceLine/cac:TaxTotal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94</text:p>
          </table:table-cell>
          <table:table-cell table:style-name="ce9" office:value-type="string">
            <text:p>not(cac:InvoiceLine/cac:WithholdingTaxTotal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95</text:p>
          </table:table-cell>
          <table:table-cell table:style-name="ce9" office:value-type="string">
            <text:p>not(cac:InvoiceLine/cac:Item/cbc:PackQuanti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96</text:p>
          </table:table-cell>
          <table:table-cell table:style-name="ce9" office:value-type="string">
            <text:p>not(cac:InvoiceLine/cac:Item/cbc:PackSizeNumeric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97</text:p>
          </table:table-cell>
          <table:table-cell table:style-name="ce9" office:value-type="string">
            <text:p>not(cac:InvoiceLine/cac:Item/cbc:Catalogue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98</text:p>
          </table:table-cell>
          <table:table-cell table:style-name="ce9" office:value-type="string">
            <text:p>not(cac:InvoiceLine/cac:Item/cbc:HazardousRisk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499</text:p>
          </table:table-cell>
          <table:table-cell table:style-name="ce9" office:value-type="string">
            <text:p>not(cac:InvoiceLine/cac:Item/cbc:AdditionalInforma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00</text:p>
          </table:table-cell>
          <table:table-cell table:style-name="ce9" office:value-type="string">
            <text:p>not(cac:InvoiceLine/cac:Item/cbc:Keywor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01</text:p>
          </table:table-cell>
          <table:table-cell table:style-name="ce9" office:value-type="string">
            <text:p>not(cac:InvoiceLine/cac:Item/cbc:Brand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02</text:p>
          </table:table-cell>
          <table:table-cell table:style-name="ce9" office:value-type="string">
            <text:p>not(cac:InvoiceLine/cac:Item/cbc:Model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03</text:p>
          </table:table-cell>
          <table:table-cell table:style-name="ce9" office:value-type="string">
            <text:p>not(cac:InvoiceLine/cac:Item/cac:BuyersItemIdentifica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04</text:p>
          </table:table-cell>
          <table:table-cell table:style-name="ce9" office:value-type="string">
            <text:p>not(cac:InvoiceLine/cac:Item/cac:SellersItemIdentification/cbc:Extended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05</text:p>
          </table:table-cell>
          <table:table-cell table:style-name="ce9" office:value-type="string">
            <text:p>not(cac:InvoiceLine/cac:Item/cac:SellersItemIdentification/cbc:BareCodeSymbology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06</text:p>
          </table:table-cell>
          <table:table-cell table:style-name="ce9" office:value-type="string">
            <text:p>not(cac:InvoiceLine/cac:Item/cac:SellersItemIdentification/cac:PhysicalAttribu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07</text:p>
          </table:table-cell>
          <table:table-cell table:style-name="ce9" office:value-type="string">
            <text:p>not(cac:InvoiceLine/cac:Item/cac:SellersItemIdentification/cac:MeasurementDimens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08</text:p>
          </table:table-cell>
          <table:table-cell table:style-name="ce9" office:value-type="string">
            <text:p>not(cac:InvoiceLine/cac:Item/cac:SellersItemIdentification/cac:Issuer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09</text:p>
          </table:table-cell>
          <table:table-cell table:style-name="ce9" office:value-type="string">
            <text:p>not(cac:InvoiceLine/cac:Item/cac:ManufacturersItemIdentifica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10</text:p>
          </table:table-cell>
          <table:table-cell table:style-name="ce9" office:value-type="string">
            <text:p>not(cac:InvoiceLine/cac:Item/cac:StandardItemIdentification/cbc:Extended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11</text:p>
          </table:table-cell>
          <table:table-cell table:style-name="ce9" office:value-type="string">
            <text:p>not(cac:InvoiceLine/cac:Item/cac:StandardItemIdentification/cbc:BareCodeSymbology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12</text:p>
          </table:table-cell>
          <table:table-cell table:style-name="ce9" office:value-type="string">
            <text:p>not(cac:InvoiceLine/cac:Item/cac:StandardItemIdentification/cac:PhysicalAttribu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13</text:p>
          </table:table-cell>
          <table:table-cell table:style-name="ce9" office:value-type="string">
            <text:p>not(cac:InvoiceLine/cac:Item/cac:StandardItemIdentification/cac:MeasurementDimens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14</text:p>
          </table:table-cell>
          <table:table-cell table:style-name="ce9" office:value-type="string">
            <text:p>not(cac:InvoiceLine/cac:Item/cac:StandardItemIdentification/cac:Issuer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15</text:p>
          </table:table-cell>
          <table:table-cell table:style-name="ce9" office:value-type="string">
            <text:p>not(cac:InvoiceLine/cac:Item/cac:CatalogueItemIdentifica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16</text:p>
          </table:table-cell>
          <table:table-cell table:style-name="ce9" office:value-type="string">
            <text:p>not(cac:InvoiceLine/cac:Item/cac:AdditionalItemIdentificat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17</text:p>
          </table:table-cell>
          <table:table-cell table:style-name="ce9" office:value-type="string">
            <text:p>not(cac:InvoiceLine/cac:Item/cac:CatalogueDocumentReferenc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18</text:p>
          </table:table-cell>
          <table:table-cell table:style-name="ce9" office:value-type="string">
            <text:p>not(cac:InvoiceLine/cac:Item/cac:ItemSpecificationDocumentReferenc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19</text:p>
          </table:table-cell>
          <table:table-cell table:style-name="ce9" office:value-type="string">
            <text:p>not(cac:InvoiceLine/cac:Item/cac:OriginCountry/cbc: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20</text:p>
          </table:table-cell>
          <table:table-cell table:style-name="ce9" office:value-type="string">
            <text:p>not(cac:InvoiceLine/cac:Item/cac:CommodityClassification/cbc:Natur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21</text:p>
          </table:table-cell>
          <table:table-cell table:style-name="ce9" office:value-type="string">
            <text:p>not(cac:InvoiceLine/cac:Item/cac:CommodityClassification/cbc:CargoTyp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22</text:p>
          </table:table-cell>
          <table:table-cell table:style-name="ce9" office:value-type="string">
            <text:p>not(cac:InvoiceLine/cac:Item/cac:CommodityClassification/cbc:Commodity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23</text:p>
          </table:table-cell>
          <table:table-cell table:style-name="ce9" office:value-type="string">
            <text:p>not(cac:InvoiceLine/cac:Item/cac:TransactionCondition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24</text:p>
          </table:table-cell>
          <table:table-cell table:style-name="ce9" office:value-type="string">
            <text:p>not(cac:InvoiceLine/cac:Item/cac:HazardousItem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25</text:p>
          </table:table-cell>
          <table:table-cell table:style-name="ce9" office:value-type="string">
            <text:p>not(cac:InvoiceLine/cac:Item/cac:ClassifiedTaxCategory/cbc: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26</text:p>
          </table:table-cell>
          <table:table-cell table:style-name="ce9" office:value-type="string">
            <text:p>not(cac:InvoiceLine/cac:Item/cac:ClassifiedTaxCategory/cbc:BaseUnitMeasur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27</text:p>
          </table:table-cell>
          <table:table-cell table:style-name="ce9" office:value-type="string">
            <text:p>not(cac:InvoiceLine/cac:Item/cac:ClassifiedTaxCategory/cbc:PerUnitAm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28</text:p>
          </table:table-cell>
          <table:table-cell table:style-name="ce9" office:value-type="string">
            <text:p>not(cac:InvoiceLine/cac:Item/cac:ClassifiedTaxCategory/cbc:TaxExemptionReason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29</text:p>
          </table:table-cell>
          <table:table-cell table:style-name="ce9" office:value-type="string">
            <text:p>not(cac:InvoiceLine/cac:Item/cac:ClassifiedTaxCategory/cbc:TierRang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30</text:p>
          </table:table-cell>
          <table:table-cell table:style-name="ce9" office:value-type="string">
            <text:p>not(cac:InvoiceLine/cac:Item/cac:ClassifiedTaxCategory/cbc:TierRatePerce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31</text:p>
          </table:table-cell>
          <table:table-cell table:style-name="ce9" office:value-type="string">
            <text:p>not(cac:InvoiceLine/cac:Item/cac:ClassifiedTaxCategory/cac:TaxScheme/cbc:Nam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32</text:p>
          </table:table-cell>
          <table:table-cell table:style-name="ce9" office:value-type="string">
            <text:p>not(cac:InvoiceLine/cac:Item/cac:ClassifiedTaxCategory/cac:TaxScheme/cbc:TaxTyp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33</text:p>
          </table:table-cell>
          <table:table-cell table:style-name="ce9" office:value-type="string">
            <text:p>not(cac:InvoiceLine/cac:Item/cac:ClassifiedTaxCategory/cac:TaxScheme/cbc:CurrencyCode)</text:p>
          </table:table-cell>
          <table:table-cell table:number-columns-repeated="254"/>
        </table:table-row>
        <table:table-row table:style-name="ro7">
          <table:table-cell table:style-name="ce5" office:value-type="string">
            <text:p>syntax</text:p>
          </table:table-cell>
          <table:table-cell office:value-type="string">
            <text:p>UBL-CR-534</text:p>
          </table:table-cell>
          <table:table-cell table:style-name="ce9" office:value-type="string">
            <text:p>not(cac:InvoiceLine/cac:Item/cac:ClassifiedTaxCategory/cac:TaxScheme/cac:JurisdiccionRegionAddres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35</text:p>
          </table:table-cell>
          <table:table-cell table:style-name="ce9" office:value-type="string">
            <text:p>not(cac:InvoiceLine/cac:Item/cac:AdditionalItemProperty/cbc: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36</text:p>
          </table:table-cell>
          <table:table-cell table:style-name="ce9" office:value-type="string">
            <text:p>not(cac:InvoiceLine/cac:Item/cac:AdditionalItemProperty/cbc:Nam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37</text:p>
          </table:table-cell>
          <table:table-cell table:style-name="ce9" office:value-type="string">
            <text:p>not(cac:InvoiceLine/cac:Item/cac:AdditionalItemProperty/cbc:TestMetho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38</text:p>
          </table:table-cell>
          <table:table-cell table:style-name="ce9" office:value-type="string">
            <text:p>not(cac:InvoiceLine/cac:Item/cac:AdditionalItemProperty/cbc:ValueQuanti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39</text:p>
          </table:table-cell>
          <table:table-cell table:style-name="ce9" office:value-type="string">
            <text:p>not(cac:InvoiceLine/cac:Item/cac:AdditionalItemProperty/cbc:ValueQualifie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40</text:p>
          </table:table-cell>
          <table:table-cell table:style-name="ce9" office:value-type="string">
            <text:p>not(cac:InvoiceLine/cac:Item/cac:AdditionalItemProperty/cbc:Importanc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41</text:p>
          </table:table-cell>
          <table:table-cell table:style-name="ce9" office:value-type="string">
            <text:p>not(cac:InvoiceLine/cac:Item/cac:AdditionalItemProperty/cbc:ListValu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42</text:p>
          </table:table-cell>
          <table:table-cell table:style-name="ce9" office:value-type="string">
            <text:p>not(cac:InvoiceLine/cac:Item/cac:AdditionalItemProperty/cac:UsabilityPerio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43</text:p>
          </table:table-cell>
          <table:table-cell table:style-name="ce9" office:value-type="string">
            <text:p>not(cac:InvoiceLine/cac:Item/cac:AdditionalItemProperty/cac:ItemPropertyGroup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44</text:p>
          </table:table-cell>
          <table:table-cell table:style-name="ce9" office:value-type="string">
            <text:p>not(cac:InvoiceLine/cac:Item/cac:AdditionalItemProperty/cac:RangeDimens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45</text:p>
          </table:table-cell>
          <table:table-cell table:style-name="ce9" office:value-type="string">
            <text:p>not(cac:InvoiceLine/cac:Item/cac:AdditionalItemProperty/cac:ItemPropertyRang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46</text:p>
          </table:table-cell>
          <table:table-cell table:style-name="ce9" office:value-type="string">
            <text:p>not(cac:InvoiceLine/cac:Item/cac:Manufacturer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47</text:p>
          </table:table-cell>
          <table:table-cell table:style-name="ce9" office:value-type="string">
            <text:p>not(cac:InvoiceLine/cac:Item/cac:InformationContentProviderPart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48</text:p>
          </table:table-cell>
          <table:table-cell table:style-name="ce9" office:value-type="string">
            <text:p>not(cac:InvoiceLine/cac:Item/cac:OriginAddres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49</text:p>
          </table:table-cell>
          <table:table-cell table:style-name="ce9" office:value-type="string">
            <text:p>not(cac:InvoiceLine/cac:Item/cac:ItemInstanc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50</text:p>
          </table:table-cell>
          <table:table-cell table:style-name="ce9" office:value-type="string">
            <text:p>not(cac:InvoiceLine/cac:Item/cac:Certific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51</text:p>
          </table:table-cell>
          <table:table-cell table:style-name="ce9" office:value-type="string">
            <text:p>not(cac:InvoiceLine/cac:Item/cac:Dimens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52</text:p>
          </table:table-cell>
          <table:table-cell table:style-name="ce9" office:value-type="string">
            <text:p>not(cac:InvoiceLine/cac:Item/cac:Price/cbc:PriceChangeReas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53</text:p>
          </table:table-cell>
          <table:table-cell table:style-name="ce9" office:value-type="string">
            <text:p>not(cac:InvoiceLine/cac:Item/cac:Price/cbc:PriceType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54</text:p>
          </table:table-cell>
          <table:table-cell table:style-name="ce9" office:value-type="string">
            <text:p>not(cac:InvoiceLine/cac:Item/cac:Price/cbc:PriceTyp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55</text:p>
          </table:table-cell>
          <table:table-cell table:style-name="ce9" office:value-type="string">
            <text:p>not(cac:InvoiceLine/cac:Item/cac:Price/cbc:OrderableUnitFactorR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56</text:p>
          </table:table-cell>
          <table:table-cell table:style-name="ce9" office:value-type="string">
            <text:p>not(cac:InvoiceLine/cac:Item/cac:Price/cbc:ValidityPerio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57</text:p>
          </table:table-cell>
          <table:table-cell table:style-name="ce9" office:value-type="string">
            <text:p>not(cac:InvoiceLine/cac:Item/cac:Price/cbc:PriceLis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58</text:p>
          </table:table-cell>
          <table:table-cell table:style-name="ce9" office:value-type="string">
            <text:p>not(cac:InvoiceLine/cac:Item/cac:Price/cbc:OrderableUnitFactorR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59</text:p>
          </table:table-cell>
          <table:table-cell table:style-name="ce9" office:value-type="string">
            <text:p>not(cac:InvoiceLine/cac:Item/cac:Price/cac:AllowanceCharge/cbc:ID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60</text:p>
          </table:table-cell>
          <table:table-cell table:style-name="ce9" office:value-type="string">
            <text:p>not(cac:InvoiceLine/cac:Item/cac:Price/cac:AllowanceCharge/cbc:AllowanceChargeReason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61</text:p>
          </table:table-cell>
          <table:table-cell table:style-name="ce9" office:value-type="string">
            <text:p>not(cac:InvoiceLine/cac:Item/cac:Price/cac:AllowanceCharge/cbc:AllowanceChargeReas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62</text:p>
          </table:table-cell>
          <table:table-cell table:style-name="ce9" office:value-type="string">
            <text:p>not(cac:InvoiceLine/cac:Item/cac:Price/cac:AllowanceCharge/cbc:MultiplierFactorNumeric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63</text:p>
          </table:table-cell>
          <table:table-cell table:style-name="ce9" office:value-type="string">
            <text:p>not(cac:InvoiceLine/cac:Item/cac:Price/cac:AllowanceCharge/cbc:PrepaidIndicator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64</text:p>
          </table:table-cell>
          <table:table-cell table:style-name="ce9" office:value-type="string">
            <text:p>not(cac:InvoiceLine/cac:Item/cac:Price/cac:AllowanceCharge/cbc:SequenceNumeric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65</text:p>
          </table:table-cell>
          <table:table-cell table:style-name="ce9" office:value-type="string">
            <text:p>not(cac:InvoiceLine/cac:Item/cac:Price/cac:AllowanceCharge/cbc:AccountingCostCod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66</text:p>
          </table:table-cell>
          <table:table-cell table:style-name="ce9" office:value-type="string">
            <text:p>not(cac:InvoiceLine/cac:Item/cac:Price/cac:AllowanceCharge/cbc:AccountingCos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67</text:p>
          </table:table-cell>
          <table:table-cell table:style-name="ce9" office:value-type="string">
            <text:p>not(cac:InvoiceLine/cac:Item/cac:Price/cac:AllowanceCharge/cbc:PerUnitAmount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68</text:p>
          </table:table-cell>
          <table:table-cell table:style-name="ce9" office:value-type="string">
            <text:p>not(cac:InvoiceLine/cac:Item/cac:Price/cac:AllowanceCharge/cac:TaxCategory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69</text:p>
          </table:table-cell>
          <table:table-cell table:style-name="ce9" office:value-type="string">
            <text:p>not(cac:InvoiceLine/cac:Item/cac:Price/cac:AllowanceCharge/cac:TaxTotal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70</text:p>
          </table:table-cell>
          <table:table-cell table:style-name="ce9" office:value-type="string">
            <text:p>not(cac:InvoiceLine/cac:Item/cac:Price/cac:AllowanceCharge/cac:PaymentMeans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71</text:p>
          </table:table-cell>
          <table:table-cell table:style-name="ce9" office:value-type="string">
            <text:p>not(cac:InvoiceLine/cac:Item/cac:Price/cac:PricingExchangeRat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72</text:p>
          </table:table-cell>
          <table:table-cell table:style-name="ce9" office:value-type="string">
            <text:p>not(cac:InvoiceLine/cac:DeliveryTerms)</text:p>
          </table:table-cell>
          <table:table-cell table:number-columns-repeated="254"/>
        </table:table-row>
        <table:table-row table:style-name="ro8">
          <table:table-cell table:style-name="ce5" office:value-type="string">
            <text:p>syntax</text:p>
          </table:table-cell>
          <table:table-cell office:value-type="string">
            <text:p>UBL-CR-573</text:p>
          </table:table-cell>
          <table:table-cell table:style-name="ce9" office:value-type="string">
            <text:p>not(cac:InvoiceLine/cac:SubInvoiceLine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UBL-CR-574</text:p>
          </table:table-cell>
          <table:table-cell table:style-name="ce9" office:value-type="string">
            <text:p>not(cac:InvoiceLine/cac:ItemPriceExtension)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table:style-name="ce13" office:value-type="string">
            <text:p>Invoice line</text:p>
          </table:table-cell>
          <table:table-cell office:value-type="string">
            <text:p>cac:InvoiceLine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Preceding Invoice</text:p>
          </table:table-cell>
          <table:table-cell office:value-type="string">
            <text:p>cac:BillingReference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Payee</text:p>
          </table:table-cell>
          <table:table-cell office:value-type="string">
            <text:p>cac:PayeeParty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table:style-name="ce13" office:value-type="string">
            <text:p>Tax Representative</text:p>
          </table:table-cell>
          <table:table-cell office:value-type="string">
            <text:p>cac:TaxRepresentativeParty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Deliver to</text:p>
          </table:table-cell>
          <table:table-cell office:value-type="string">
            <text:p>cac:Delivery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table:style-name="ce13" office:value-type="string">
            <text:p>Payment instructions</text:p>
          </table:table-cell>
          <table:table-cell office:value-type="string">
            <text:p>cac:PaymentMeans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table:style-name="ce13" office:value-type="string">
            <text:p>Document level allowances</text:p>
          </table:table-cell>
          <table:table-cell office:value-type="string">
            <text:p>cac:AllowanceCharge[cbc:ChargeIndicator = 'false']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table:style-name="ce13" office:value-type="string">
            <text:p>Document level charges</text:p>
          </table:table-cell>
          <table:table-cell office:value-type="string">
            <text:p>cac:AllowanceCharge[cbc:ChargeIndicator = 'true']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Invoice total VAT</text:p>
          </table:table-cell>
          <table:table-cell office:value-type="string">
            <text:p>cac:TaxTotal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table:style-name="ce13" office:value-type="string">
            <text:p>Tax subtotal</text:p>
          </table:table-cell>
          <table:table-cell office:value-type="string">
            <text:p>cac:TaxSubtotal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table:style-name="ce13" office:value-type="string">
            <text:p>Additional supporting documents</text:p>
          </table:table-cell>
          <table:table-cell office:value-type="string">
            <text:p>cac:AdditionalDocumentReference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table:style-name="ce13" office:value-type="string">
            <text:p>Invoice</text:p>
          </table:table-cell>
          <table:table-cell office:value-type="string">
            <text:p>/ubl:Invoice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Amount data type</text:p>
          </table:table-cell>
          <table:table-cell office:value-type="string">
            <text:p>//*[ends-with(name(), 'Amount') and not(ends-with(name(),'PriceAmount'))] 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Price data type</text:p>
          </table:table-cell>
          <table:table-cell office:value-type="string">
            <text:p>//*[ends-with(name(), 'PriceAmount')]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Quantity data type</text:p>
          </table:table-cell>
          <table:table-cell office:value-type="string">
            <text:p>//*[ends-with(name(), 'Quantity')]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Percent data type</text:p>
          </table:table-cell>
          <table:table-cell office:value-type="string">
            <text:p>//*[ends-with(name(), 'Rate')]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Code data type</text:p>
          </table:table-cell>
          <table:table-cell office:value-type="string">
            <text:p>//*[ends-with(name(), 'Code')]</text:p>
          </table:table-cell>
          <table:table-cell table:number-columns-repeated="254"/>
        </table:table-row>
        <table:table-row table:style-name="ro6">
          <table:table-cell table:style-name="ce5" office:value-type="string">
            <text:p>syntax</text:p>
          </table:table-cell>
          <table:table-cell office:value-type="string">
            <text:p>Binary object data type</text:p>
          </table:table-cell>
          <table:table-cell office:value-type="string">
            <text:p>//*[ends-with(name(), 'BinaryObject')]</text:p>
          </table:table-cell>
          <table:table-cell table:number-columns-repeated="254"/>
        </table:table-row>
        <table:table-row table:style-name="ro1" table:number-rows-repeated="104789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artifacts" table:style-name="ta2" table:print="false">
        <office:forms form:automatic-focus="false" form:apply-design-mode="false"/>
        <table:table-column table:style-name="co13" table:default-cell-style-name="ce5"/>
        <table:table-column table:style-name="co14" table:default-cell-style-name="ce5"/>
        <table:table-column table:style-name="co13" table:number-columns-repeated="255" table:default-cell-style-name="ce5"/>
        <table:table-column table:style-name="co13" table:number-columns-repeated="767" table:default-cell-style-name="Default"/>
        <table:table-row table:style-name="ro1">
          <table:table-cell table:style-name="ce15" office:value-type="string">
            <text:p>Profile</text:p>
          </table:table-cell>
          <table:table-cell table:style-name="ce15" office:value-type="string">
            <text:p>Transaction</text:p>
          </table:table-cell>
          <table:table-cell table:style-name="ce15" office:value-type="string">
            <text:p>Binding</text:p>
          </table:table-cell>
          <table:table-cell table:style-name="ce15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2">
          <table:table-cell/>
          <table:table-cell office:value-type="string">
            <text:p>syntax</text:p>
          </table:table-cell>
          <table:table-cell office:value-type="string">
            <text:p>UBL</text:p>
          </table:table-cell>
          <table:table-cell table:style-name="ce16"/>
          <table:table-cell table:style-name="ce17" office:value-type="string">
            <text:p>urn:oasis:names:specification:ubl:schema:xsd:Invoice-2</text:p>
          </table:table-cell>
          <table:table-cell table:number-columns-repeated="1019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abstract.A1:abstract.I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Grande" svg:font-family="LucidaGrande"/>
    <style:font-face style:name="Verdana11" svg:font-family="Verdana1"/>
    <style:font-face style:name="F" svg:font-family="" style:font-family-generic="roman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fo:color="#000000" style:font-name="Verdana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 style:data-style-name="N0">
      <style:table-cell-properties style:glyph-orientation-vertical="0" fo:background-color="#6666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333333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 style:data-style-name="N0">
      <style:table-cell-properties style:glyph-orientation-vertical="0" fo:border-bottom="0.105cm double #33cccc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33cccc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5" style:display-name="Heading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02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2" style:display-name="Result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5" style:display-name="Result2 5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chlecht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 style:data-style-name="N0">
      <style:table-cell-properties style:glyph-orientation-vertical="0" fo:border-bottom="0.105cm double #ff99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 style:data-style-name="N0">
      <style:table-cell-properties style:glyph-orientation-vertical="0" fo:border-bottom="0.002cm solid #c0c0c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14/06/2016</text:date>, <text:time>08:5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6-06-14T08:53:56</dc:date>
    <dc:creator>Oriol Bausà</dc:creator>
    <meta:editing-duration>P24DT2H52M17S</meta:editing-duration>
    <meta:editing-cycles>175</meta:editing-cycles>
    <meta:document-statistic meta:table-count="3" meta:cell-count="5204" meta:object-count="0"/>
  </office:meta>
</office:document-meta>
</file>